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dvOT82c4f4c4" svg:font-family="AdvOT82c4f4c4"/>
    <style:font-face style:name="GulliverIT" svg:font-family="GulliverIT"/>
    <style:font-face style:name="Times New Roman1" svg:font-family="'Times New Roman'"/>
    <style:font-face style:name="Lucida Sans1" svg:font-family="'Lucida Sans'" style:font-family-generic="swiss"/>
    <style:font-face style:name="Lucida Grande1" svg:font-family="'Lucida Grande'" style:font-pitch="variable"/>
    <style:font-face style:name="SimSun1" svg:font-family="SimSu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Times Bold" svg:font-family="'Times Bold'"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Roman" svg:font-family="'Times Roman', 'Times New Roman'" style:font-family-generic="roman" style:font-pitch="variable"/>
    <style:font-face style:name="Arial" svg:font-family="Arial"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imes Bold1" svg:font-family="'Times Bold'" style:font-family-generic="system" style:font-pitch="variable"/>
    <style:font-face style:name="Times New Roman3" svg:font-family="'Times New Roman'" style:font-family-generic="system" style:font-pitch="variable"/>
    <style:font-face style:name="Times Roman1" svg:font-family="'Times Roman', 'Times New Roman'" style:font-family-generic="system" style:font-pitch="variable"/>
  </office:font-face-decls>
  <office:automatic-styles>
    <style:style style:name="P1" style:family="paragraph" style:parent-style-name="Standard">
      <style:text-properties fo:language="en" fo:country="US" fo:font-weight="bold" style:font-weight-asian="bold"/>
    </style:style>
    <style:style style:name="P2" style:family="paragraph" style:parent-style-name="Standard">
      <style:text-properties fo:language="en" fo:country="US" fo:font-weight="bold" officeooo:paragraph-rsid="019e2813" style:font-weight-asian="bold"/>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justify" style:justify-single-word="false"/>
      <style:text-properties officeooo:paragraph-rsid="01fb15a6"/>
    </style:style>
    <style:style style:name="P5" style:family="paragraph" style:parent-style-name="Standard">
      <style:paragraph-properties fo:line-height="150%" fo:text-align="justify" style:justify-single-word="false"/>
      <style:text-properties officeooo:paragraph-rsid="02081b3d"/>
    </style:style>
    <style:style style:name="P6" style:family="paragraph" style:parent-style-name="Standard">
      <style:paragraph-properties fo:line-height="150%" fo:text-align="justify" style:justify-single-word="false"/>
      <style:text-properties officeooo:paragraph-rsid="0259f238"/>
    </style:style>
    <style:style style:name="P7" style:family="paragraph" style:parent-style-name="Standard">
      <style:paragraph-properties fo:line-height="150%" fo:text-align="justify" style:justify-single-word="false"/>
      <style:text-properties style:font-name="Times New Roman" fo:language="en" fo:country="US" fo:font-weight="bold" officeooo:rsid="0030ee03" officeooo:paragraph-rsid="0030ee03" style:font-weight-asian="bold" style:font-name-complex="Times New Roman" style:font-weight-complex="bold"/>
    </style:style>
    <style:style style:name="P8" style:family="paragraph" style:parent-style-name="Standard">
      <style:paragraph-properties fo:line-height="150%" fo:text-align="justify" style:justify-single-word="false"/>
      <style:text-properties style:font-name="Times New Roman" fo:language="en" fo:country="US" fo:font-weight="bold" officeooo:paragraph-rsid="007e0700" style:font-weight-asian="bold" style:font-name-complex="Times New Roman" style:font-weight-complex="bold"/>
    </style:style>
    <style:style style:name="P9" style:family="paragraph" style:parent-style-name="Standard">
      <style:text-properties style:font-name="Times New Roman" fo:language="en" fo:country="US" fo:font-weight="bold" officeooo:paragraph-rsid="01411a06" style:font-weight-asian="bold"/>
    </style:style>
    <style:style style:name="P10" style:family="paragraph" style:parent-style-name="Standard">
      <style:text-properties style:font-name="Times New Roman" fo:font-size="12pt" fo:language="en" fo:country="US" fo:font-weight="bold" style:font-size-asian="12pt" style:font-weight-asian="bold" style:font-size-complex="12pt"/>
    </style:style>
    <style:style style:name="P11" style:family="paragraph" style:parent-style-name="Standard">
      <style:text-properties style:font-name="Times New Roman" fo:font-size="12pt" fo:language="en" fo:country="US" fo:font-weight="normal" officeooo:paragraph-rsid="019e2813" style:font-size-asian="12pt" style:font-weight-asian="normal" style:font-size-complex="12pt" style:font-weight-complex="normal"/>
    </style:style>
    <style:style style:name="P12" style:family="paragraph" style:parent-style-name="Standard">
      <style:text-properties style:font-name="Times New Roman" fo:font-size="12pt" fo:font-weight="bold" officeooo:paragraph-rsid="0064820a" style:font-size-asian="12pt" style:font-weight-asian="bold" style:font-size-complex="12pt" style:font-weight-complex="bold"/>
    </style:style>
    <style:style style:name="P13" style:family="paragraph" style:parent-style-name="Standard">
      <style:paragraph-properties fo:line-height="100%"/>
      <style:text-properties style:font-name="Times New Roman" fo:font-size="10pt" fo:language="en" fo:country="US" fo:font-weight="bold" officeooo:rsid="0184e1c0" style:font-size-asian="10pt" style:font-weight-asian="bold" style:font-size-complex="10pt"/>
    </style:style>
    <style:style style:name="P14"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language="en" fo:country="US" fo:font-style="normal" fo:font-weight="normal" officeooo:paragraph-rsid="00677bec" fo:background-color="#ffffff" style:font-size-asian="12pt" style:font-weight-asian="normal" style:font-name-complex="Times New Roman" style:font-size-complex="12pt" style:font-weight-complex="normal"/>
    </style:style>
    <style:style style:name="P15" style:family="paragraph" style:parent-style-name="Standard">
      <style:text-properties fo:font-variant="normal" fo:text-transform="none" fo:color="#000000" style:font-name="Times New Roman" fo:font-size="12pt" fo:letter-spacing="normal" fo:language="en" fo:country="US" fo:font-style="normal" fo:font-weight="normal" officeooo:rsid="01a3c8cf" officeooo:paragraph-rsid="01a47052" style:font-name-asian="SimSun1" style:font-size-asian="12pt" style:language-asian="en" style:country-asian="US" style:font-weight-asian="bold" style:font-name-complex="Lucida Sans" style:font-size-complex="12pt" style:language-complex="ar" style:country-complex="SA"/>
    </style:style>
    <style:style style:name="P16" style:family="paragraph" style:parent-style-name="Standard">
      <style:text-properties fo:font-variant="normal" fo:text-transform="none" fo:color="#000000" style:font-name="Times New Roman" fo:font-size="12pt" fo:letter-spacing="normal" fo:font-style="normal" fo:font-weight="normal" style:font-size-asian="12pt" style:font-size-complex="12pt"/>
    </style:style>
    <style:style style:name="P17" style:family="paragraph" style:parent-style-name="Standard">
      <style:paragraph-properties fo:line-height="150%" fo:text-align="justify" style:justify-single-word="false"/>
      <style:text-properties style:use-window-font-color="true" style:font-name="Times New Roman" fo:font-size="12pt" fo:language="en" fo:country="US" fo:font-weight="bold" officeooo:rsid="007e0700" officeooo:paragraph-rsid="007e0700" style:font-name-asian="SimSun1" style:font-size-asian="12pt" style:language-asian="en" style:country-asian="US" style:font-weight-asian="bold" style:font-name-complex="Times New Roman" style:font-size-complex="12pt" style:language-complex="ar" style:country-complex="SA" style:font-weight-complex="bold"/>
    </style:style>
    <style:style style:name="P18" style:family="paragraph" style:parent-style-name="Standard">
      <style:text-properties style:use-window-font-color="true" style:font-name="Times New Roman" fo:font-size="12pt" fo:language="en" fo:country="US" fo:font-weight="bold" officeooo:rsid="0064820a" officeooo:paragraph-rsid="0064820a" style:font-name-asian="SimSun1" style:font-size-asian="12pt" style:language-asian="en" style:country-asian="US" style:font-weight-asian="bold" style:font-name-complex="Lucida Sans" style:font-size-complex="12pt" style:language-complex="ar" style:country-complex="SA"/>
    </style:style>
    <style:style style:name="P19" style:family="paragraph" style:parent-style-name="Standard">
      <style:text-properties style:use-window-font-color="true" style:font-name="AdvOT82c4f4c4" fo:font-size="8pt" fo:language="en" fo:country="US" fo:font-weight="normal" officeooo:rsid="01860f3a" officeooo:paragraph-rsid="01870cda" style:font-name-asian="SimSun1" style:font-size-asian="10pt" style:language-asian="en" style:country-asian="US" style:font-weight-asian="normal" style:font-name-complex="Lucida Sans" style:font-size-complex="10pt" style:language-complex="ar" style:country-complex="SA" style:font-weight-complex="normal"/>
    </style:style>
    <style:style style:name="P20" style:family="paragraph" style:parent-style-name="Standard">
      <style:text-properties fo:color="#000000" style:font-name="Times New Roman" fo:font-size="12pt" fo:language="en" fo:country="US" style:font-size-asian="12pt" style:font-name-complex="Times New Roman" style:font-size-complex="12pt"/>
    </style:style>
    <style:style style:name="P21" style:family="paragraph" style:parent-style-name="Standard">
      <style:paragraph-properties fo:line-height="100%"/>
      <style:text-properties fo:color="#000000" fo:font-size="10pt" fo:font-weight="bold" officeooo:paragraph-rsid="025ad33f" style:font-size-asian="10pt" style:font-weight-asian="bold" style:font-name-complex="Times New Roman3" style:font-size-complex="10pt" style:font-weight-complex="bold"/>
    </style:style>
    <style:style style:name="P22" style:family="paragraph" style:parent-style-name="Standard">
      <style:paragraph-properties fo:line-height="100%"/>
      <style:text-properties fo:color="#000000" fo:font-size="10pt" officeooo:paragraph-rsid="025ad33f" style:font-size-asian="10pt" style:font-name-complex="Times New Roman3" style:font-size-complex="10pt"/>
    </style:style>
    <style:style style:name="P23" style:family="paragraph" style:parent-style-name="Standard">
      <style:text-properties fo:color="#000000" officeooo:paragraph-rsid="025b2273" style:font-name-complex="Times New Roman3"/>
    </style:style>
    <style:style style:name="P24" style:family="paragraph" style:parent-style-name="Standard">
      <style:paragraph-properties fo:line-height="150%" fo:text-align="justify" style:justify-single-word="false"/>
      <style:text-properties fo:color="#111111" style:font-name="Times New Roman" fo:language="en" fo:country="US" fo:font-weight="bold" officeooo:paragraph-rsid="01879309" style:font-weight-asian="bold" style:font-name-complex="Times New Roman" style:font-weight-complex="bold"/>
    </style:style>
    <style:style style:name="P25" style:family="paragraph" style:parent-style-name="Standard">
      <style:paragraph-properties fo:line-height="150%" fo:text-align="justify" style:justify-single-word="false"/>
      <style:text-properties fo:color="#ff4000" style:font-name="Times New Roman" fo:font-size="12pt" fo:language="en" fo:country="US" officeooo:rsid="005e50e8" officeooo:paragraph-rsid="01879309" style:font-size-asian="12pt" style:font-name-complex="Times New Roman" style:font-size-complex="12pt"/>
    </style:style>
    <style:style style:name="P26" style:family="paragraph" style:parent-style-name="Standard">
      <style:text-properties officeooo:paragraph-rsid="019e2813"/>
    </style:style>
    <style:style style:name="P27" style:family="paragraph" style:parent-style-name="Standard">
      <style:paragraph-properties fo:line-height="100%"/>
      <style:text-properties officeooo:paragraph-rsid="025ad33f"/>
    </style:style>
    <style:style style:name="P28" style:family="paragraph" style:parent-style-name="Standard">
      <style:text-properties officeooo:paragraph-rsid="025ad33f"/>
    </style:style>
    <style:style style:name="P29" style:family="paragraph" style:parent-style-name="Standard">
      <style:text-properties fo:color="#c9211e" fo:font-weight="bold" officeooo:paragraph-rsid="025b2273" style:font-weight-asian="bold" style:font-name-complex="Times New Roman3" style:font-weight-complex="bold"/>
    </style:style>
    <style:style style:name="P30" style:family="paragraph" style:parent-style-name="Standard">
      <style:text-properties officeooo:paragraph-rsid="025b2273"/>
    </style:style>
    <style:style style:name="P31" style:family="paragraph" style:parent-style-name="Standard">
      <style:paragraph-properties fo:margin-top="0in" fo:margin-bottom="0.1665in" loext:contextual-spacing="false" style:line-height-at-least="0.25in" fo:text-align="justify" style:justify-single-word="false" fo:orphans="0" fo:widows="0">
        <style:tab-stops>
          <style:tab-stop style:position="0in"/>
          <style:tab-stop style:position="0.1528in"/>
        </style:tab-stops>
      </style:paragraph-properties>
      <style:text-properties fo:color="#000000" style:font-name="Times Roman" fo:language="en" fo:country="US" fo:font-weight="bold" officeooo:paragraph-rsid="01411a06" style:font-weight-asian="bold" style:font-name-complex="Times Roman"/>
    </style:style>
    <style:style style:name="P32" style:family="paragraph" style:parent-style-name="Standard">
      <style:paragraph-properties fo:margin-top="0in" fo:margin-bottom="0.1665in" loext:contextual-spacing="false" fo:line-height="150%" fo:text-align="justify" style:justify-single-word="false" fo:orphans="0" fo:widows="0"/>
      <style:text-properties fo:color="#000000" style:font-name="Times Roman" officeooo:paragraph-rsid="01d0fce9"/>
    </style:style>
    <style:style style:name="P33" style:family="paragraph" style:parent-style-name="Standard">
      <style:paragraph-properties fo:margin-top="0in" fo:margin-bottom="0.1665in" loext:contextual-spacing="false" style:line-height-at-least="0.25in" fo:text-align="center" style:justify-single-word="false" fo:orphans="0" fo:widows="0">
        <style:tab-stops>
          <style:tab-stop style:position="0in"/>
          <style:tab-stop style:position="0.1528in"/>
        </style:tab-stops>
      </style:paragraph-properties>
      <style:text-properties fo:color="#000000" style:font-name="Times New Roman" fo:language="en" fo:country="US" officeooo:paragraph-rsid="01411a06" style:font-name-complex="Times New Roman"/>
    </style:style>
    <style:style style:name="P34" style:family="paragraph" style:parent-style-name="Standard">
      <style:paragraph-properties fo:margin-top="0in" fo:margin-bottom="0.1665in" loext:contextual-spacing="false" fo:line-height="150%" fo:text-align="center" style:justify-single-word="false" fo:orphans="0" fo:widows="0">
        <style:tab-stops>
          <style:tab-stop style:position="0in"/>
          <style:tab-stop style:position="0.1528in"/>
        </style:tab-stops>
      </style:paragraph-properties>
      <style:text-properties fo:color="#000000" style:font-name="Times New Roman" fo:language="en" fo:country="US" officeooo:paragraph-rsid="01411a06" style:font-name-complex="Times New Roman"/>
    </style:style>
    <style:style style:name="P35" style:family="paragraph" style:parent-style-name="Standard">
      <style:paragraph-properties fo:margin-top="0in" fo:margin-bottom="0.1665in" loext:contextual-spacing="false" fo:line-height="150%" fo:text-align="justify" style:justify-single-word="false" fo:orphans="0" fo:widows="0"/>
      <style:text-properties style:font-name="Times New Roman" fo:language="en" fo:country="US" fo:font-weight="bold" style:font-weight-asian="bold"/>
    </style:style>
    <style:style style:name="P36" style:family="paragraph" style:parent-style-name="Standard">
      <style:paragraph-properties fo:margin-top="0in" fo:margin-bottom="0.1665in" loext:contextual-spacing="false" fo:line-height="150%" fo:text-align="justify" style:justify-single-word="false" fo:orphans="0" fo:widows="0">
        <style:tab-stops>
          <style:tab-stop style:position="0in"/>
          <style:tab-stop style:position="0.1528in"/>
        </style:tab-stops>
      </style:paragraph-properties>
      <style:text-properties officeooo:paragraph-rsid="01bbf3fb"/>
    </style:style>
    <style:style style:name="P37" style:family="paragraph" style:parent-style-name="Standard">
      <style:paragraph-properties fo:margin-top="0in" fo:margin-bottom="0.1665in" loext:contextual-spacing="false" style:line-height-at-least="0.139in" fo:orphans="0" fo:widows="0"/>
      <style:text-properties officeooo:paragraph-rsid="0259f238"/>
    </style:style>
    <style:style style:name="P38" style:family="paragraph" style:parent-style-name="Standard">
      <style:paragraph-properties fo:margin-top="0in" fo:margin-bottom="0.1665in" loext:contextual-spacing="false" fo:orphans="0" fo:widows="0">
        <style:tab-stops>
          <style:tab-stop style:position="0in"/>
          <style:tab-stop style:position="0.1528in"/>
        </style:tab-stops>
      </style:paragraph-properties>
      <style:text-properties officeooo:paragraph-rsid="026012fa"/>
    </style:style>
    <style:style style:name="P39" style:family="paragraph" style:parent-style-name="Text_20_body">
      <style:paragraph-properties fo:margin-top="0in" fo:margin-bottom="0.1665in" loext:contextual-spacing="false" fo:line-height="150%" fo:text-align="justify" style:justify-single-word="false" fo:orphans="0" fo:widows="0">
        <style:tab-stops>
          <style:tab-stop style:position="0in"/>
          <style:tab-stop style:position="0.1528in"/>
        </style:tab-stops>
      </style:paragraph-properties>
      <style:text-properties officeooo:paragraph-rsid="01411a06"/>
    </style:style>
    <style:style style:name="P40" style:family="paragraph" style:parent-style-name="Text_20_body">
      <style:paragraph-properties fo:margin-top="0in" fo:margin-bottom="0.1665in" loext:contextual-spacing="false" fo:line-height="150%" fo:text-align="justify" style:justify-single-word="false" fo:orphans="0" fo:widows="0">
        <style:tab-stops>
          <style:tab-stop style:position="0in"/>
          <style:tab-stop style:position="0.1528in"/>
        </style:tab-stops>
      </style:paragraph-properties>
      <style:text-properties officeooo:paragraph-rsid="026012fa"/>
    </style:style>
    <style:style style:name="P41" style:family="paragraph" style:parent-style-name="Text_20_body">
      <style:paragraph-properties fo:margin-top="0in" fo:margin-bottom="0.1665in" loext:contextual-spacing="false" fo:line-height="150%" fo:text-align="justify" style:justify-single-word="false" fo:orphans="0" fo:widows="0"/>
      <style:text-properties officeooo:paragraph-rsid="00434987"/>
    </style:style>
    <style:style style:name="P42" style:family="paragraph" style:parent-style-name="Text_20_body">
      <style:paragraph-properties fo:margin-top="0in" fo:margin-bottom="0.1665in" loext:contextual-spacing="false" fo:orphans="0" fo:widows="0">
        <style:tab-stops>
          <style:tab-stop style:position="0in"/>
          <style:tab-stop style:position="0.1528in"/>
        </style:tab-stops>
      </style:paragraph-properties>
      <style:text-properties officeooo:paragraph-rsid="026019b8"/>
    </style:style>
    <style:style style:name="P43" style:family="paragraph" style:parent-style-name="Text_20_body">
      <style:paragraph-properties fo:line-height="150%" fo:text-align="justify" style:justify-single-word="false"/>
      <style:text-properties officeooo:paragraph-rsid="01c38664"/>
    </style:style>
    <style:style style:name="P44" style:family="paragraph" style:parent-style-name="Text_20_body">
      <style:paragraph-properties fo:line-height="150%" fo:text-align="justify" style:justify-single-word="false"/>
      <style:text-properties officeooo:paragraph-rsid="025a08da"/>
    </style:style>
    <style:style style:name="P45" style:family="paragraph" style:parent-style-name="Text_20_body">
      <style:paragraph-properties fo:line-height="150%" fo:text-align="justify" style:justify-single-word="false"/>
      <style:text-properties officeooo:paragraph-rsid="025e2615"/>
    </style:style>
    <style:style style:name="P46" style:family="paragraph" style:parent-style-name="Text_20_body">
      <style:paragraph-properties fo:line-height="150%" fo:text-align="justify" style:justify-single-word="false"/>
      <style:text-properties officeooo:paragraph-rsid="026019b8"/>
    </style:style>
    <style:style style:name="P47" style:family="paragraph" style:parent-style-name="Text_20_body">
      <style:paragraph-properties fo:line-height="150%" fo:text-align="justify" style:justify-single-word="false"/>
      <style:text-properties fo:font-variant="normal" fo:text-transform="none" fo:color="#ff0000" style:font-name="Times New Roman" fo:font-size="12pt" fo:letter-spacing="normal" fo:language="en" fo:country="US" fo:font-style="normal" fo:font-weight="normal" officeooo:rsid="0032b011" officeooo:paragraph-rsid="008e406d" fo:background-color="transparent" style:font-name-asian="SimSun1" style:font-size-asian="12pt" style:language-asian="en" style:country-asian="US" style:font-weight-asian="bold" style:font-name-complex="Times New Roman" style:font-size-complex="12pt" style:language-complex="ar" style:country-complex="SA" style:font-weight-complex="bold"/>
    </style:style>
    <style:style style:name="P48" style:family="paragraph" style:parent-style-name="Text_20_body">
      <style:paragraph-properties fo:line-height="100%" fo:text-align="justify" style:justify-single-word="false"/>
      <style:text-properties fo:color="#111111" style:font-name="Times New Roman" fo:font-size="12pt" fo:language="en" fo:country="US" fo:font-weight="normal" officeooo:paragraph-rsid="00861671" fo:background-color="#ffffff" style:font-size-asian="12pt" style:font-weight-asian="normal" style:font-name-complex="Times New Roman" style:font-size-complex="12pt" style:font-weight-complex="normal"/>
    </style:style>
    <style:style style:name="P49" style:family="paragraph" style:parent-style-name="Text_20_body">
      <style:text-properties fo:font-weight="bold" officeooo:rsid="01751756" officeooo:paragraph-rsid="01751756" style:font-weight-asian="bold" style:font-weight-complex="bold"/>
    </style:style>
    <style:style style:name="P50" style:family="paragraph" style:parent-style-name="Text_20_body">
      <style:paragraph-properties fo:line-height="100%"/>
      <style:text-properties fo:color="#000000" officeooo:paragraph-rsid="025ad33f" style:font-name-complex="Times New Roman3" style:font-weight-complex="bold"/>
    </style:style>
    <style:style style:name="P51" style:family="paragraph" style:parent-style-name="Text_20_body">
      <style:text-properties fo:color="#000000" style:font-name="Times New Roman" fo:font-size="12pt" fo:language="en" fo:country="US" fo:font-weight="bold" officeooo:rsid="019a434f" officeooo:paragraph-rsid="01aefc58" style:font-size-asian="12pt" style:font-weight-asian="bold" style:font-name-complex="Times New Roman" style:font-size-complex="12pt" style:font-weight-complex="bold"/>
    </style:style>
    <style:style style:name="P52" style:family="paragraph" style:parent-style-name="Text_20_body">
      <style:text-properties officeooo:paragraph-rsid="019a434f"/>
    </style:style>
    <style:style style:name="P53" style:family="paragraph" style:parent-style-name="Text_20_body">
      <style:text-properties officeooo:rsid="02539445" officeooo:paragraph-rsid="02539445"/>
    </style:style>
    <style:style style:name="P54" style:family="paragraph" style:parent-style-name="Text_20_body">
      <style:paragraph-properties fo:line-height="100%" fo:text-align="justify" style:justify-single-word="false"/>
      <style:text-properties officeooo:paragraph-rsid="025928b3"/>
    </style:style>
    <style:style style:name="P55" style:family="paragraph" style:parent-style-name="Text_20_body">
      <style:paragraph-properties fo:line-height="100%"/>
      <style:text-properties officeooo:paragraph-rsid="025ad33f"/>
    </style:style>
    <style:style style:name="P56" style:family="paragraph" style:parent-style-name="Text_20_body">
      <style:text-properties officeooo:paragraph-rsid="025b2273"/>
    </style:style>
    <style:style style:name="P57" style:family="paragraph" style:parent-style-name="Text_20_body">
      <style:text-properties officeooo:paragraph-rsid="025c7e98"/>
    </style:style>
    <style:style style:name="P58" style:family="paragraph" style:parent-style-name="Text_20_body">
      <style:text-properties officeooo:paragraph-rsid="026012fa"/>
    </style:style>
    <style:style style:name="P59" style:family="paragraph" style:parent-style-name="Text_20_body">
      <style:text-properties officeooo:paragraph-rsid="026019b8"/>
    </style:style>
    <style:style style:name="P60" style:family="paragraph" style:parent-style-name="Standard">
      <style:paragraph-properties fo:margin-top="0in" fo:margin-bottom="0in" loext:contextual-spacing="false" fo:line-height="150%" fo:text-align="justify" style:justify-single-word="false"/>
      <style:text-properties officeooo:paragraph-rsid="025ad33f"/>
    </style:style>
    <style:style style:name="P61" style:family="paragraph" style:parent-style-name="Text_20_body">
      <style:paragraph-properties fo:margin-top="0in" fo:margin-bottom="0in" loext:contextual-spacing="false" fo:line-height="100%"/>
      <style:text-properties fo:color="#000000" officeooo:paragraph-rsid="025ad33f" style:font-name-complex="Times New Roman3" style:font-weight-complex="bold"/>
    </style:style>
    <style:style style:name="P62" style:family="paragraph" style:parent-style-name="Standard" style:master-page-name="Standard">
      <style:paragraph-properties style:page-number="auto"/>
      <style:text-properties fo:language="en" fo:country="US" fo:font-weight="bold" officeooo:rsid="01ce7fb4" officeooo:paragraph-rsid="01ce7fb4" style:font-weight-asian="bold"/>
    </style:style>
    <style:style style:name="P63" style:family="paragraph" style:parent-style-name="Standard">
      <style:text-properties style:font-name="Times New Roman" fo:font-size="12pt" fo:language="en" fo:country="US" fo:font-weight="bold" officeooo:rsid="006a1219" officeooo:paragraph-rsid="0255588c" style:font-size-asian="12pt" style:font-weight-asian="bold" style:font-size-complex="12pt"/>
    </style:style>
    <style:style style:name="P64" style:family="paragraph" style:parent-style-name="Standard">
      <style:paragraph-properties fo:line-height="150%" fo:text-align="justify" style:justify-single-word="false"/>
      <style:text-properties fo:color="#000000" style:font-name="Times New Roman" fo:language="en" fo:country="US" officeooo:paragraph-rsid="02165e88" style:font-name-complex="Times New Roman3"/>
    </style:style>
    <style:style style:name="P65" style:family="paragraph" style:parent-style-name="Standard">
      <style:paragraph-properties fo:line-height="150%" fo:text-align="justify" style:justify-single-word="false"/>
      <style:text-properties fo:color="#000000" style:font-name="Times New Roman" fo:language="en" fo:country="US" fo:font-style="normal" officeooo:rsid="01586494" officeooo:paragraph-rsid="01e5e297" style:font-style-asian="normal" style:font-name-complex="Times New Roman3" style:font-style-complex="normal"/>
    </style:style>
    <style:style style:name="P66" style:family="paragraph" style:parent-style-name="Text_20_body">
      <style:text-properties fo:color="#000000" officeooo:paragraph-rsid="025a08da" style:font-name-complex="Times New Roman3" style:font-weight-complex="bold"/>
    </style:style>
    <style:style style:name="P67" style:family="paragraph" style:parent-style-name="Text_20_body">
      <style:text-properties fo:font-variant="normal" fo:text-transform="none" fo:color="#ff0000" style:font-name="Times New Roman" fo:font-size="12pt" fo:letter-spacing="normal" fo:language="en" fo:country="US" fo:font-style="normal" fo:font-weight="normal" officeooo:rsid="00f41974" officeooo:paragraph-rsid="025c7e98" style:font-name-asian="SimSun1" style:font-size-asian="12pt" style:language-asian="en" style:country-asian="US" style:font-name-complex="Times New Roman" style:font-size-complex="12pt" style:language-complex="ar" style:country-complex="SA"/>
    </style:style>
    <style:style style:name="P68" style:family="paragraph" style:parent-style-name="Text_20_body">
      <style:text-properties fo:font-weight="bold" officeooo:paragraph-rsid="026019b8" style:font-weight-asian="bold" style:font-weight-complex="bold"/>
    </style:style>
    <style:style style:name="P69" style:family="paragraph" style:parent-style-name="Text_20_body">
      <style:text-properties fo:font-weight="bold" officeooo:paragraph-rsid="026019b8" fo:background-color="#ffffff" style:font-weight-asian="bold"/>
    </style:style>
    <style:style style:name="P70" style:family="paragraph" style:parent-style-name="Text_20_body">
      <style:paragraph-properties fo:margin-top="0in" fo:margin-bottom="0in" loext:contextual-spacing="false"/>
      <style:text-properties fo:color="#000000" officeooo:paragraph-rsid="025ad33f" style:font-name-complex="Times New Roman3" style:font-weight-complex="bold"/>
    </style:style>
    <style:style style:name="P71" style:family="paragraph" style:parent-style-name="Text_20_body">
      <style:paragraph-properties fo:margin-top="0in" fo:margin-bottom="0.1665in" loext:contextual-spacing="false" fo:orphans="0" fo:widows="0">
        <style:tab-stops>
          <style:tab-stop style:position="0in"/>
          <style:tab-stop style:position="0.1528in"/>
        </style:tab-stops>
      </style:paragraph-properties>
      <style:text-properties fo:color="#000000" fo:font-weight="bold" officeooo:paragraph-rsid="026019b8" style:font-weight-asian="bold" style:font-name-complex="Times New Roman3" style:font-weight-complex="bold"/>
    </style:style>
    <style:style style:name="T1" style:family="text">
      <style:text-properties fo:color="#111111" style:font-name="Times New Roman" fo:font-size="12pt" fo:language="en" fo:country="US" fo:font-weight="normal" officeooo:rsid="006d11d3" fo:background-color="#ffffff" loext:char-shading-value="0" style:font-size-asian="12pt" style:font-weight-asian="normal" style:font-name-complex="Times New Roman3" style:font-size-complex="12pt" style:font-weight-complex="normal"/>
    </style:style>
    <style:style style:name="T2" style:family="text">
      <style:text-properties style:font-name="Times New Roman" fo:language="en" fo:country="US" style:font-name-complex="Times New Roman"/>
    </style:style>
    <style:style style:name="T3" style:family="text">
      <style:text-properties style:font-name="Times New Roman" fo:language="en" fo:country="US" style:font-name-complex="Times New Roman" text:display="true"/>
    </style:style>
    <style:style style:name="T4" style:family="text">
      <style:text-properties style:font-name="Times New Roman" fo:language="en" fo:country="US" officeooo:rsid="00addbe3" style:font-name-complex="Times New Roman"/>
    </style:style>
    <style:style style:name="T5" style:family="text">
      <style:text-properties style:font-name="Times New Roman" fo:language="en" fo:country="US" officeooo:rsid="01f9ab81" style:font-name-complex="Times New Roman"/>
    </style:style>
    <style:style style:name="T6" style:family="text">
      <style:text-properties style:font-name="Times New Roman" fo:language="en" fo:country="US" style:font-name-complex="Times New Roman3" text:display="true"/>
    </style:style>
    <style:style style:name="T7" style:family="text">
      <style:text-properties style:font-name="Times New Roman" fo:language="en" fo:country="US" officeooo:rsid="01fb15a6" style:font-name-complex="Times New Roman3" text:display="true"/>
    </style:style>
    <style:style style:name="T8" style:family="text">
      <style:text-properties style:font-name="Times New Roman" fo:font-size="12pt" fo:language="en" fo:country="US" fo:font-weight="normal" style:font-size-asian="12pt" style:font-weight-asian="normal" style:font-size-complex="12pt" style:font-weight-complex="normal"/>
    </style:style>
    <style:style style:name="T9" style:family="text">
      <style:text-properties style:font-name="Times New Roman" fo:font-size="12pt" fo:language="en" fo:country="US" fo:font-weight="normal" officeooo:rsid="004fd30d" style:font-size-asian="12pt" style:font-weight-asian="normal" style:font-size-complex="12pt" style:font-weight-complex="normal"/>
    </style:style>
    <style:style style:name="T10" style:family="text">
      <style:text-properties style:font-name="Times New Roman" fo:font-size="12pt" fo:language="en" fo:country="US" fo:font-weight="normal" officeooo:rsid="00604a93" style:font-size-asian="12pt" style:font-weight-asian="normal" style:font-size-complex="12pt" style:font-weight-complex="normal"/>
    </style:style>
    <style:style style:name="T11" style:family="text">
      <style:text-properties style:font-name="Times New Roman" fo:font-size="12pt" fo:language="en" fo:country="US" fo:font-weight="normal" officeooo:rsid="01b4f9cc" style:font-size-asian="12pt" style:font-weight-asian="normal" style:font-size-complex="12pt" style:font-weight-complex="normal"/>
    </style:style>
    <style:style style:name="T12" style:family="text">
      <style:text-properties style:font-name="Times New Roman" fo:font-size="12pt" fo:language="en" fo:country="US" fo:font-weight="normal" officeooo:rsid="01aefc58" fo:background-color="#ffffff" loext:char-shading-value="0" style:font-size-asian="12pt" style:font-weight-asian="normal" style:font-size-complex="12pt" style:font-weight-complex="normal"/>
    </style:style>
    <style:style style:name="T13" style:family="text">
      <style:text-properties style:font-name="Times New Roman" fo:font-size="12pt" fo:language="en" fo:country="US" fo:font-weight="normal" officeooo:rsid="01b09a39" fo:background-color="#ffffff" loext:char-shading-value="0" style:font-size-asian="12pt" style:font-weight-asian="normal" style:font-size-complex="12pt" style:font-weight-complex="normal"/>
    </style:style>
    <style:style style:name="T14" style:family="text">
      <style:text-properties style:font-name="Times New Roman" fo:font-size="12pt" fo:language="en" fo:country="US" fo:font-weight="normal" officeooo:rsid="01ba2a86" fo:background-color="#ffffff" loext:char-shading-value="0" style:font-size-asian="12pt" style:font-weight-asian="normal" style:font-size-complex="12pt" style:font-weight-complex="normal"/>
    </style:style>
    <style:style style:name="T15" style:family="text">
      <style:text-properties style:font-name="Times New Roman" fo:font-size="12pt" fo:language="en" fo:country="US" fo:font-weight="normal" officeooo:rsid="01b252dc" fo:background-color="#ffffff" loext:char-shading-value="0" style:font-size-asian="12pt" style:font-weight-asian="normal" style:font-size-complex="12pt" style:font-weight-complex="normal"/>
    </style:style>
    <style:style style:name="T16" style:family="text">
      <style:text-properties style:font-name="Times New Roman" fo:font-size="12pt" fo:language="en" fo:country="US" style:font-size-asian="12pt" style:font-name-complex="Times New Roman" style:font-size-complex="12pt"/>
    </style:style>
    <style:style style:name="T17" style:family="text">
      <style:text-properties style:font-name="Times New Roman" fo:font-size="12pt" fo:language="en" fo:country="US" officeooo:rsid="0059d537" style:font-size-asian="12pt" style:font-name-complex="Times New Roman" style:font-size-complex="12pt"/>
    </style:style>
    <style:style style:name="T18" style:family="text">
      <style:text-properties style:font-name="Times New Roman" fo:font-size="12pt" fo:language="en" fo:country="US" officeooo:rsid="00addbe3" style:font-size-asian="12pt" style:font-name-complex="Times New Roman" style:font-size-complex="12pt"/>
    </style:style>
    <style:style style:name="T19" style:family="text">
      <style:text-properties style:font-name="Times New Roman" fo:font-size="10pt" fo:language="en" fo:country="US" fo:font-weight="bold" officeooo:rsid="0184e1c0" style:font-size-asian="10pt" style:font-weight-asian="bold" style:font-size-complex="10pt"/>
    </style:style>
    <style:style style:name="T20" style:family="text">
      <style:text-properties style:font-name="Times New Roman" fo:font-size="10pt" fo:language="en" fo:country="US" fo:font-weight="normal" officeooo:rsid="0184e505" style:font-size-asian="10pt" style:font-weight-asian="normal" style:font-size-complex="10pt" style:font-weight-complex="normal"/>
    </style:style>
    <style:style style:name="T21" style:family="text">
      <style:text-properties style:font-name="Times New Roman" fo:font-size="10pt" fo:language="en" fo:country="US" fo:font-weight="normal" officeooo:rsid="01fb8e06" style:font-size-asian="10pt" style:font-weight-asian="normal" style:font-size-complex="10pt" style:font-weight-complex="normal"/>
    </style:style>
    <style:style style:name="T22" style:family="text">
      <style:text-properties style:font-name="Times New Roman" fo:font-size="10pt" fo:font-weight="normal" style:font-size-asian="10pt" style:font-weight-asian="normal" style:font-size-complex="10pt" style:font-weight-complex="normal"/>
    </style:style>
    <style:style style:name="T23" style:family="text">
      <style:text-properties style:font-name="Times New Roman" fo:font-size="10pt" fo:font-weight="normal" officeooo:rsid="0184e505" style:font-size-asian="10pt" style:font-weight-asian="normal" style:font-size-complex="10pt" style:font-weight-complex="normal"/>
    </style:style>
    <style:style style:name="T24" style:family="text">
      <style:text-properties style:font-name="Times New Roman" fo:font-size="10pt" fo:font-weight="normal" officeooo:rsid="0012592e" style:font-size-asian="10pt" style:font-weight-asian="normal" style:font-size-complex="10pt" style:font-weight-complex="normal"/>
    </style:style>
    <style:style style:name="T25" style:family="text">
      <style:text-properties style:font-name="Times New Roman" fo:font-size="10pt" fo:font-weight="normal" officeooo:rsid="00902795" style:font-size-asian="10pt" style:font-weight-asian="normal" style:font-size-complex="10pt" style:font-weight-complex="normal"/>
    </style:style>
    <style:style style:name="T26" style:family="text">
      <style:text-properties style:font-name="Times New Roman" fo:font-size="10pt" fo:font-weight="normal" officeooo:rsid="00922784" style:font-size-asian="10pt" style:font-weight-asian="normal" style:font-size-complex="10pt" style:font-weight-complex="normal"/>
    </style:style>
    <style:style style:name="T27" style:family="text">
      <style:text-properties style:font-name="Times New Roman" fo:font-size="10pt" fo:font-weight="normal" officeooo:rsid="02565aa4" style:font-size-asian="10pt" style:font-weight-asian="normal" style:font-size-complex="10pt" style:font-weight-complex="normal"/>
    </style:style>
    <style:style style:name="T28" style:family="text">
      <style:text-properties style:font-name="Times New Roman" fo:font-size="10pt" style:font-size-asian="10pt" style:font-size-complex="10pt"/>
    </style:style>
    <style:style style:name="T29" style:family="text">
      <style:text-properties style:font-name="Times New Roman" fo:font-size="10pt" officeooo:rsid="019e0887" style:font-size-asian="10pt" style:font-size-complex="10pt"/>
    </style:style>
    <style:style style:name="T30" style:family="text">
      <style:text-properties style:font-name="Times New Roman" fo:font-size="10pt" officeooo:rsid="00902795" style:font-size-asian="10pt" style:font-size-complex="10pt"/>
    </style:style>
    <style:style style:name="T31" style:family="text">
      <style:text-properties style:font-name="Times New Roman" fo:font-size="10pt" officeooo:rsid="01a27e55" style:font-size-asian="10pt" style:font-size-complex="10pt"/>
    </style:style>
    <style:style style:name="T32" style:family="text">
      <style:text-properties fo:color="#000000"/>
    </style:style>
    <style:style style:name="T33" style:family="text">
      <style:text-properties fo:color="#000000" style:font-name="Times New Roman" fo:language="en" fo:country="US" style:font-name-complex="Times New Roman"/>
    </style:style>
    <style:style style:name="T34" style:family="text">
      <style:text-properties fo:color="#000000" style:font-name="Times New Roman" fo:language="en" fo:country="US" officeooo:rsid="01709c04" style:font-name-complex="Times New Roman"/>
    </style:style>
    <style:style style:name="T35" style:family="text">
      <style:text-properties fo:color="#000000" style:font-name="Times New Roman" fo:language="en" fo:country="US" officeooo:rsid="0172720f" style:font-name-complex="Times New Roman"/>
    </style:style>
    <style:style style:name="T36" style:family="text">
      <style:text-properties fo:color="#000000" style:font-name="Times New Roman" fo:language="en" fo:country="US" fo:font-style="italic" style:font-style-asian="italic" style:font-name-complex="Times New Roman"/>
    </style:style>
    <style:style style:name="T37" style:family="text">
      <style:text-properties fo:color="#000000" style:font-name="Times New Roman" fo:language="en" fo:country="US" fo:font-style="italic" style:font-style-asian="italic" style:font-name-complex="Times New Roman3" style:font-style-complex="italic"/>
    </style:style>
    <style:style style:name="T38" style:family="text">
      <style:text-properties fo:color="#000000" style:font-name="Times New Roman" fo:language="en" fo:country="US" fo:font-weight="bold" style:font-weight-asian="bold" style:font-name-complex="Times New Roman" style:font-weight-complex="bold"/>
    </style:style>
    <style:style style:name="T39" style:family="text">
      <style:text-properties fo:color="#000000" style:font-name="Times New Roman" fo:language="en" fo:country="US" style:font-name-asian="Times New Roman" style:font-name-complex="Times New Roman"/>
    </style:style>
    <style:style style:name="T40" style:family="text">
      <style:text-properties fo:color="#000000" style:font-name="Times New Roman" fo:language="en" fo:country="US" style:font-name-asian="Times New Roman3" style:language-asian="pt" style:country-asian="BR" style:font-name-complex="Times New Roman3"/>
    </style:style>
    <style:style style:name="T41" style:family="text">
      <style:text-properties fo:color="#000000" style:font-name="Times New Roman" fo:language="en" fo:country="US" style:font-name-complex="Times New Roman3"/>
    </style:style>
    <style:style style:name="T42" style:family="text">
      <style:text-properties fo:color="#000000" style:font-name="Times New Roman" fo:language="en" fo:country="US" style:font-name-complex="Times New Roman3" style:font-style-complex="italic"/>
    </style:style>
    <style:style style:name="T43" style:family="text">
      <style:text-properties fo:color="#000000" style:font-name="Times New Roman" fo:font-size="12pt" fo:language="en" fo:country="US" officeooo:rsid="01bee3fd" style:font-name-asian="SimSun1" style:font-size-asian="12pt" style:language-asian="en" style:country-asian="US" style:font-name-complex="Lucida Sans" style:font-size-complex="12pt" style:language-complex="ar" style:country-complex="SA"/>
    </style:style>
    <style:style style:name="T44" style:family="text">
      <style:text-properties fo:color="#000000" style:font-name="Times New Roman" fo:font-size="12pt" fo:language="en" fo:country="US" officeooo:rsid="02334862" style:font-name-asian="SimSun1" style:font-size-asian="12pt" style:language-asian="en" style:country-asian="US" style:font-name-complex="Lucida Sans" style:font-size-complex="12pt" style:language-complex="ar" style:country-complex="SA"/>
    </style:style>
    <style:style style:name="T45" style:family="text">
      <style:text-properties fo:color="#000000" style:font-name="Times New Roman" fo:font-size="12pt" fo:language="en" fo:country="US" officeooo:rsid="02340f4a" style:font-name-asian="SimSun1" style:font-size-asian="12pt" style:language-asian="en" style:country-asian="US" style:font-name-complex="Lucida Sans" style:font-size-complex="12pt" style:language-complex="ar" style:country-complex="SA"/>
    </style:style>
    <style:style style:name="T46" style:family="text">
      <style:text-properties fo:color="#000000" style:font-name="Times New Roman" fo:font-size="12pt" fo:language="en" fo:country="US" officeooo:rsid="01215fe8" style:font-name-asian="SimSun1" style:font-size-asian="12pt" style:language-asian="en" style:country-asian="US" style:font-name-complex="Times Roman" style:font-size-complex="12pt" style:language-complex="ar" style:country-complex="SA"/>
    </style:style>
    <style:style style:name="T47" style:family="text">
      <style:text-properties fo:color="#000000" style:font-name="Times New Roman" fo:font-size="12pt" fo:language="en" fo:country="US" officeooo:rsid="0122a73e" style:font-name-asian="SimSun1" style:font-size-asian="12pt" style:language-asian="en" style:country-asian="US" style:font-name-complex="Times Roman" style:font-size-complex="12pt" style:language-complex="ar" style:country-complex="SA"/>
    </style:style>
    <style:style style:name="T48" style:family="text">
      <style:text-properties fo:color="#000000" style:font-name="Times New Roman" fo:font-size="12pt" fo:language="en" fo:country="US" officeooo:rsid="02081b3d" style:font-name-asian="SimSun1" style:font-size-asian="12pt" style:language-asian="en" style:country-asian="US" style:font-name-complex="Times New Roman3" style:font-size-complex="12pt" style:language-complex="ar" style:country-complex="SA"/>
    </style:style>
    <style:style style:name="T49" style:family="text">
      <style:text-properties fo:color="#000000" style:font-name="Times New Roman" fo:font-size="12pt" fo:language="en" fo:country="US" officeooo:rsid="020914ac" style:font-name-asian="SimSun1" style:font-size-asian="12pt" style:language-asian="en" style:country-asian="US" style:font-name-complex="Times New Roman3" style:font-size-complex="12pt" style:language-complex="ar" style:country-complex="SA"/>
    </style:style>
    <style:style style:name="T50" style:family="text">
      <style:text-properties fo:color="#000000" style:font-name="Times New Roman" fo:font-size="12pt" fo:language="en" fo:country="US" style:font-size-asian="12pt" style:font-name-complex="Times New Roman" style:font-size-complex="12pt"/>
    </style:style>
    <style:style style:name="T51" style:family="text">
      <style:text-properties fo:color="#000000" style:font-name="Times New Roman" fo:font-size="12pt" fo:language="en" fo:country="US" officeooo:rsid="005e50e8" style:font-size-asian="12pt" style:font-name-complex="Times New Roman" style:font-size-complex="12pt"/>
    </style:style>
    <style:style style:name="T52" style:family="text">
      <style:text-properties fo:color="#000000" style:font-name="Times New Roman" fo:font-size="12pt" fo:language="en" fo:country="US" officeooo:rsid="019a434f" style:font-size-asian="12pt" style:font-name-complex="Times New Roman" style:font-size-complex="12pt"/>
    </style:style>
    <style:style style:name="T53" style:family="text">
      <style:text-properties fo:color="#000000" style:font-name="Times New Roman" fo:font-size="12pt" fo:language="en" fo:country="US" style:font-size-asian="12pt" style:font-name-complex="Times Roman" style:font-size-complex="12pt"/>
    </style:style>
    <style:style style:name="T54" style:family="text">
      <style:text-properties fo:color="#000000" style:font-name="Times New Roman" fo:font-size="12pt" fo:language="en" fo:country="US" officeooo:rsid="0122a73e" style:font-size-asian="12pt" style:font-name-complex="Times Roman" style:font-size-complex="12pt"/>
    </style:style>
    <style:style style:name="T55" style:family="text">
      <style:text-properties fo:color="#000000" style:font-name="Times New Roman" fo:font-size="12pt" fo:language="en" fo:country="US" officeooo:rsid="01bee3fd" style:font-size-asian="12pt" style:font-name-complex="Times Roman" style:font-size-complex="12pt"/>
    </style:style>
    <style:style style:name="T56" style:family="text">
      <style:text-properties fo:color="#000000" style:font-name="Times New Roman" fo:font-size="12pt" fo:language="en" fo:country="US" officeooo:rsid="0219ec16" style:font-size-asian="12pt" style:font-name-complex="Times Roman" style:font-size-complex="12pt"/>
    </style:style>
    <style:style style:name="T57" style:family="text">
      <style:text-properties fo:color="#000000" style:font-name="Times New Roman" fo:font-size="12pt" fo:language="en" fo:country="US" officeooo:rsid="005e50e8" style:font-size-asian="12pt" style:font-name-complex="Times New Roman3" style:font-size-complex="12pt"/>
    </style:style>
    <style:style style:name="T58" style:family="text">
      <style:text-properties fo:color="#000000" style:font-name="Times New Roman" fo:font-size="12pt" fo:language="en" fo:country="US" officeooo:rsid="0209f1ff" style:font-size-asian="12pt" style:font-name-complex="Times New Roman3" style:font-size-complex="12pt"/>
    </style:style>
    <style:style style:name="T59" style:family="text">
      <style:text-properties fo:color="#000000" style:font-name="Times New Roman" fo:font-size="12pt" fo:language="en" fo:country="US" fo:font-weight="bold" officeooo:rsid="0056fde7" style:font-size-asian="12pt" style:font-weight-asian="bold" style:font-name-complex="Times New Roman" style:font-size-complex="12pt" style:font-weight-complex="bold"/>
    </style:style>
    <style:style style:name="T60" style:family="text">
      <style:text-properties fo:color="#000000" style:font-name="Times New Roman" fo:font-size="12pt" fo:language="en" fo:country="US" fo:font-weight="bold" officeooo:rsid="00538565" style:font-size-asian="12pt" style:font-weight-asian="bold" style:font-name-complex="Times New Roman" style:font-size-complex="12pt" style:font-weight-complex="bold"/>
    </style:style>
    <style:style style:name="T61" style:family="text">
      <style:text-properties fo:color="#000000" style:font-name="Times New Roman" fo:font-size="12pt" fo:language="en" fo:country="US" fo:font-weight="bold" officeooo:rsid="019a434f" style:font-size-asian="12pt" style:font-weight-asian="bold" style:font-name-complex="Times New Roman" style:font-size-complex="12pt" style:font-weight-complex="bold"/>
    </style:style>
    <style:style style:name="T62" style:family="text">
      <style:text-properties fo:color="#000000" style:font-name="Times New Roman" fo:font-size="12pt" fo:language="en" fo:country="US" fo:font-weight="normal" style:font-size-asian="12pt" style:font-weight-asian="normal" style:font-name-complex="Times New Roman" style:font-size-complex="12pt" style:font-weight-complex="normal"/>
    </style:style>
    <style:style style:name="T63" style:family="text">
      <style:text-properties fo:color="#000000" style:font-name="Times New Roman" fo:font-size="12pt" fo:language="en" fo:country="US" fo:font-weight="normal" officeooo:rsid="00538565" style:font-size-asian="12pt" style:font-weight-asian="normal" style:font-name-complex="Times New Roman" style:font-size-complex="12pt" style:font-weight-complex="normal"/>
    </style:style>
    <style:style style:name="T64" style:family="text">
      <style:text-properties fo:color="#000000" style:font-name="Times New Roman" fo:font-size="12pt" fo:language="en" fo:country="US" fo:font-weight="normal" officeooo:rsid="005610c9" style:font-size-asian="12pt" style:font-weight-asian="normal" style:font-name-complex="Times New Roman" style:font-size-complex="12pt" style:font-weight-complex="normal"/>
    </style:style>
    <style:style style:name="T65" style:family="text">
      <style:text-properties fo:color="#000000" style:font-name="Times New Roman" fo:font-size="12pt" fo:language="en" fo:country="US" fo:font-weight="normal" officeooo:rsid="0124fcee" style:font-size-asian="12pt" style:font-weight-asian="bold" style:font-name-complex="Times Roman" style:font-size-complex="12pt"/>
    </style:style>
    <style:style style:name="T66" style:family="text">
      <style:text-properties fo:color="#000000" style:font-name="Times New Roman" fo:font-size="12pt" fo:language="en" fo:country="US" fo:font-weight="normal" officeooo:rsid="024c935b" style:font-size-asian="12pt" style:font-weight-asian="bold" style:font-name-complex="Times Roman" style:font-size-complex="12pt"/>
    </style:style>
    <style:style style:name="T67" style:family="text">
      <style:text-properties fo:color="#000000" style:font-name="Times New Roman" fo:font-size="12pt" fo:language="en" fo:country="US" fo:font-weight="normal" officeooo:rsid="0124fcee" style:font-name-asian="SimSun1" style:font-size-asian="12pt" style:language-asian="en" style:country-asian="US" style:font-weight-asian="bold" style:font-name-complex="Times Roman" style:font-size-complex="12pt" style:language-complex="ar" style:country-complex="SA"/>
    </style:style>
    <style:style style:name="T68" style:family="text">
      <style:text-properties fo:color="#000000" style:font-name="Times New Roman" fo:font-size="12pt" fo:language="en" fo:country="US" fo:font-weight="normal" officeooo:rsid="01378ecf" style:font-name-asian="SimSun1" style:font-size-asian="12pt" style:language-asian="en" style:country-asian="US" style:font-weight-asian="bold" style:font-name-complex="Times Roman" style:font-size-complex="12pt" style:language-complex="ar" style:country-complex="SA"/>
    </style:style>
    <style:style style:name="T69" style:family="text">
      <style:text-properties fo:color="#000000" style:font-name="Times New Roman" fo:font-size="12pt" fo:language="en" fo:country="US" fo:font-weight="normal" officeooo:rsid="006d11d3" fo:background-color="#ffffff" loext:char-shading-value="0" style:font-size-asian="12pt" style:font-weight-asian="normal" style:font-name-complex="Times New Roman3" style:font-size-complex="12pt" style:font-weight-complex="normal"/>
    </style:style>
    <style:style style:name="T70" style:family="text">
      <style:text-properties fo:color="#000000" style:font-name="Times New Roman" fo:font-size="12pt" fo:language="en" fo:country="US" fo:font-weight="normal" officeooo:rsid="006d11d3" fo:background-color="#ffffff" loext:char-shading-value="0" style:font-size-asian="12pt" style:font-weight-asian="normal" style:font-name-complex="Times New Roman3" style:font-size-complex="12pt" style:font-weight-complex="bold"/>
    </style:style>
    <style:style style:name="T71" style:family="text">
      <style:text-properties fo:color="#000000" style:font-name="Times New Roman" officeooo:rsid="01bee3fd"/>
    </style:style>
    <style:style style:name="T72" style:family="text">
      <style:text-properties fo:color="#000000" style:font-name="Times Bold" fo:font-size="9pt" fo:language="en" fo:country="US" fo:font-weight="bold" style:font-size-asian="9pt" style:font-weight-asian="bold" style:font-name-complex="Times Bold1" style:font-size-complex="9pt" style:font-weight-complex="bold"/>
    </style:style>
    <style:style style:name="T73" style:family="text">
      <style:text-properties fo:color="#000000" style:font-name="Times Roman" fo:font-size="9pt" fo:language="en" fo:country="US" style:font-size-asian="9pt" style:font-name-complex="Times Roman1" style:font-size-complex="9pt"/>
    </style:style>
    <style:style style:name="T74" style:family="text">
      <style:text-properties fo:color="#000000" style:font-name="Times Roman" fo:font-size="9pt" style:font-size-asian="9pt" style:font-name-complex="Times Roman1" style:font-size-complex="9pt"/>
    </style:style>
    <style:style style:name="T75" style:family="text">
      <style:text-properties fo:color="#000000" style:font-name="Times Roman" fo:font-size="12pt" fo:language="en" fo:country="US" officeooo:rsid="005e50e8" style:font-size-asian="12pt" style:font-name-complex="Times Roman" style:font-size-complex="12pt"/>
    </style:style>
    <style:style style:name="T76" style:family="text">
      <style:text-properties fo:color="#000000" style:font-name="Times Roman" fo:font-size="12pt" fo:language="en" fo:country="US" officeooo:rsid="0206da97" style:font-size-asian="12pt" style:font-name-complex="Times Roman" style:font-size-complex="12pt"/>
    </style:style>
    <style:style style:name="T77" style:family="text">
      <style:text-properties fo:color="#000000" style:font-name="Times Roman" fo:font-size="12pt" fo:language="en" fo:country="US" officeooo:rsid="005e50e8" style:font-size-asian="12pt" style:font-name-complex="Times Roman1" style:font-size-complex="12pt"/>
    </style:style>
    <style:style style:name="T78" style:family="text">
      <style:text-properties fo:color="#000000" style:font-name="Times Roman" fo:font-size="12pt" fo:language="en" fo:country="US" officeooo:rsid="005e50e8" style:font-name-asian="SimSun1" style:font-size-asian="12pt" style:language-asian="en" style:country-asian="US" style:font-name-complex="Times Roman" style:font-size-complex="12pt" style:language-complex="ar" style:country-complex="SA"/>
    </style:style>
    <style:style style:name="T79" style:family="text">
      <style:text-properties fo:color="#000000" style:font-name="Times Roman" fo:font-size="12pt" fo:language="en" fo:country="US" officeooo:rsid="0206e23d" style:font-name-asian="SimSun1" style:font-size-asian="12pt" style:language-asian="en" style:country-asian="US" style:font-name-complex="Times Roman" style:font-size-complex="12pt" style:language-complex="ar" style:country-complex="SA"/>
    </style:style>
    <style:style style:name="T80" style:family="text">
      <style:text-properties fo:color="#000000" style:text-position="sub 58%" style:font-name="Times New Roman" fo:language="en" fo:country="US" style:font-name-complex="Times New Roman"/>
    </style:style>
    <style:style style:name="T81" style:family="text">
      <style:text-properties fo:color="#000000" style:text-position="sub 58%" style:font-name="Times New Roman" fo:language="en" fo:country="US" fo:font-style="italic" style:font-style-asian="italic" style:font-name-complex="Times New Roman"/>
    </style:style>
    <style:style style:name="T82" style:family="text">
      <style:text-properties fo:color="#000000" style:text-position="super 58%" style:font-name="Times New Roman" fo:font-size="12pt" fo:language="en" fo:country="US" officeooo:rsid="005e50e8" style:font-size-asian="12pt" style:font-name-complex="Times New Roman3" style:font-size-complex="12pt"/>
    </style:style>
    <style:style style:name="T83" style:family="text">
      <style:text-properties fo:color="#000000" style:text-position="super 58%" style:font-name-complex="Times New Roman3"/>
    </style:style>
    <style:style style:name="T84" style:family="text">
      <style:text-properties fo:color="#000000" style:font-name="GulliverIT" fo:font-size="8pt" fo:language="en" fo:country="US" fo:font-weight="bold" officeooo:rsid="00538565" style:font-weight-asian="bold" style:font-name-complex="Times New Roman" style:font-weight-complex="bold"/>
    </style:style>
    <style:style style:name="T85" style:family="text">
      <style:text-properties fo:color="#000000" fo:font-size="12pt" officeooo:rsid="007e0700" style:font-size-asian="12pt" style:font-size-complex="12pt"/>
    </style:style>
    <style:style style:name="T86" style:family="text">
      <style:text-properties fo:color="#000000" fo:font-size="12pt" officeooo:rsid="0019d673" style:font-size-asian="12pt" style:font-size-complex="12pt"/>
    </style:style>
    <style:style style:name="T87" style:family="text">
      <style:text-properties fo:color="#000000" style:font-name-complex="Times New Roman3"/>
    </style:style>
    <style:style style:name="T88" style:family="text">
      <style:text-properties fo:color="#000000" style:font-name-complex="Times New Roman3" style:font-weight-complex="bold"/>
    </style:style>
    <style:style style:name="T89" style:family="text">
      <style:text-properties fo:color="#000000" fo:font-weight="bold" style:font-weight-asian="bold" style:font-name-complex="Times New Roman3" style:font-weight-complex="bold"/>
    </style:style>
    <style:style style:name="T90" style:family="text">
      <style:text-properties fo:color="#000000" fo:font-style="italic" style:font-style-asian="italic" style:font-name-complex="Times New Roman3" style:font-style-complex="italic"/>
    </style:style>
    <style:style style:name="T91" style:family="text">
      <style:text-properties fo:color="#000000" fo:font-size="10pt" fo:font-weight="bold" style:font-size-asian="10pt" style:font-weight-asian="bold" style:font-name-complex="Times New Roman3" style:font-size-complex="10pt" style:font-weight-complex="bold"/>
    </style:style>
    <style:style style:name="T92" style:family="text">
      <style:text-properties fo:color="#000000" fo:font-size="10pt" style:font-size-asian="10pt" style:font-name-complex="Times New Roman3" style:font-size-complex="10pt"/>
    </style:style>
    <style:style style:name="T93" style:family="text">
      <style:text-properties fo:color="#000000" fo:font-size="10pt" style:font-size-asian="10pt" style:font-name-complex="Times New Roman3" style:font-size-complex="10pt" style:font-weight-complex="bold"/>
    </style:style>
    <style:style style:name="T94" style:family="text">
      <style:text-properties fo:font-variant="normal" fo:text-transform="none" fo:color="#000000" style:font-name="Times New Roman" fo:font-size="12pt" fo:letter-spacing="normal" fo:language="en" fo:country="US" fo:font-style="normal" fo:font-weight="normal" officeooo:rsid="0019d673" style:font-size-asian="12pt" style:font-style-asian="normal" style:font-weight-asian="normal" style:font-name-complex="Times New Roman" style:font-size-complex="12pt" style:font-weight-complex="bold"/>
    </style:style>
    <style:style style:name="T95" style:family="text">
      <style:text-properties fo:font-variant="normal" fo:text-transform="none" fo:color="#000000" style:font-name="Times New Roman" fo:font-size="12pt" fo:letter-spacing="normal" fo:language="en" fo:country="US" fo:font-style="normal" fo:font-weight="normal" officeooo:rsid="0019d673" style:font-size-asian="12pt" style:font-style-asian="normal" style:font-weight-asian="normal" style:font-name-complex="Times New Roman3" style:font-size-complex="12pt" style:font-weight-complex="bold"/>
    </style:style>
    <style:style style:name="T96" style:family="text">
      <style:text-properties fo:font-variant="normal" fo:text-transform="none" fo:color="#000000" style:font-name="Times New Roman" fo:font-size="12pt" fo:letter-spacing="normal" fo:language="en" fo:country="US" fo:font-style="normal" fo:font-weight="normal" style:font-size-asian="12pt" style:font-name-complex="Times New Roman" style:font-size-complex="12pt"/>
    </style:style>
    <style:style style:name="T97" style:family="text">
      <style:text-properties fo:font-variant="normal" fo:text-transform="none" fo:color="#000000" style:font-name="Times New Roman" fo:font-size="12pt" fo:letter-spacing="normal" fo:language="en" fo:country="US" fo:font-style="normal" fo:font-weight="normal" officeooo:rsid="01bbf3fb" style:font-size-asian="12pt" style:font-name-complex="Times New Roman" style:font-size-complex="12pt"/>
    </style:style>
    <style:style style:name="T98" style:family="text">
      <style:text-properties fo:font-variant="normal" fo:text-transform="none" fo:color="#000000" style:font-name="Times New Roman" fo:font-size="12pt" fo:letter-spacing="normal" fo:language="en" fo:country="US" fo:font-style="normal" fo:font-weight="normal" style:font-size-asian="12pt" style:font-weight-asian="bold" style:font-size-complex="12pt"/>
    </style:style>
    <style:style style:name="T99" style:family="text">
      <style:text-properties fo:font-variant="normal" fo:text-transform="none" fo:color="#000000" style:font-name="Times New Roman" fo:font-size="12pt" fo:letter-spacing="normal" fo:language="en" fo:country="US" fo:font-style="normal" fo:font-weight="normal" officeooo:rsid="01da9e49" style:font-size-asian="12pt" style:font-weight-asian="bold" style:font-size-complex="12pt"/>
    </style:style>
    <style:style style:name="T100" style:family="text">
      <style:text-properties fo:font-variant="normal" fo:text-transform="none" fo:color="#000000" style:font-name="Times New Roman" fo:font-size="12pt" fo:letter-spacing="normal" fo:language="en" fo:country="US" fo:font-style="normal" fo:font-weight="normal" officeooo:rsid="0124fcee" style:font-size-asian="12pt" style:font-weight-asian="bold" style:font-name-complex="Times Roman" style:font-size-complex="12pt" loext:padding="0in" loext:border="none"/>
    </style:style>
    <style:style style:name="T101" style:family="text">
      <style:text-properties fo:font-variant="normal" fo:text-transform="none" fo:color="#000000" style:font-name="Times New Roman" fo:font-size="12pt" fo:letter-spacing="normal" fo:language="en" fo:country="US" fo:font-style="normal" fo:font-weight="normal" style:font-size-asian="12pt" style:font-weight-asian="normal" style:font-size-complex="12pt" style:font-weight-complex="normal"/>
    </style:style>
    <style:style style:name="T102" style:family="text">
      <style:text-properties fo:font-variant="normal" fo:text-transform="none" fo:color="#000000" style:font-name="Times New Roman" fo:font-size="12pt" fo:letter-spacing="normal" fo:language="en" fo:country="US" fo:font-style="normal" fo:font-weight="normal" officeooo:rsid="004cd83c" style:font-size-asian="12pt" style:font-weight-asian="normal" style:font-size-complex="12pt" style:font-weight-complex="normal"/>
    </style:style>
    <style:style style:name="T103" style:family="text">
      <style:text-properties fo:font-variant="normal" fo:text-transform="none" fo:color="#000000" style:font-name="Times New Roman" fo:font-size="12pt" fo:letter-spacing="normal" fo:language="en" fo:country="US" fo:font-style="normal" fo:font-weight="normal" officeooo:rsid="0019d673" style:font-size-asian="12pt" style:font-name-complex="Times New Roman3" style:font-size-complex="12pt"/>
    </style:style>
    <style:style style:name="T104" style:family="text">
      <style:text-properties fo:font-variant="normal" fo:text-transform="none" fo:color="#000000" style:font-name="Times New Roman" fo:font-size="12pt" fo:letter-spacing="normal" fo:language="en" fo:country="US" fo:font-style="normal" fo:font-weight="normal" officeooo:rsid="0019d673" style:font-size-asian="12pt" style:font-name-complex="Times New Roman3" style:font-size-complex="12pt" style:font-weight-complex="bold"/>
    </style:style>
    <style:style style:name="T105" style:family="text">
      <style:text-properties fo:font-variant="normal" fo:text-transform="none" fo:color="#000000" style:font-name="Times New Roman" fo:font-size="12pt" fo:letter-spacing="normal" fo:language="en" fo:country="US" fo:font-style="normal" fo:font-weight="normal" officeooo:rsid="0019d673" fo:background-color="#ffffff" loext:char-shading-value="0" style:font-size-asian="12pt" style:font-name-complex="Times New Roman3" style:font-size-complex="12pt"/>
    </style:style>
    <style:style style:name="T106" style:family="text">
      <style:text-properties fo:font-variant="normal" fo:text-transform="none" fo:color="#000000" style:font-name="Times New Roman" fo:font-size="12pt" fo:letter-spacing="normal" fo:language="en" fo:country="US" fo:font-style="normal" fo:font-weight="normal" officeooo:rsid="0019d673" fo:background-color="#ffffff" loext:char-shading-value="0" style:font-size-asian="12pt" style:font-name-complex="Times New Roman3" style:font-size-complex="12pt" style:font-weight-complex="bold"/>
    </style:style>
    <style:style style:name="T107" style:family="text">
      <style:text-properties fo:font-variant="normal" fo:text-transform="none" fo:color="#000000" style:font-name="Times New Roman" fo:font-size="12pt" fo:letter-spacing="normal" fo:language="en" fo:country="US" fo:font-style="normal" fo:font-weight="normal" officeooo:rsid="015ab2f4" fo:background-color="#ffffff" loext:char-shading-value="0" style:font-name-asian="SimSun1" style:font-size-asian="12pt" style:language-asian="en" style:country-asian="US" style:font-style-asian="normal" style:font-weight-asian="normal" style:font-name-complex="Times New Roman" style:font-size-complex="12pt" style:language-complex="ar" style:country-complex="SA" style:font-weight-complex="bold"/>
    </style:style>
    <style:style style:name="T108" style:family="text">
      <style:text-properties fo:font-variant="normal" fo:text-transform="none" fo:color="#000000" style:font-name="Times New Roman" fo:font-size="12pt" fo:letter-spacing="normal" fo:language="en" fo:country="US" fo:font-style="normal" fo:font-weight="normal" officeooo:rsid="015ab2f4" fo:background-color="#ffffff" loext:char-shading-value="0" style:font-name-asian="SimSun1" style:font-size-asian="12pt" style:language-asian="en" style:country-asian="US" style:font-style-asian="normal" style:font-weight-asian="normal" style:font-name-complex="Times New Roman3" style:font-size-complex="12pt" style:language-complex="ar" style:country-complex="SA" style:font-weight-complex="bold"/>
    </style:style>
    <style:style style:name="T109" style:family="text">
      <style:text-properties fo:font-variant="normal" fo:text-transform="none" fo:color="#000000" style:font-name="Times New Roman" fo:font-size="12pt" fo:letter-spacing="normal" fo:language="en" fo:country="US" fo:font-style="normal" fo:font-weight="normal" officeooo:rsid="01a3c8cf" style:font-name-asian="SimSun1" style:font-size-asian="12pt" style:language-asian="en" style:country-asian="US" style:font-weight-asian="bold" style:font-name-complex="Lucida Sans" style:font-size-complex="12pt" style:language-complex="ar" style:country-complex="SA"/>
    </style:style>
    <style:style style:name="T110" style:family="text">
      <style:text-properties fo:font-variant="normal" fo:text-transform="none" fo:color="#000000" style:font-name="Times New Roman" fo:font-size="12pt" fo:letter-spacing="normal" fo:language="en" fo:country="US" fo:font-style="normal" fo:font-weight="normal" officeooo:rsid="01da9e49" style:font-name-asian="SimSun1" style:font-size-asian="12pt" style:language-asian="en" style:country-asian="US" style:font-weight-asian="bold" style:font-name-complex="Lucida Sans" style:font-size-complex="12pt" style:language-complex="ar" style:country-complex="SA"/>
    </style:style>
    <style:style style:name="T111" style:family="text">
      <style:text-properties fo:font-variant="normal" fo:text-transform="none" fo:color="#000000" style:font-name="Times New Roman" fo:font-size="12pt" fo:letter-spacing="normal" fo:language="en" fo:country="US" fo:font-style="normal" fo:font-weight="normal" officeooo:rsid="01586494" style:font-name-asian="SimSun1" style:font-size-asian="12pt" style:language-asian="en" style:country-asian="US" style:font-style-asian="normal" style:font-weight-asian="normal" style:font-name-complex="Times New Roman3" style:font-size-complex="12pt" style:language-complex="ar" style:country-complex="SA" style:font-style-complex="normal" style:font-weight-complex="bold"/>
    </style:style>
    <style:style style:name="T112" style:family="text">
      <style:text-properties fo:font-variant="normal" fo:text-transform="none" fo:color="#000000" style:font-name="Times New Roman" fo:font-size="12pt" fo:letter-spacing="normal" fo:language="en" fo:country="US" fo:font-style="normal" fo:font-weight="normal" officeooo:rsid="01a239bd" style:font-name-asian="SimSun1" style:font-size-asian="12pt" style:language-asian="en" style:country-asian="US" style:font-style-asian="normal" style:font-name-complex="Lucida Sans" style:font-size-complex="12pt" style:language-complex="ar" style:country-complex="SA" style:font-style-complex="normal"/>
    </style:style>
    <style:style style:name="T113" style:family="text">
      <style:text-properties fo:font-variant="normal" fo:text-transform="none" fo:color="#000000" style:font-name="Times New Roman" fo:font-size="12pt" fo:letter-spacing="normal" fo:language="en" fo:country="US" fo:font-style="normal" fo:font-weight="normal" officeooo:rsid="004cd83c" style:font-name-asian="SimSun1" style:font-size-asian="12pt" style:language-asian="en" style:country-asian="US" style:font-weight-asian="normal" style:font-name-complex="Lucida Sans" style:font-size-complex="12pt" style:language-complex="ar" style:country-complex="SA" style:font-weight-complex="normal"/>
    </style:style>
    <style:style style:name="T114" style:family="text">
      <style:text-properties fo:font-variant="normal" fo:text-transform="none" fo:color="#000000" style:font-name="Times New Roman" fo:font-size="12pt" fo:letter-spacing="normal" fo:language="en" fo:country="US" fo:font-style="normal" fo:font-weight="normal" officeooo:rsid="01d5ccc8" style:font-name-asian="SimSun1" style:font-size-asian="12pt" style:language-asian="en" style:country-asian="US" style:font-weight-asian="normal" style:font-name-complex="Lucida Sans" style:font-size-complex="12pt" style:language-complex="ar" style:country-complex="SA" style:font-weight-complex="normal"/>
    </style:style>
    <style:style style:name="T115" style:family="text">
      <style:text-properties fo:font-variant="normal" fo:text-transform="none" fo:color="#000000" style:font-name="Times New Roman" fo:font-size="12pt" fo:letter-spacing="normal" fo:language="en" fo:country="US" fo:font-style="normal" fo:font-weight="normal" officeooo:rsid="02313909" style:font-name-asian="SimSun1" style:font-size-asian="12pt" style:language-asian="en" style:country-asian="US" style:font-weight-asian="normal" style:font-name-complex="Lucida Sans" style:font-size-complex="12pt" style:language-complex="ar" style:country-complex="SA" style:font-weight-complex="normal"/>
    </style:style>
    <style:style style:name="T116" style:family="text">
      <style:text-properties fo:font-variant="normal" fo:text-transform="none" fo:color="#000000" style:font-name="Times New Roman" fo:font-size="12pt" fo:letter-spacing="normal" fo:language="en" fo:country="US" fo:font-style="normal" fo:font-weight="normal" officeooo:rsid="022a6b85" style:font-name-asian="SimSun1" style:font-size-asian="12pt" style:language-asian="en" style:country-asian="US" style:font-name-complex="Lucida Sans" style:font-size-complex="12pt" style:language-complex="ar" style:country-complex="SA"/>
    </style:style>
    <style:style style:name="T117" style:family="text">
      <style:text-properties fo:font-variant="normal" fo:text-transform="none" fo:color="#000000" style:font-name="Times New Roman" fo:font-size="12pt" fo:letter-spacing="normal" fo:language="en" fo:country="US" fo:font-style="normal" fo:font-weight="normal" officeooo:rsid="023d8934" style:font-name-asian="SimSun1" style:font-size-asian="12pt" style:language-asian="en" style:country-asian="US" style:font-name-complex="Lucida Sans" style:font-size-complex="12pt" style:language-complex="ar" style:country-complex="SA"/>
    </style:style>
    <style:style style:name="T118" style:family="text">
      <style:text-properties fo:font-variant="normal" fo:text-transform="none" fo:color="#000000" style:font-name="Times New Roman" fo:font-size="12pt" fo:letter-spacing="normal" fo:language="en" fo:country="US" fo:font-style="normal" fo:font-weight="normal" officeooo:rsid="023e06bf" style:font-name-asian="SimSun1" style:font-size-asian="12pt" style:language-asian="en" style:country-asian="US" style:font-name-complex="Lucida Sans" style:font-size-complex="12pt" style:language-complex="ar" style:country-complex="SA"/>
    </style:style>
    <style:style style:name="T119" style:family="text">
      <style:text-properties fo:font-variant="normal" fo:text-transform="none" fo:color="#000000" style:font-name="Times New Roman" fo:font-size="12pt" fo:letter-spacing="normal" fo:language="en" fo:country="US" fo:font-style="normal" fo:font-weight="normal" officeooo:rsid="02400388" style:font-name-asian="SimSun1" style:font-size-asian="12pt" style:language-asian="en" style:country-asian="US" style:font-name-complex="Lucida Sans" style:font-size-complex="12pt" style:language-complex="ar" style:country-complex="SA"/>
    </style:style>
    <style:style style:name="T120" style:family="text">
      <style:text-properties fo:font-variant="normal" fo:text-transform="none" fo:color="#000000" style:font-name="Times New Roman" fo:font-size="12pt" fo:letter-spacing="normal" fo:language="en" fo:country="US" fo:font-style="normal" fo:font-weight="normal" officeooo:rsid="0242f981" style:font-name-asian="SimSun1" style:font-size-asian="12pt" style:language-asian="en" style:country-asian="US" style:font-name-complex="Lucida Sans" style:font-size-complex="12pt" style:language-complex="ar" style:country-complex="SA"/>
    </style:style>
    <style:style style:name="T121" style:family="text">
      <style:text-properties fo:font-variant="normal" fo:text-transform="none" fo:color="#000000" style:font-name="Times New Roman" fo:font-size="12pt" fo:letter-spacing="normal" fo:language="en" fo:country="US" fo:font-style="normal" fo:font-weight="normal" officeooo:rsid="024450b2" style:font-name-asian="SimSun1" style:font-size-asian="12pt" style:language-asian="en" style:country-asian="US" style:font-name-complex="Lucida Sans" style:font-size-complex="12pt" style:language-complex="ar" style:country-complex="SA"/>
    </style:style>
    <style:style style:name="T122" style:family="text">
      <style:text-properties fo:font-variant="normal" fo:text-transform="none" fo:color="#000000" style:font-name="Times New Roman" fo:font-size="12pt" fo:letter-spacing="normal" fo:language="en" fo:country="US" fo:font-style="normal" fo:font-weight="normal" officeooo:rsid="024654a2" style:font-name-asian="SimSun1" style:font-size-asian="12pt" style:language-asian="en" style:country-asian="US" style:font-name-complex="Lucida Sans" style:font-size-complex="12pt" style:language-complex="ar" style:country-complex="SA"/>
    </style:style>
    <style:style style:name="T123" style:family="text">
      <style:text-properties fo:font-variant="normal" fo:text-transform="none" fo:color="#000000" style:font-name="Times New Roman" fo:font-size="12pt" fo:letter-spacing="normal" fo:language="en" fo:country="US" fo:font-style="normal" fo:font-weight="normal" officeooo:rsid="024bb60a" style:font-name-asian="SimSun1" style:font-size-asian="12pt" style:language-asian="en" style:country-asian="US" style:font-name-complex="Lucida Sans" style:font-size-complex="12pt" style:language-complex="ar" style:country-complex="SA"/>
    </style:style>
    <style:style style:name="T124" style:family="text">
      <style:text-properties fo:font-variant="normal" fo:text-transform="none" fo:color="#000000" style:font-name="Times New Roman" fo:font-size="12pt" fo:letter-spacing="normal" fo:language="en" fo:country="US" fo:font-style="normal" fo:font-weight="normal" officeooo:rsid="01a3c8cf" fo:background-color="transparent" loext:char-shading-value="0" style:font-name-asian="SimSun1" style:font-size-asian="12pt" style:language-asian="en" style:country-asian="US" style:font-weight-asian="bold" style:font-name-complex="Lucida Sans" style:font-size-complex="12pt" style:language-complex="ar" style:country-complex="SA"/>
    </style:style>
    <style:style style:name="T125" style:family="text">
      <style:text-properties fo:font-variant="normal" fo:text-transform="none" fo:color="#000000" style:font-name="Times New Roman" fo:font-size="12pt" fo:letter-spacing="normal" fo:language="en" fo:country="US" fo:font-style="normal" fo:font-weight="normal" officeooo:rsid="0032b011" fo:background-color="transparent" loext:char-shading-value="0" style:font-name-asian="SimSun1" style:font-size-asian="12pt" style:language-asian="en" style:country-asian="US" style:font-weight-asian="bold" style:font-name-complex="Times New Roman3" style:font-size-complex="12pt" style:language-complex="ar" style:country-complex="SA" style:font-weight-complex="bold"/>
    </style:style>
    <style:style style:name="T126" style:family="text">
      <style:text-properties fo:font-variant="normal" fo:text-transform="none" fo:color="#000000" style:font-name="Times New Roman" fo:font-size="12pt" fo:letter-spacing="normal" fo:language="en" fo:country="US" fo:font-style="normal" fo:font-weight="normal" fo:background-color="transparent" loext:char-shading-value="0" style:font-size-asian="12pt" style:font-weight-asian="bold" style:font-size-complex="12pt"/>
    </style:style>
    <style:style style:name="T127" style:family="text">
      <style:text-properties fo:font-variant="normal" fo:text-transform="none" fo:color="#000000" style:font-name="Times New Roman" fo:font-size="12pt" fo:letter-spacing="normal" fo:language="en" fo:country="US" fo:font-style="italic" fo:font-weight="normal" officeooo:rsid="01586494" style:font-name-asian="SimSun1" style:font-size-asian="12pt" style:language-asian="en" style:country-asian="US" style:font-style-asian="italic" style:font-weight-asian="normal" style:font-name-complex="Times New Roman3" style:font-size-complex="12pt" style:language-complex="ar" style:country-complex="SA" style:font-style-complex="italic" style:font-weight-complex="bold"/>
    </style:style>
    <style:style style:name="T128" style:family="text">
      <style:text-properties fo:font-variant="normal" fo:text-transform="none" fo:color="#000000" style:font-name="Times New Roman" fo:font-size="12pt" fo:letter-spacing="normal" fo:font-style="normal" fo:font-weight="normal" style:font-size-asian="12pt" style:font-size-complex="12pt"/>
    </style:style>
    <style:style style:name="T129" style:family="text">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T130" style:family="text">
      <style:text-properties fo:font-variant="normal" fo:text-transform="none" fo:color="#000000" style:font-name="Times New Roman" fo:font-size="12pt" fo:letter-spacing="normal" fo:font-style="normal" fo:font-weight="normal" officeooo:rsid="004cd83c" style:font-size-asian="12pt" style:font-style-asian="normal" style:font-size-complex="12pt" style:font-style-complex="normal"/>
    </style:style>
    <style:style style:name="T131" style:family="text">
      <style:text-properties fo:font-variant="normal" fo:text-transform="none" fo:color="#000000" style:font-name="Times New Roman" fo:letter-spacing="normal" fo:font-style="normal" fo:font-weight="normal" style:font-style-asian="normal" style:font-style-complex="normal"/>
    </style:style>
    <style:style style:name="T132" style:family="text">
      <style:text-properties fo:font-variant="normal" fo:text-transform="none" fo:color="#000000" style:font-name="Times New Roman" fo:letter-spacing="normal" fo:font-style="normal" fo:font-weight="normal" officeooo:rsid="004cd83c" style:font-style-asian="normal" style:font-style-complex="normal"/>
    </style:style>
    <style:style style:name="T133" style:family="text">
      <style:text-properties fo:font-variant="normal" fo:text-transform="none" fo:color="#000000" style:text-position="0% 100%" style:font-name="Times New Roman" fo:font-size="12pt" fo:letter-spacing="normal" fo:language="en" fo:country="US" fo:font-style="normal" style:text-underline-style="none" fo:font-weight="normal" style:font-size-asian="12pt" style:font-weight-asian="bold" style:font-size-complex="12pt"/>
    </style:style>
    <style:style style:name="T134" style:family="text">
      <style:text-properties fo:font-variant="normal" fo:text-transform="none" fo:color="#000000" style:text-position="0% 100%" style:font-name="Times Roman" fo:font-size="12pt" fo:language="en" fo:country="US" fo:font-style="normal" style:text-underline-style="none" fo:font-weight="normal" officeooo:rsid="0206e23d" style:font-name-asian="SimSun1" style:font-size-asian="12pt" style:language-asian="en" style:country-asian="US" style:font-name-complex="Times Roman" style:font-size-complex="12pt" style:language-complex="ar" style:country-complex="SA"/>
    </style:style>
    <style:style style:name="T135" style:family="text">
      <style:text-properties fo:font-variant="normal" fo:text-transform="none" fo:color="#ff0000" style:font-name="Times New Roman" fo:font-size="12pt" fo:letter-spacing="normal" fo:language="en" fo:country="US" fo:font-style="normal" fo:font-weight="normal" officeooo:rsid="00f41974" style:font-name-asian="SimSun1" style:font-size-asian="12pt" style:language-asian="en" style:country-asian="US" style:font-name-complex="Times New Roman" style:font-size-complex="12pt" style:language-complex="ar" style:country-complex="SA"/>
    </style:style>
    <style:style style:name="T136" style:family="text">
      <style:text-properties fo:font-variant="normal" fo:text-transform="none" fo:color="#ff0000" style:font-name="Times New Roman" fo:font-size="12pt" fo:letter-spacing="normal" fo:language="en" fo:country="US" fo:font-style="normal" fo:font-weight="normal" officeooo:rsid="025c7e98" style:font-name-asian="SimSun1" style:font-size-asian="12pt" style:language-asian="en" style:country-asian="US" style:font-name-complex="Times New Roman" style:font-size-complex="12pt" style:language-complex="ar" style:country-complex="SA"/>
    </style:style>
    <style:style style:name="T137" style:family="text">
      <style:text-properties fo:font-variant="normal" fo:text-transform="none" fo:color="#ff0000" style:font-name="Times New Roman" fo:font-size="12pt" fo:letter-spacing="normal" fo:language="en" fo:country="US" fo:font-style="normal" fo:font-weight="normal" officeooo:rsid="026206b1" style:font-name-asian="SimSun1" style:font-size-asian="12pt" style:language-asian="en" style:country-asian="US" style:font-name-complex="Times New Roman" style:font-size-complex="12pt" style:language-complex="ar" style:country-complex="SA"/>
    </style:style>
    <style:style style:name="T138" style:family="text">
      <style:text-properties fo:font-variant="normal" fo:text-transform="none" fo:color="#1c1d1e" style:font-name="Times New Roman" fo:font-size="12pt" fo:letter-spacing="normal" fo:language="en" fo:country="US" fo:font-style="normal" fo:font-weight="normal" style:font-size-asian="12pt" style:font-name-complex="Times New Roman" style:font-size-complex="12pt"/>
    </style:style>
    <style:style style:name="T139" style:family="text">
      <style:text-properties fo:font-variant="normal" fo:text-transform="none" fo:color="#1c1d1e" style:font-name="Times New Roman" fo:font-size="12pt" fo:letter-spacing="normal" fo:language="en" fo:country="US" fo:font-style="normal" fo:font-weight="normal" officeooo:rsid="0059d537" style:font-size-asian="12pt" style:font-name-complex="Times New Roman" style:font-size-complex="12pt"/>
    </style:style>
    <style:style style:name="T140" style:family="text">
      <style:text-properties fo:font-variant="normal" fo:text-transform="none" fo:color="#1c1d1e" style:font-name="Times New Roman" fo:font-size="12pt" fo:letter-spacing="normal" fo:language="en" fo:country="US" fo:font-style="normal" fo:font-weight="normal" officeooo:rsid="0124fcee" style:font-size-asian="12pt" style:font-weight-asian="bold" style:font-name-complex="Times Roman" style:font-size-complex="12pt"/>
    </style:style>
    <style:style style:name="T141" style:family="text">
      <style:text-properties fo:font-variant="normal" fo:text-transform="none" fo:color="#1c1d1e" style:font-name="Times New Roman" fo:font-size="12pt" fo:letter-spacing="normal" fo:language="en" fo:country="US" fo:font-style="normal" fo:font-weight="normal" officeooo:rsid="0124fcee" style:font-size-asian="12pt" style:font-weight-asian="bold" style:font-name-complex="Times Roman" style:font-size-complex="12pt" loext:padding="0in" loext:border="none"/>
    </style:style>
    <style:style style:name="T142" style:family="text">
      <style:text-properties fo:font-variant="normal" fo:text-transform="none" fo:color="#1c1d1e" style:font-name="Times New Roman" fo:font-size="12pt" fo:letter-spacing="normal" fo:language="en" fo:country="US" fo:font-style="normal" fo:font-weight="normal" officeooo:rsid="024fabb7" style:font-size-asian="12pt" style:font-weight-asian="bold" style:font-name-complex="Times Roman" style:font-size-complex="12pt" loext:padding="0in" loext:border="none"/>
    </style:style>
    <style:style style:name="T143" style:family="text">
      <style:text-properties fo:font-variant="normal" fo:text-transform="none" fo:color="#1c1d1e" style:font-name="Times New Roman" fo:font-size="12pt" fo:letter-spacing="normal" fo:language="en" fo:country="US" fo:font-style="normal" fo:font-weight="normal" officeooo:rsid="0059d537" style:font-name-asian="SimSun1" style:font-size-asian="12pt" style:language-asian="en" style:country-asian="US" style:font-name-complex="Times New Roman" style:font-size-complex="12pt" style:language-complex="ar" style:country-complex="SA"/>
    </style:style>
    <style:style style:name="T144" style:family="text">
      <style:text-properties fo:font-variant="normal" fo:text-transform="none" fo:color="#1c1d1e" style:font-name="Times New Roman" fo:font-size="12pt" fo:letter-spacing="normal" fo:language="en" fo:country="US" fo:font-style="normal" fo:font-weight="normal" officeooo:rsid="02419fd4" style:font-name-asian="SimSun1" style:font-size-asian="12pt" style:language-asian="en" style:country-asian="US" style:font-weight-asian="bold" style:font-name-complex="Times Roman" style:font-size-complex="12pt" style:language-complex="ar" style:country-complex="SA"/>
    </style:style>
    <style:style style:name="T145" style:family="text">
      <style:text-properties fo:font-variant="normal" fo:text-transform="none" fo:color="#1c1d1e" style:text-position="super 58%" style:font-name="Times New Roman" fo:font-size="12pt" fo:letter-spacing="normal" fo:language="en" fo:country="US" fo:font-style="normal" fo:font-weight="normal" officeooo:rsid="01adf825" style:font-size-asian="12pt" style:font-name-complex="Times New Roman" style:font-size-complex="12pt"/>
    </style:style>
    <style:style style:name="T146" style:family="text">
      <style:text-properties fo:font-variant="normal" fo:text-transform="none" style:use-window-font-color="true" fo:letter-spacing="normal" fo:language="en" fo:country="US" fo:font-style="normal" officeooo:rsid="0064820a" style:font-name-asian="SimSun1" style:language-asian="en" style:country-asian="US" style:font-name-complex="Lucida Sans" style:language-complex="ar" style:country-complex="SA"/>
    </style:style>
    <style:style style:name="T147" style:family="text">
      <style:text-properties fo:font-variant="normal" fo:text-transform="none" style:use-window-font-color="true" fo:letter-spacing="normal" fo:language="en" fo:country="US" fo:font-style="normal" officeooo:rsid="0087f6eb" style:font-name-asian="SimSun1" style:language-asian="en" style:country-asian="US" style:font-name-complex="Lucida Sans" style:language-complex="ar" style:country-complex="SA"/>
    </style:style>
    <style:style style:name="T148" style:family="text">
      <style:text-properties fo:font-variant="normal" fo:text-transform="none" style:use-window-font-color="true" fo:letter-spacing="normal" fo:language="en" fo:country="US" fo:font-style="normal" officeooo:rsid="006fed22" style:font-name-asian="SimSun1" style:language-asian="en" style:country-asian="US" style:font-name-complex="Lucida Sans" style:language-complex="ar" style:country-complex="SA"/>
    </style:style>
    <style:style style:name="T149" style:family="text">
      <style:text-properties fo:font-variant="normal" fo:text-transform="none" fo:color="#111111" style:font-name="Times New Roman" fo:font-size="12pt" fo:letter-spacing="normal" fo:language="en" fo:country="US" fo:font-style="normal" fo:font-weight="normal" officeooo:rsid="0032b011" fo:background-color="#ffffff" loext:char-shading-value="0" style:font-name-asian="SimSun1" style:font-size-asian="12pt" style:language-asian="en" style:country-asian="US" style:font-weight-asian="bold" style:font-name-complex="Times New Roman3" style:font-size-complex="12pt" style:language-complex="ar" style:country-complex="SA" style:font-weight-complex="bold"/>
    </style:style>
    <style:style style:name="T150" style:family="text">
      <style:text-properties fo:font-variant="normal" fo:text-transform="none" style:text-position="0% 100%" fo:font-style="normal" style:text-underline-style="none" fo:font-weight="normal"/>
    </style:style>
    <style:style style:name="T151" style:family="text">
      <style:text-properties fo:font-variant="normal" fo:text-transform="none" fo:color="#2e2e2e" style:font-name="Times New Roman" fo:font-size="12pt" fo:letter-spacing="normal" fo:language="en" fo:country="US" fo:font-style="normal" fo:font-weight="normal" officeooo:rsid="00ac966e" fo:background-color="transparent" loext:char-shading-value="0" style:font-name-asian="SimSun1" style:font-size-asian="12pt" style:language-asian="en" style:country-asian="US" style:font-weight-asian="normal" style:font-name-complex="Times New Roman" style:font-size-complex="12pt" style:language-complex="ar" style:country-complex="SA" style:font-weight-complex="normal"/>
    </style:style>
    <style:style style:name="T152" style:family="text">
      <style:text-properties fo:font-variant="normal" fo:text-transform="none" fo:color="#2e2e2e" style:font-name="Times New Roman" fo:font-size="12pt" fo:letter-spacing="normal" fo:language="en" fo:country="US" fo:font-style="normal" fo:font-weight="normal" officeooo:rsid="00ac966e" fo:background-color="transparent" loext:char-shading-value="0" style:font-name-asian="SimSun1" style:font-size-asian="12pt" style:language-asian="en" style:country-asian="US" style:font-weight-asian="normal" style:font-name-complex="Times New Roman3" style:font-size-complex="12pt" style:language-complex="ar" style:country-complex="SA" style:font-weight-complex="normal"/>
    </style:style>
    <style:style style:name="T153" style:family="text">
      <style:text-properties fo:language="en" fo:country="US" style:font-name-complex="Times Roman"/>
    </style:style>
    <style:style style:name="T154" style:family="text">
      <style:text-properties fo:language="en" fo:country="US" officeooo:rsid="01d0fce9" style:font-name-complex="Times Roman"/>
    </style:style>
    <style:style style:name="T155" style:family="text">
      <style:text-properties fo:language="en" fo:country="US" style:font-name-complex="Times Roman1"/>
    </style:style>
    <style:style style:name="T156" style:family="text">
      <style:text-properties fo:language="en" fo:country="US" officeooo:rsid="02199442" style:font-name-complex="Times Roman1"/>
    </style:style>
    <style:style style:name="T157" style:family="text">
      <style:text-properties style:use-window-font-color="true" style:font-name="Times New Roman" fo:font-size="12pt" fo:language="en" fo:country="US" fo:font-weight="normal" officeooo:rsid="004f758b" style:font-name-asian="SimSun1" style:font-size-asian="12pt" style:language-asian="en" style:country-asian="US" style:font-weight-asian="normal" style:font-name-complex="Lucida Sans" style:font-size-complex="12pt" style:language-complex="ar" style:country-complex="SA" style:font-weight-complex="normal"/>
    </style:style>
    <style:style style:name="T158" style:family="text">
      <style:text-properties style:use-window-font-color="true" style:font-name="Times New Roman" fo:font-size="12pt" fo:language="en" fo:country="US" fo:font-weight="normal" officeooo:rsid="004fd30d" style:font-name-asian="SimSun1" style:font-size-asian="12pt" style:language-asian="en" style:country-asian="US" style:font-weight-asian="normal" style:font-name-complex="Lucida Sans" style:font-size-complex="12pt" style:language-complex="ar" style:country-complex="SA" style:font-weight-complex="normal"/>
    </style:style>
    <style:style style:name="T159" style:family="text">
      <style:text-properties style:use-window-font-color="true" style:font-name="Times New Roman" fo:font-size="12pt" fo:language="en" fo:country="US" fo:font-weight="normal" officeooo:rsid="005610c9" style:font-name-asian="SimSun1" style:font-size-asian="12pt" style:language-asian="en" style:country-asian="US" style:font-weight-asian="normal" style:font-name-complex="Lucida Sans" style:font-size-complex="12pt" style:language-complex="ar" style:country-complex="SA" style:font-weight-complex="normal"/>
    </style:style>
    <style:style style:name="T160" style:family="text">
      <style:text-properties style:use-window-font-color="true" style:font-name="Times New Roman" fo:font-size="12pt" fo:language="en" fo:country="US" fo:font-weight="normal" officeooo:rsid="01aefc58" fo:background-color="#ffffff" loext:char-shading-value="0" style:font-name-asian="SimSun1" style:font-size-asian="12pt" style:language-asian="en" style:country-asian="US" style:font-weight-asian="normal" style:font-name-complex="Lucida Sans" style:font-size-complex="12pt" style:language-complex="ar" style:country-complex="SA" style:font-weight-complex="normal"/>
    </style:style>
    <style:style style:name="T161" style:family="text">
      <style:text-properties style:use-window-font-color="true" style:font-name="Times New Roman" fo:font-size="12pt" fo:language="en" fo:country="US" fo:font-weight="normal" officeooo:rsid="01b09a39" fo:background-color="#ffffff" loext:char-shading-value="0" style:font-name-asian="SimSun1" style:font-size-asian="12pt" style:language-asian="en" style:country-asian="US" style:font-weight-asian="normal" style:font-name-complex="Lucida Sans" style:font-size-complex="12pt" style:language-complex="ar" style:country-complex="SA" style:font-weight-complex="normal"/>
    </style:style>
    <style:style style:name="T162" style:family="text">
      <style:text-properties style:use-window-font-color="true" style:font-name="Times New Roman" fo:font-size="12pt" fo:language="en" fo:country="US" fo:font-weight="normal" officeooo:rsid="01b40caf" fo:background-color="#ffffff" loext:char-shading-value="0" style:font-name-asian="SimSun1" style:font-size-asian="12pt" style:language-asian="en" style:country-asian="US" style:font-weight-asian="normal" style:font-name-complex="Lucida Sans" style:font-size-complex="12pt" style:language-complex="ar" style:country-complex="SA" style:font-weight-complex="normal"/>
    </style:style>
    <style:style style:name="T163" style:family="text">
      <style:text-properties style:use-window-font-color="true" style:font-name="Times New Roman" fo:font-size="12pt" fo:language="en" fo:country="US" fo:font-weight="normal" officeooo:rsid="01c38901" fo:background-color="#ffffff" loext:char-shading-value="0" style:font-name-asian="SimSun1" style:font-size-asian="12pt" style:language-asian="en" style:country-asian="US" style:font-weight-asian="normal" style:font-name-complex="Lucida Sans" style:font-size-complex="12pt" style:language-complex="ar" style:country-complex="SA" style:font-weight-complex="normal"/>
    </style:style>
    <style:style style:name="T164" style:family="text">
      <style:text-properties style:use-window-font-color="true" style:font-name="Times New Roman" fo:font-size="12pt" fo:language="en" fo:country="US" fo:font-weight="bold" officeooo:rsid="0064820a" style:font-name-asian="SimSun1" style:font-size-asian="12pt" style:language-asian="en" style:country-asian="US" style:font-weight-asian="bold" style:font-name-complex="Lucida Sans" style:font-size-complex="12pt" style:language-complex="ar" style:country-complex="SA"/>
    </style:style>
    <style:style style:name="T165" style:family="text">
      <style:text-properties style:use-window-font-color="true" style:font-name="Times New Roman" fo:font-size="12pt" fo:language="en" fo:country="US" fo:font-weight="bold" officeooo:rsid="00902795" style:font-name-asian="SimSun1" style:font-size-asian="12pt" style:language-asian="en" style:country-asian="US" style:font-weight-asian="bold" style:font-name-complex="Lucida Sans" style:font-size-complex="12pt" style:language-complex="ar" style:country-complex="SA"/>
    </style:style>
    <style:style style:name="T166" style:family="text">
      <style:text-properties style:use-window-font-color="true" style:font-name="Times New Roman" fo:font-size="10pt" fo:language="en" fo:country="US" fo:font-weight="normal" officeooo:rsid="01860f3a" style:font-name-asian="SimSun1" style:font-size-asian="10pt" style:language-asian="en" style:country-asian="US" style:font-weight-asian="normal" style:font-name-complex="Lucida Sans" style:font-size-complex="10pt" style:language-complex="ar" style:country-complex="SA" style:font-weight-complex="normal"/>
    </style:style>
    <style:style style:name="T167" style:family="text">
      <style:text-properties style:use-window-font-color="true" style:font-name="Times New Roman" fo:font-size="10pt" fo:language="en" fo:country="US" fo:font-weight="normal" officeooo:rsid="01870cda" style:font-name-asian="SimSun1" style:font-size-asian="10pt" style:language-asian="en" style:country-asian="US" style:font-weight-asian="normal" style:font-name-complex="Lucida Sans" style:font-size-complex="10pt" style:language-complex="ar" style:country-complex="SA" style:font-weight-complex="normal"/>
    </style:style>
    <style:style style:name="T168" style:family="text">
      <style:text-properties style:use-window-font-color="true" style:font-name="Times New Roman" fo:font-size="10pt" fo:language="en" fo:country="US" fo:font-weight="normal" officeooo:rsid="01a0900a" style:font-name-asian="SimSun1" style:font-size-asian="10pt" style:language-asian="en" style:country-asian="US" style:font-weight-asian="normal" style:font-name-complex="Lucida Sans" style:font-size-complex="10pt" style:language-complex="ar" style:country-complex="SA" style:font-weight-complex="normal"/>
    </style:style>
    <style:style style:name="T169" style:family="text">
      <style:text-properties style:use-window-font-color="true" style:font-name="Times New Roman" fo:font-size="10pt" fo:language="en" fo:country="US" fo:font-weight="normal" officeooo:rsid="01a0fa7a" style:font-name-asian="SimSun1" style:font-size-asian="10pt" style:language-asian="en" style:country-asian="US" style:font-weight-asian="normal" style:font-name-complex="Lucida Sans" style:font-size-complex="10pt" style:language-complex="ar" style:country-complex="SA" style:font-weight-complex="normal"/>
    </style:style>
    <style:style style:name="T170" style:family="text">
      <style:text-properties style:use-window-font-color="true" style:font-name="Times New Roman" fo:font-size="10pt" fo:language="en" fo:country="US" fo:font-weight="normal" officeooo:rsid="019e0887" style:font-name-asian="SimSun1" style:font-size-asian="10pt" style:language-asian="en" style:country-asian="US" style:font-weight-asian="normal" style:font-name-complex="Lucida Sans" style:font-size-complex="10pt" style:language-complex="ar" style:country-complex="SA" style:font-weight-complex="normal"/>
    </style:style>
    <style:style style:name="T171" style:family="text">
      <style:text-properties style:use-window-font-color="true" style:font-name="Times New Roman" fo:font-size="10pt" fo:language="en" fo:country="US" fo:font-weight="normal" officeooo:rsid="019c9f80" style:font-name-asian="SimSun1" style:font-size-asian="10pt" style:language-asian="en" style:country-asian="US" style:font-weight-asian="normal" style:font-name-complex="Lucida Sans" style:font-size-complex="10pt" style:language-complex="ar" style:country-complex="SA" style:font-weight-complex="normal"/>
    </style:style>
    <style:style style:name="T172" style:family="text">
      <style:text-properties style:use-window-font-color="true" style:font-name="Times New Roman" fo:font-size="10pt" fo:language="en" fo:country="US" fo:font-weight="normal" officeooo:rsid="02565aa4" style:font-name-asian="SimSun1" style:font-size-asian="10pt" style:language-asian="en" style:country-asian="US" style:font-weight-asian="normal" style:font-name-complex="Lucida Sans" style:font-size-complex="10pt" style:language-complex="ar" style:country-complex="SA" style:font-weight-complex="normal"/>
    </style:style>
    <style:style style:name="T173" style:family="text">
      <style:text-properties style:use-window-font-color="true" style:font-name="Times New Roman" fo:font-size="10pt" fo:language="en" fo:country="US" fo:font-weight="normal" officeooo:rsid="0257be46" style:font-name-asian="SimSun1" style:font-size-asian="10pt" style:language-asian="en" style:country-asian="US" style:font-weight-asian="normal" style:font-name-complex="Lucida Sans" style:font-size-complex="10pt" style:language-complex="ar" style:country-complex="SA" style:font-weight-complex="normal"/>
    </style:style>
    <style:style style:name="T174" style:family="text">
      <style:text-properties style:use-window-font-color="true" style:font-name="Times New Roman" fo:font-size="10pt" fo:language="en" fo:country="US" fo:font-weight="bold" officeooo:rsid="019e0887" style:font-name-asian="SimSun1" style:font-size-asian="10pt" style:language-asian="en" style:country-asian="US" style:font-weight-asian="bold" style:font-name-complex="Lucida Sans" style:font-size-complex="10pt" style:language-complex="ar" style:country-complex="SA"/>
    </style:style>
    <style:style style:name="T175" style:family="text">
      <style:text-properties style:use-window-font-color="true" style:font-name="Times New Roman" fo:font-size="10pt" fo:language="en" fo:country="US" fo:font-weight="bold" officeooo:rsid="019c9f80" style:font-name-asian="SimSun1" style:font-size-asian="10pt" style:language-asian="en" style:country-asian="US" style:font-weight-asian="bold" style:font-name-complex="Lucida Sans" style:font-size-complex="10pt" style:language-complex="ar" style:country-complex="SA"/>
    </style:style>
    <style:style style:name="T176" style:family="text">
      <style:text-properties style:use-window-font-color="true" style:font-name="Times New Roman" fo:font-size="10pt" officeooo:rsid="01a27e55" style:font-name-asian="SimSun1" style:font-size-asian="10pt" style:language-asian="en" style:country-asian="US" style:font-name-complex="Lucida Sans" style:font-size-complex="10pt" style:language-complex="ar" style:country-complex="SA"/>
    </style:style>
    <style:style style:name="T177" style:family="text">
      <style:text-properties officeooo:rsid="00544be4"/>
    </style:style>
    <style:style style:name="T178" style:family="text">
      <style:text-properties officeooo:rsid="005e50e8"/>
    </style:style>
    <style:style style:name="T179" style:family="text">
      <style:text-properties fo:font-size="12pt" style:font-size-asian="12pt" style:font-size-complex="12pt" style:font-weight-complex="bold"/>
    </style:style>
    <style:style style:name="T180" style:family="text">
      <style:text-properties officeooo:rsid="016a8fe6"/>
    </style:style>
    <style:style style:name="T181" style:family="text">
      <style:text-properties fo:color="#ff4000" style:font-name="Times New Roman" fo:font-size="12pt" fo:language="en" fo:country="US" fo:font-weight="bold" officeooo:rsid="02565aa4" style:font-name-asian="SimSun1" style:font-size-asian="12pt" style:language-asian="en" style:country-asian="US" style:font-weight-asian="bold" style:font-name-complex="Lucida Sans" style:font-size-complex="12pt" style:language-complex="ar" style:country-complex="SA"/>
    </style:style>
    <style:style style:name="T182" style:family="text">
      <style:text-properties fo:color="#ff4000" style:font-name="Times New Roman" fo:font-size="12pt" fo:language="en" fo:country="US" fo:font-weight="bold" officeooo:rsid="0257be46" style:font-name-asian="SimSun1" style:font-size-asian="12pt" style:language-asian="en" style:country-asian="US" style:font-weight-asian="bold" style:font-name-complex="Lucida Sans" style:font-size-complex="12pt" style:language-complex="ar" style:country-complex="SA"/>
    </style:style>
    <style:style style:name="T183" style:family="text">
      <style:text-properties fo:font-size="10pt" fo:background-color="#ffffff" loext:char-shading-value="0" style:font-size-asian="10pt" style:font-size-complex="10pt"/>
    </style:style>
    <style:style style:name="T184" style:family="text">
      <style:text-properties fo:color="#1c1d1e" style:font-name-complex="Times New Roman3"/>
    </style:style>
    <style:style style:name="T185" style:family="text">
      <style:text-properties style:font-name-complex="Times New Roman3"/>
    </style:style>
    <style:style style:name="T186" style:family="text">
      <style:text-properties fo:font-style="italic" style:font-style-asian="italic" style:font-name-complex="Times New Roman3" style:font-style-complex="italic"/>
    </style:style>
    <style:style style:name="T187" style:family="text">
      <style:text-properties fo:color="#4a6ee0" style:font-name="Times New Roman" fo:language="en" fo:country="US" style:text-underline-style="solid" style:text-underline-width="auto" style:text-underline-color="font-color" style:font-name-asian="Times New Roman3" style:language-asian="pt" style:country-asian="BR" style:font-name-complex="Times New Roman3"/>
    </style:style>
    <style:style style:name="T188" style:family="text">
      <style:text-properties fo:color="#333333" style:font-name-complex="Times New Roman3"/>
    </style:style>
    <style:style style:name="fr1"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Title</text:p>
      <text:p text:style-name="P63">Ocean warming may alter the trophic structure of a South Atlantic pristine reef ecosystem </text:p>
      <text:p text:style-name="P12"><text:span text:style-name="T146">Climate-driven regime shift of a </text:span><text:span text:style-name="T147">South Atlantic </text:span><text:span text:style-name="T146">t</text:span><text:span text:style-name="T148">ropical </text:span><text:span text:style-name="T147">pristine</text:span><text:span text:style-name="T148"> reef</text:span><text:span text:style-name="T146"> ecosystem</text:span></text:p>
      <text:p text:style-name="P18"/>
      <text:p text:style-name="P26"><text:span text:style-name="T164">Journal</text:span><text:span text:style-name="T165">s</text:span><text:span text:style-name="T164">: </text:span><text:span text:style-name="T181">(cada autor pode votar, colocando uma “X” para opçao secundaria e duas “XX” para o journal de preferencia). </text:span><text:span text:style-name="T182">Votaram já: Leonardo, Ronaldo</text:span></text:p>
      <text:p text:style-name="P26"><text:span text:style-name="T168">Royal Society Proceedings B <text:s/></text:span><text:a xlink:type="simple" xlink:href="https://royalsocietypublishing.org/journal/rspb" text:style-name="Internet_20_link" text:visited-style-name="Visited_20_Internet_20_Link"><text:span text:style-name="T28">https://royalsocietypublishing.org/journal/rspb</text:span></text:a><text:span text:style-name="T168"> <text:s/>IF </text:span><text:span text:style-name="T169">4.3 </text:span><text:span text:style-name="T173">(X)</text:span></text:p>
      <text:p text:style-name="P26"><text:span text:style-name="T170">Nature climate change </text:span><text:a xlink:type="simple" xlink:href="https://www.nature.com/nclimate/" text:style-name="Internet_20_link" text:visited-style-name="Visited_20_Internet_20_Link"><text:span text:style-name="T22">https://www.nature.com/nclimate/</text:span></text:a><text:span text:style-name="T174"> </text:span><text:span text:style-name="T170">IF 19.18 </text:span><text:span text:style-name="T172">(X</text:span><text:span text:style-name="T173">X</text:span><text:span text:style-name="T172">)</text:span></text:p>
      <text:p text:style-name="P26"><text:span text:style-name="T171">Current biology</text:span><text:span text:style-name="T175"> </text:span><text:a xlink:type="simple" xlink:href="https://www.cell.com/current-biology/current" text:style-name="Internet_20_link" text:visited-style-name="Visited_20_Internet_20_Link"><text:span text:style-name="T28">https://www.cell.com/current-biology/current</text:span></text:a><text:span text:style-name="T28"> </text:span><text:span text:style-name="T29">IF 9.18</text:span></text:p>
      <text:p text:style-name="P2"><text:span text:style-name="T24">Climate change </text:span><text:a xlink:type="simple" xlink:href="https://link.springer.com/journal/10584" text:style-name="Internet_20_link" text:visited-style-name="Visited_20_Internet_20_Link"><text:span text:style-name="T22">https://link.springer.com/journal/10584</text:span></text:a><text:span text:style-name="T22"> </text:span><text:span text:style-name="T25">IF: 4.</text:span><text:span text:style-name="T26">16 </text:span><text:span text:style-name="T27">(X,XX)</text:span></text:p>
      <text:p text:style-name="P11"><text:span text:style-name="T30">Ecological Modelling </text:span><text:a xlink:type="simple" xlink:href="https://www.journals.elsevier.com/ecological-modelling" text:style-name="Internet_20_link" text:visited-style-name="Visited_20_Internet_20_Link"><text:span text:style-name="T28">https://www.journals.elsevier.com/ecological-modelling</text:span></text:a><text:span text:style-name="T28"> </text:span><text:span text:style-name="T30">I.F: 2.6</text:span></text:p>
      <text:p text:style-name="P11"><text:span text:style-name="T31">Ecosphere </text:span><text:span text:style-name="T176">ESA</text:span><text:span text:style-name="T31"> </text:span><text:a xlink:type="simple" xlink:href="https://esajournals.onlinelibrary.wiley.com/journal/21508925" text:style-name="Internet_20_link" text:visited-style-name="Visited_20_Internet_20_Link"><text:span text:style-name="T28">https://esajournals.onlinelibrary.wiley.com/journal/21508925</text:span></text:a><text:span text:style-name="T28"> </text:span><text:span text:style-name="T31"><text:s/>IF 2.74</text:span></text:p>
      <text:p text:style-name="P10">Abstract</text:p>
      <text:p text:style-name="P14"/>
      <text:p text:style-name="P54"><text:span text:style-name="T69">Higher sea temperatures and changes in the quantity of prey is already affecting marine fish globally. Observed and projected population declines in the equator-ward range boundary, overall shift species composition, and decreases in animal biomass, are consistent with expected responses to climate change. Yet how these changes may play out in the western South Atlantic Ocean in the future remains unclear and problematic. We address this by using a food web model of the pristine Rocas Atoll reef ecosystem to analyze responses of reef fish biomass to contrasting climate change scenarios over the 21st century. By the end of the century and under low emissions scenario, total reef fish biomass was projected to increase by 1.8% while it was projected to decrease under medium and high emissions scenario by -17.3% and by -86%, respectively. Further, as total fish biomass decreased under high emissions scenario, ecosystem structure was projected to shift from a </text:span><text:span text:style-name="T70">bottom-heavy pyramid shape</text:span><text:span text:style-name="T69"> to a convex-shaped. A convex trophic distribution implies a more indirect link between lower and upper trophic levels, which may decouple linkages between trophic levels. This climate-driven regime shift may drive Rocas Atoll ecosystem towards a simplified, less productive system, with cascading effects on ecosystem resilience and functioning. </text:span><text:span text:style-name="T1">We highlight that climate change mitigation measures could moderate the reported impacts on reef fish biomass by reducing biomass declines. Our results inform ecosystem-based decision making for reef fish conservation policy based on the distribution of fish biomass among trophic levels, filling an essential gap in our understanding of ocean warming impacts on South Atlantic reefs ecosystems. </text:span></text:p>
      <text:p text:style-name="P48"/>
      <text:p text:style-name="P1">Introduction</text:p>
      <text:p text:style-name="P15"/>
      <text:p text:style-name="Standard"><text:span text:style-name="T124">R</text:span><text:span text:style-name="T126">eef ecosystems are seriously threatened by pervasive and interacting stressors in the ocean </text:span><text:reference-mark-start text:name="ZOTERO_ITEM CSL_CITATION {&quot;citationID&quot;:&quot;O21vs9PM&quot;,&quot;properties&quot;:{&quot;formattedCitation&quot;:&quot;(Mora 2015; McCauley et al. 2015; Harvey et al. 2018)&quot;,&quot;plainCitation&quot;:&quot;(Mora 2015; McCauley et al. 2015; Harvey et al. 2018)&quot;,&quot;noteIndex&quot;:0},&quot;citationItems&quot;:[{&quot;id&quot;:548,&quot;uris&quot;:[&quot;http://zotero.org/users/5871544/items/683ZRMPC&quot;],&quot;uri&quot;:[&quot;http://zotero.org/users/5871544/items/683ZRMPC&quot;],&quot;itemData&quot;:{&quot;id&quot;:548,&quot;type&quot;:&quot;chapter&quot;,&quot;container-title&quot;:&quot;Ecology of Fishes on Coral Reefs&quot;,&quot;event-place&quot;:&quot;United Kindom&quot;,&quot;ISBN&quot;:&quot;978-1-316-10541-2&quot;,&quot;language&quot;:&quot;English&quot;,&quot;note&quot;:&quot;DOI: 10.1017/CBO9781316105412.038&quot;,&quot;page&quot;:&quot;289-296&quot;,&quot;publisher&quot;:&quot;Cambridge University Press&quot;,&quot;publisher-place&quot;:&quot;United Kindom&quot;,&quot;title&quot;:&quot;Perpetual struggle for conservation in a crowded world and the needed paradigm shift for easing ultimate burdens&quot;,&quot;URL&quot;:&quot;/core/books/ecology-of-fishes-on-coral-reefs/perpetual-struggle-for-conservation-in-a-crowded-world-and-the-needed-paradigm-shift-for-easing-ultimate-burdens/BF1F75D3EEA0D377D6659DC4179C6993&quot;,&quot;author&quot;:[{&quot;family&quot;:&quot;Mora&quot;,&quot;given&quot;:&quot;Camilo&quot;}],&quot;editor&quot;:[{&quot;family&quot;:&quot;Mora&quot;,&quot;given&quot;:&quot;Camilo&quot;}],&quot;accessed&quot;:{&quot;date-parts&quot;:[[&quot;2019&quot;,12,4]]},&quot;issued&quot;:{&quot;date-parts&quot;:[[&quot;2015&quot;]]}},&quot;label&quot;:&quot;page&quot;},{&quot;id&quot;:544,&quot;uris&quot;:[&quot;http://zotero.org/users/5871544/items/PPI9JW6I&quot;],&quot;uri&quot;:[&quot;http://zotero.org/users/5871544/items/PPI9JW6I&quot;],&quot;itemData&quot;:{&quot;id&quot;:544,&quot;type&quot;:&quot;article-journal&quot;,&quot;abstract&quot;:&quot;Marine animals are disappearing, too\nThe loss of animal species in terrestrial environments has been well documented and is continuing. Loss of species in marine environments has been slower than in terrestrial systems, but appears to be increasing rapidly. McCauley et al. review the recent patterns of species decline and loss in marine environments. Though they note many worrying declines, they also highlight approaches that might allow us to prevent the type of massive defaunation that has occurred on land.\nScience, this issue 10.1126/science.1255641\nStructured Abstract\nBACKGROUND Comparing patterns of terrestrial and marine defaunation helps to place human impacts on marine fauna in context and to navigate toward recovery. Defauna­tion began in earnest tens of thousands of years later in the oceans than it did on land. Although defaunation has been less severe in the oceans than on land, our effects on marine animals are increasing in pace and impact. Humans have caused few complete extinctions in the sea, but we are responsible for many ecological, commercial, and local extinctions. Despite our late start, humans have already powerfully changed virtually all major marine ecosystems.\nADVANCES Humans have profoundly decreased the abundance of both large (e.g., whales) and small (e.g., anchovies) marine fauna. Such declines can generate waves of ecological change that travel both up and down ma­rine food webs and can alter ocean ecosystem functioning. Human harvesters have also been a major force of evolutionary change in the oceans and have reshaped the genetic structure of marine animal populations. Climate change threatens to accelerate marine defaunation over the next century. The high mobility of many marine animals offers some increased, though limited, capacity for marine species to respond to climate stress, but it also exposes many species to increased risk from other stressors. Because humans are intensely reliant on ocean ecosystems for food and other ecosystem services, we are deeply affected by all of these forecasted changes. Three lessons emerge when comparing the marine and terrestrial defaunation experiences: (i) today’s low rates of marine extinction may be the prelude to a major extinction pulse, similar to that observed on land during the industrial revolution, as the footprint of human ocean use widens; (ii) effectively slowing ocean defaunation requires both protected areas and careful management of the intervening ocean matrix; and (iii) the terrestrial experience and current trends in ocean use suggest that habitat destruction is likely to become an increasingly dominant threat to ocean wildlife over the next 150 years.\nOUTLOOK Wildlife populations in the oceans have been badly damaged by human activity. Nevertheless, marine fauna generally are in better condition than terrestrial fauna: Fewer marine animal extinctions have occurred; many geographic ranges have shrunk less; and numerous ocean ecosystems remain more wild than terrestrial ecosystems. Consequently, meaningful rehabilitation of affected marine animal populations remains within the reach of managers. Human dependency on marine wildlife and the linked fate of marine and terrestrial fauna necessitate that we act quickly to slow the advance of marine defaunation. &lt;img class=\&quot;fragment-image\&quot; aria-describedby=\&quot;F1-caption\&quot; src=\&quot;https://science.sciencemag.org/content/sci/347/6219/1255641/F1.medium.gif\&quot;/&gt; Download high-res image Open in new tab Download Powerpoint Timeline (log scale) of marine and terrestrial defaunation. The marine defaunation experience is much less advanced, even though humans have been harvesting ocean wildlife for thousands of years. The recent industrialization of this harvest, however, initiated an era of intense marine wildlife declines. If left unmanaged, we predict that marine habitat alteration, along with climate change (colored bar: IPCC warming), will exacerbate marine defaunation.\nMarine defaunation, or human-caused animal loss in the oceans, emerged forcefully only hundreds of years ago, whereas terrestrial defaunation has been occurring far longer. Though humans have caused few global marine extinctions, we have profoundly affected marine wildlife, altering the functioning and provisioning of services in every ocean. Current ocean trends, coupled with terrestrial defaunation lessons, suggest that marine defaunation rates will rapidly intensify as human use of the oceans industrializes. Though protected areas are a powerful tool to harness ocean productivity, especially when designed with future climate in mind, additional management strategies will be required. Overall, habitat degradation is likely to intensify as a major driver of marine wildlife loss. Proactive intervention can avert a marine defaunation disaster of the magnitude observed on land.&quot;,&quot;container-title&quot;:&quot;Science&quot;,&quot;DOI&quot;:&quot;10.1126/science.1255641&quot;,&quot;ISSN&quot;:&quot;0036-8075, 1095-9203&quot;,&quot;issue&quot;:&quot;6219&quot;,&quot;language&quot;:&quot;en&quot;,&quot;note&quot;:&quot;PMID: 25593191&quot;,&quot;source&quot;:&quot;science.sciencemag.org&quot;,&quot;title&quot;:&quot;Marine defaunation: Animal loss in the global ocean&quot;,&quot;title-short&quot;:&quot;Marine defaunation&quot;,&quot;URL&quot;:&quot;https://science.sciencemag.org/content/347/6219/1255641&quot;,&quot;volume&quot;:&quot;347&quot;,&quot;author&quot;:[{&quot;family&quot;:&quot;McCauley&quot;,&quot;given&quot;:&quot;Douglas J.&quot;},{&quot;family&quot;:&quot;Pinsky&quot;,&quot;given&quot;:&quot;Malin L.&quot;},{&quot;family&quot;:&quot;Palumbi&quot;,&quot;given&quot;:&quot;Stephen R.&quot;},{&quot;family&quot;:&quot;Estes&quot;,&quot;given&quot;:&quot;James A.&quot;},{&quot;family&quot;:&quot;Joyce&quot;,&quot;given&quot;:&quot;Francis H.&quot;},{&quot;family&quot;:&quot;Warner&quot;,&quot;given&quot;:&quot;Robert R.&quot;}],&quot;accessed&quot;:{&quot;date-parts&quot;:[[&quot;2019&quot;,12,4]]},&quot;issued&quot;:{&quot;date-parts&quot;:[[&quot;2015&quot;,1,16]]}},&quot;label&quot;:&quot;page&quot;},{&quot;id&quot;:550,&quot;uris&quot;:[&quot;http://zotero.org/users/5871544/items/U89EPFQX&quot;],&quot;uri&quot;:[&quot;http://zotero.org/users/5871544/items/U89EPFQX&quot;],&quot;itemData&quot;:{&quot;id&quot;:550,&quot;type&quot;:&quot;article-journal&quot;,&quot;abstract&quot;:&quot;Coral reefs provide food and livelihoods for hundreds of millions of people as well as harbour some of the highest regions of biodiversity in the ocean. However, overexploitation, land-use change and other local anthropogenic threats to coral reefs have left many degraded. Additionally, coral reefs are faced with the dual emerging threats of ocean warming and acidification due to rising CO2 emissions, with dire predictions that they will not survive the century. This review evaluates the impacts of climate change on coral reef organisms, communities and ecosystems, focusing on the interactions between climate change factors and local anthropogenic stressors. It then explores the shortcomings of existing management and the move towards ecosystem-based management and resilience thinking, before highlighting the need for climate change-ready marine protected areas (MPAs), reduction in local anthropogenic stressors, novel approaches such as human-assisted evolution and the importance of sustainable socialecological systems. It concludes that designation of climate change-ready MPAs, integrated with other management strategies involving stakeholders and participation at multiple scales such as marine spatial planning, will be required to maximise coral reef resilience under climate change. However, efforts to reduce carbon emissions are critical if the long-term efficacy of local management actions is to be maintained and coral reefs are to survive.&quot;,&quot;container-title&quot;:&quot;Ecology and Evolution&quot;,&quot;DOI&quot;:&quot;10.1002/ece3.4146&quot;,&quot;ISSN&quot;:&quot;2045-7758&quot;,&quot;issue&quot;:&quot;12&quot;,&quot;language&quot;:&quot;en&quot;,&quot;page&quot;:&quot;6354-6368&quot;,&quot;source&quot;:&quot;Wiley Online Library&quot;,&quot;title&quot;:&quot;Ecosystem-based management of coral reefs under climate change&quot;,&quot;URL&quot;:&quot;https://onlinelibrary.wiley.com/doi/abs/10.1002/ece3.4146&quot;,&quot;volume&quot;:&quot;8&quot;,&quot;author&quot;:[{&quot;family&quot;:&quot;Harvey&quot;,&quot;given&quot;:&quot;Bethany J.&quot;},{&quot;family&quot;:&quot;Nash&quot;,&quot;given&quot;:&quot;Kirsty L.&quot;},{&quot;family&quot;:&quot;Blanchard&quot;,&quot;given&quot;:&quot;Julia L.&quot;},{&quot;family&quot;:&quot;Edwards&quot;,&quot;given&quot;:&quot;David P.&quot;}],&quot;accessed&quot;:{&quot;date-parts&quot;:[[&quot;2019&quot;,12,4]]},&quot;issued&quot;:{&quot;date-parts&quot;:[[&quot;2018&quot;]]}}}],&quot;schema&quot;:&quot;https://github.com/citation-style-language/schema/raw/master/csl-citation.json&quot;} RNDIYhCO5P7h4"/><text:span text:style-name="T98">(Mora 2015; McCauley et al. 2015; Harvey et al. 2018)</text:span><text:reference-mark-end text:name="ZOTERO_ITEM CSL_CITATION {&quot;citationID&quot;:&quot;O21vs9PM&quot;,&quot;properties&quot;:{&quot;formattedCitation&quot;:&quot;(Mora 2015; McCauley et al. 2015; Harvey et al. 2018)&quot;,&quot;plainCitation&quot;:&quot;(Mora 2015; McCauley et al. 2015; Harvey et al. 2018)&quot;,&quot;noteIndex&quot;:0},&quot;citationItems&quot;:[{&quot;id&quot;:548,&quot;uris&quot;:[&quot;http://zotero.org/users/5871544/items/683ZRMPC&quot;],&quot;uri&quot;:[&quot;http://zotero.org/users/5871544/items/683ZRMPC&quot;],&quot;itemData&quot;:{&quot;id&quot;:548,&quot;type&quot;:&quot;chapter&quot;,&quot;container-title&quot;:&quot;Ecology of Fishes on Coral Reefs&quot;,&quot;event-place&quot;:&quot;United Kindom&quot;,&quot;ISBN&quot;:&quot;978-1-316-10541-2&quot;,&quot;language&quot;:&quot;English&quot;,&quot;note&quot;:&quot;DOI: 10.1017/CBO9781316105412.038&quot;,&quot;page&quot;:&quot;289-296&quot;,&quot;publisher&quot;:&quot;Cambridge University Press&quot;,&quot;publisher-place&quot;:&quot;United Kindom&quot;,&quot;title&quot;:&quot;Perpetual struggle for conservation in a crowded world and the needed paradigm shift for easing ultimate burdens&quot;,&quot;URL&quot;:&quot;/core/books/ecology-of-fishes-on-coral-reefs/perpetual-struggle-for-conservation-in-a-crowded-world-and-the-needed-paradigm-shift-for-easing-ultimate-burdens/BF1F75D3EEA0D377D6659DC4179C6993&quot;,&quot;author&quot;:[{&quot;family&quot;:&quot;Mora&quot;,&quot;given&quot;:&quot;Camilo&quot;}],&quot;editor&quot;:[{&quot;family&quot;:&quot;Mora&quot;,&quot;given&quot;:&quot;Camilo&quot;}],&quot;accessed&quot;:{&quot;date-parts&quot;:[[&quot;2019&quot;,12,4]]},&quot;issued&quot;:{&quot;date-parts&quot;:[[&quot;2015&quot;]]}},&quot;label&quot;:&quot;page&quot;},{&quot;id&quot;:544,&quot;uris&quot;:[&quot;http://zotero.org/users/5871544/items/PPI9JW6I&quot;],&quot;uri&quot;:[&quot;http://zotero.org/users/5871544/items/PPI9JW6I&quot;],&quot;itemData&quot;:{&quot;id&quot;:544,&quot;type&quot;:&quot;article-journal&quot;,&quot;abstract&quot;:&quot;Marine animals are disappearing, too\nThe loss of animal species in terrestrial environments has been well documented and is continuing. Loss of species in marine environments has been slower than in terrestrial systems, but appears to be increasing rapidly. McCauley et al. review the recent patterns of species decline and loss in marine environments. Though they note many worrying declines, they also highlight approaches that might allow us to prevent the type of massive defaunation that has occurred on land.\nScience, this issue 10.1126/science.1255641\nStructured Abstract\nBACKGROUND Comparing patterns of terrestrial and marine defaunation helps to place human impacts on marine fauna in context and to navigate toward recovery. Defauna­tion began in earnest tens of thousands of years later in the oceans than it did on land. Although defaunation has been less severe in the oceans than on land, our effects on marine animals are increasing in pace and impact. Humans have caused few complete extinctions in the sea, but we are responsible for many ecological, commercial, and local extinctions. Despite our late start, humans have already powerfully changed virtually all major marine ecosystems.\nADVANCES Humans have profoundly decreased the abundance of both large (e.g., whales) and small (e.g., anchovies) marine fauna. Such declines can generate waves of ecological change that travel both up and down ma­rine food webs and can alter ocean ecosystem functioning. Human harvesters have also been a major force of evolutionary change in the oceans and have reshaped the genetic structure of marine animal populations. Climate change threatens to accelerate marine defaunation over the next century. The high mobility of many marine animals offers some increased, though limited, capacity for marine species to respond to climate stress, but it also exposes many species to increased risk from other stressors. Because humans are intensely reliant on ocean ecosystems for food and other ecosystem services, we are deeply affected by all of these forecasted changes. Three lessons emerge when comparing the marine and terrestrial defaunation experiences: (i) today’s low rates of marine extinction may be the prelude to a major extinction pulse, similar to that observed on land during the industrial revolution, as the footprint of human ocean use widens; (ii) effectively slowing ocean defaunation requires both protected areas and careful management of the intervening ocean matrix; and (iii) the terrestrial experience and current trends in ocean use suggest that habitat destruction is likely to become an increasingly dominant threat to ocean wildlife over the next 150 years.\nOUTLOOK Wildlife populations in the oceans have been badly damaged by human activity. Nevertheless, marine fauna generally are in better condition than terrestrial fauna: Fewer marine animal extinctions have occurred; many geographic ranges have shrunk less; and numerous ocean ecosystems remain more wild than terrestrial ecosystems. Consequently, meaningful rehabilitation of affected marine animal populations remains within the reach of managers. Human dependency on marine wildlife and the linked fate of marine and terrestrial fauna necessitate that we act quickly to slow the advance of marine defaunation. &lt;img class=\&quot;fragment-image\&quot; aria-describedby=\&quot;F1-caption\&quot; src=\&quot;https://science.sciencemag.org/content/sci/347/6219/1255641/F1.medium.gif\&quot;/&gt; Download high-res image Open in new tab Download Powerpoint Timeline (log scale) of marine and terrestrial defaunation. The marine defaunation experience is much less advanced, even though humans have been harvesting ocean wildlife for thousands of years. The recent industrialization of this harvest, however, initiated an era of intense marine wildlife declines. If left unmanaged, we predict that marine habitat alteration, along with climate change (colored bar: IPCC warming), will exacerbate marine defaunation.\nMarine defaunation, or human-caused animal loss in the oceans, emerged forcefully only hundreds of years ago, whereas terrestrial defaunation has been occurring far longer. Though humans have caused few global marine extinctions, we have profoundly affected marine wildlife, altering the functioning and provisioning of services in every ocean. Current ocean trends, coupled with terrestrial defaunation lessons, suggest that marine defaunation rates will rapidly intensify as human use of the oceans industrializes. Though protected areas are a powerful tool to harness ocean productivity, especially when designed with future climate in mind, additional management strategies will be required. Overall, habitat degradation is likely to intensify as a major driver of marine wildlife loss. Proactive intervention can avert a marine defaunation disaster of the magnitude observed on land.&quot;,&quot;container-title&quot;:&quot;Science&quot;,&quot;DOI&quot;:&quot;10.1126/science.1255641&quot;,&quot;ISSN&quot;:&quot;0036-8075, 1095-9203&quot;,&quot;issue&quot;:&quot;6219&quot;,&quot;language&quot;:&quot;en&quot;,&quot;note&quot;:&quot;PMID: 25593191&quot;,&quot;source&quot;:&quot;science.sciencemag.org&quot;,&quot;title&quot;:&quot;Marine defaunation: Animal loss in the global ocean&quot;,&quot;title-short&quot;:&quot;Marine defaunation&quot;,&quot;URL&quot;:&quot;https://science.sciencemag.org/content/347/6219/1255641&quot;,&quot;volume&quot;:&quot;347&quot;,&quot;author&quot;:[{&quot;family&quot;:&quot;McCauley&quot;,&quot;given&quot;:&quot;Douglas J.&quot;},{&quot;family&quot;:&quot;Pinsky&quot;,&quot;given&quot;:&quot;Malin L.&quot;},{&quot;family&quot;:&quot;Palumbi&quot;,&quot;given&quot;:&quot;Stephen R.&quot;},{&quot;family&quot;:&quot;Estes&quot;,&quot;given&quot;:&quot;James A.&quot;},{&quot;family&quot;:&quot;Joyce&quot;,&quot;given&quot;:&quot;Francis H.&quot;},{&quot;family&quot;:&quot;Warner&quot;,&quot;given&quot;:&quot;Robert R.&quot;}],&quot;accessed&quot;:{&quot;date-parts&quot;:[[&quot;2019&quot;,12,4]]},&quot;issued&quot;:{&quot;date-parts&quot;:[[&quot;2015&quot;,1,16]]}},&quot;label&quot;:&quot;page&quot;},{&quot;id&quot;:550,&quot;uris&quot;:[&quot;http://zotero.org/users/5871544/items/U89EPFQX&quot;],&quot;uri&quot;:[&quot;http://zotero.org/users/5871544/items/U89EPFQX&quot;],&quot;itemData&quot;:{&quot;id&quot;:550,&quot;type&quot;:&quot;article-journal&quot;,&quot;abstract&quot;:&quot;Coral reefs provide food and livelihoods for hundreds of millions of people as well as harbour some of the highest regions of biodiversity in the ocean. However, overexploitation, land-use change and other local anthropogenic threats to coral reefs have left many degraded. Additionally, coral reefs are faced with the dual emerging threats of ocean warming and acidification due to rising CO2 emissions, with dire predictions that they will not survive the century. This review evaluates the impacts of climate change on coral reef organisms, communities and ecosystems, focusing on the interactions between climate change factors and local anthropogenic stressors. It then explores the shortcomings of existing management and the move towards ecosystem-based management and resilience thinking, before highlighting the need for climate change-ready marine protected areas (MPAs), reduction in local anthropogenic stressors, novel approaches such as human-assisted evolution and the importance of sustainable socialecological systems. It concludes that designation of climate change-ready MPAs, integrated with other management strategies involving stakeholders and participation at multiple scales such as marine spatial planning, will be required to maximise coral reef resilience under climate change. However, efforts to reduce carbon emissions are critical if the long-term efficacy of local management actions is to be maintained and coral reefs are to survive.&quot;,&quot;container-title&quot;:&quot;Ecology and Evolution&quot;,&quot;DOI&quot;:&quot;10.1002/ece3.4146&quot;,&quot;ISSN&quot;:&quot;2045-7758&quot;,&quot;issue&quot;:&quot;12&quot;,&quot;language&quot;:&quot;en&quot;,&quot;page&quot;:&quot;6354-6368&quot;,&quot;source&quot;:&quot;Wiley Online Library&quot;,&quot;title&quot;:&quot;Ecosystem-based management of coral reefs under climate change&quot;,&quot;URL&quot;:&quot;https://onlinelibrary.wiley.com/doi/abs/10.1002/ece3.4146&quot;,&quot;volume&quot;:&quot;8&quot;,&quot;author&quot;:[{&quot;family&quot;:&quot;Harvey&quot;,&quot;given&quot;:&quot;Bethany J.&quot;},{&quot;family&quot;:&quot;Nash&quot;,&quot;given&quot;:&quot;Kirsty L.&quot;},{&quot;family&quot;:&quot;Blanchard&quot;,&quot;given&quot;:&quot;Julia L.&quot;},{&quot;family&quot;:&quot;Edwards&quot;,&quot;given&quot;:&quot;David P.&quot;}],&quot;accessed&quot;:{&quot;date-parts&quot;:[[&quot;2019&quot;,12,4]]},&quot;issued&quot;:{&quot;date-parts&quot;:[[&quot;2018&quot;]]}}}],&quot;schema&quot;:&quot;https://github.com/citation-style-language/schema/raw/master/csl-citation.json&quot;} RNDIYhCO5P7h4"/><text:span text:style-name="T98">. </text:span><text:span text:style-name="T110">M</text:span><text:span text:style-name="T98">any factors are implicated </text:span><text:span text:style-name="T99">but </text:span><text:span text:style-name="T109">ocean warming</text:span><text:span text:style-name="T98"> has emerged as a dominant and rapidly growing threat </text:span><text:reference-mark-start text:name="ZOTERO_ITEM CSL_CITATION {&quot;citationID&quot;:&quot;oU22lwRh&quot;,&quot;properties&quot;:{&quot;formattedCitation&quot;:&quot;(Munday et al. 2012; P\\uc0\\u246{}rtner et al. 2019)&quot;,&quot;plainCitation&quot;:&quot;(Munday et al. 2012; Pörtner et al. 2019)&quot;,&quot;noteIndex&quot;:0},&quot;citationItems&quot;:[{&quot;id&quot;:559,&quot;uris&quot;:[&quot;http://zotero.org/users/5871544/items/MTJLXP3Y&quot;],&quot;uri&quot;:[&quot;http://zotero.org/users/5871544/items/MTJLXP3Y&quot;],&quot;itemData&quot;:{&quot;id&quot;:559,&quot;type&quot;:&quot;article-journal&quot;,&quot;abstract&quot;:&quot;Skip to Next Section\nAverage sea-surface temperature and the amount of CO2 dissolved in the ocean are rising as a result of increasing concentrations of atmospheric CO2. Many coral reef fishes appear to be living close to their thermal optimum, and for some of them, even relatively moderate increases in temperature (2–4°C) lead to significant reductions in aerobic scope. Reduced aerobic capacity could affect population sustainability because less energy can be devoted to feeding and reproduction. Coral reef fishes seem to have limited capacity to acclimate to elevated temperature as adults, but recent research shows that developmental and transgenerational plasticity occur, which might enable some species to adjust to rising ocean temperatures. Predicted increases in PCO2, and associated ocean acidification, can also influence the aerobic scope of coral reef fishes, although there is considerable interspecific variation, with some species exhibiting a decline and others an increase in aerobic scope at near-future CO2 levels. As with thermal effects, there are transgenerational changes in response to elevated CO2 that could mitigate impacts of high CO2 on the growth and survival of reef fishes. An unexpected discovery is that elevated CO2 has a dramatic effect on a wide range of behaviours and sensory responses of reef fishes, with consequences for the timing of settlement, habitat selection, predator avoidance and individual fitness. The underlying physiological mechanism appears to be the interference of acid–base regulatory processes with brain neurotransmitter function. Differences in the sensitivity of species and populations to global warming and rising CO2 have been identified that will lead to changes in fish community structure as the oceans warm and becomes more acidic; however, the prospect for acclimation and adaptation of populations to these threats also needs to be considered. Ultimately, it will be the capacity for species to adjust to environmental change over coming decades that will determine the impact of climate change on marine ecosystems.&quot;,&quot;container-title&quot;:&quot;Journal of Experimental Biology&quot;,&quot;DOI&quot;:&quot;10.1242/jeb.074765&quot;,&quot;ISSN&quot;:&quot;0022-0949, 1477-9145&quot;,&quot;issue&quot;:&quot;22&quot;,&quot;language&quot;:&quot;en&quot;,&quot;note&quot;:&quot;PMID: 23100485&quot;,&quot;page&quot;:&quot;3865-3873&quot;,&quot;source&quot;:&quot;jeb.biologists.org&quot;,&quot;title&quot;:&quot;Impact of global warming and rising CO2 levels on coral reef fishes: what hope for the future?&quot;,&quot;title-short&quot;:&quot;Impact of global warming and rising CO2 levels on coral reef fishes&quot;,&quot;URL&quot;:&quot;https://jeb.biologists.org/content/215/22/3865&quot;,&quot;volume&quot;:&quot;215&quot;,&quot;author&quot;:[{&quot;family&quot;:&quot;Munday&quot;,&quot;given&quot;:&quot;Philip L.&quot;},{&quot;family&quot;:&quot;McCormick&quot;,&quot;given&quot;:&quot;Mark I.&quot;},{&quot;family&quot;:&quot;Nilsson&quot;,&quot;given&quot;:&quot;Göran E.&quot;}],&quot;accessed&quot;:{&quot;date-parts&quot;:[[&quot;2019&quot;,12,4]]},&quot;issued&quot;:{&quot;date-parts&quot;:[[&quot;2012&quot;,11,15]]}}},{&quot;id&quot;:345,&quot;uris&quot;:[&quot;http://zotero.org/users/5871544/items/YSBRLFZ5&quot;],&quot;uri&quot;:[&quot;http://zotero.org/users/5871544/items/YSBRLFZ5&quot;],&quot;itemData&quot;:{&quot;id&quot;:345,&quot;type&quot;:&quot;report&quot;,&quot;abstract&quot;:&quot;Weyer&quot;,&quot;genre&quot;:&quot;Summary for Policymakers&quot;,&quot;number&quot;:&quot;N.&quot;,&quot;page&quot;:&quot;42&quot;,&quot;title&quot;:&quot;Summary for Policymakers. In: IPCC Special Report on the Ocean and Cryosphere in a Changing Climate&quot;,&quot;URL&quot;:&quot;https://report.ipcc.ch/srocc/pdf/SROCC_FinalDraft_FullReport.pdf&quot;,&quot;author&quot;:[{&quot;family&quot;:&quot;Pörtner&quot;,&quot;given&quot;:&quot;H.-O.&quot;},{&quot;family&quot;:&quot;Roberts&quot;,&quot;given&quot;:&quot;D.C.&quot;},{&quot;family&quot;:&quot;Masson-Delmotte&quot;,&quot;given&quot;:&quot;V.&quot;},{&quot;family&quot;:&quot;Zhai&quot;,&quot;given&quot;:&quot;P.&quot;},{&quot;family&quot;:&quot;Tignor&quot;,&quot;given&quot;:&quot;M.&quot;},{&quot;family&quot;:&quot;Poloczanska&quot;,&quot;given&quot;:&quot;E.&quot;},{&quot;family&quot;:&quot;Mintenbeck&quot;,&quot;given&quot;:&quot;K.&quot;},{&quot;family&quot;:&quot;Nicolai&quot;,&quot;given&quot;:&quot;M.&quot;},{&quot;family&quot;:&quot;Okem&quot;,&quot;given&quot;:&quot;A.&quot;},{&quot;family&quot;:&quot;Petzold&quot;,&quot;given&quot;:&quot;J.&quot;},{&quot;family&quot;:&quot;Rama&quot;,&quot;given&quot;:&quot;B.&quot;}],&quot;accessed&quot;:{&quot;date-parts&quot;:[[&quot;2019&quot;,11,25]]},&quot;issued&quot;:{&quot;date-parts&quot;:[[&quot;2019&quot;]]}}}],&quot;schema&quot;:&quot;https://github.com/citation-style-language/schema/raw/master/csl-citation.json&quot;} RND0bs5kimDXJ"/><text:span text:style-name="T133">(Munday et al. 2012; P</text:span><text:span text:style-name="T150">örtner et al. 2019)</text:span><text:reference-mark-end text:name="ZOTERO_ITEM CSL_CITATION {&quot;citationID&quot;:&quot;oU22lwRh&quot;,&quot;properties&quot;:{&quot;formattedCitation&quot;:&quot;(Munday et al. 2012; P\\uc0\\u246{}rtner et al. 2019)&quot;,&quot;plainCitation&quot;:&quot;(Munday et al. 2012; Pörtner et al. 2019)&quot;,&quot;noteIndex&quot;:0},&quot;citationItems&quot;:[{&quot;id&quot;:559,&quot;uris&quot;:[&quot;http://zotero.org/users/5871544/items/MTJLXP3Y&quot;],&quot;uri&quot;:[&quot;http://zotero.org/users/5871544/items/MTJLXP3Y&quot;],&quot;itemData&quot;:{&quot;id&quot;:559,&quot;type&quot;:&quot;article-journal&quot;,&quot;abstract&quot;:&quot;Skip to Next Section\nAverage sea-surface temperature and the amount of CO2 dissolved in the ocean are rising as a result of increasing concentrations of atmospheric CO2. Many coral reef fishes appear to be living close to their thermal optimum, and for some of them, even relatively moderate increases in temperature (2–4°C) lead to significant reductions in aerobic scope. Reduced aerobic capacity could affect population sustainability because less energy can be devoted to feeding and reproduction. Coral reef fishes seem to have limited capacity to acclimate to elevated temperature as adults, but recent research shows that developmental and transgenerational plasticity occur, which might enable some species to adjust to rising ocean temperatures. Predicted increases in PCO2, and associated ocean acidification, can also influence the aerobic scope of coral reef fishes, although there is considerable interspecific variation, with some species exhibiting a decline and others an increase in aerobic scope at near-future CO2 levels. As with thermal effects, there are transgenerational changes in response to elevated CO2 that could mitigate impacts of high CO2 on the growth and survival of reef fishes. An unexpected discovery is that elevated CO2 has a dramatic effect on a wide range of behaviours and sensory responses of reef fishes, with consequences for the timing of settlement, habitat selection, predator avoidance and individual fitness. The underlying physiological mechanism appears to be the interference of acid–base regulatory processes with brain neurotransmitter function. Differences in the sensitivity of species and populations to global warming and rising CO2 have been identified that will lead to changes in fish community structure as the oceans warm and becomes more acidic; however, the prospect for acclimation and adaptation of populations to these threats also needs to be considered. Ultimately, it will be the capacity for species to adjust to environmental change over coming decades that will determine the impact of climate change on marine ecosystems.&quot;,&quot;container-title&quot;:&quot;Journal of Experimental Biology&quot;,&quot;DOI&quot;:&quot;10.1242/jeb.074765&quot;,&quot;ISSN&quot;:&quot;0022-0949, 1477-9145&quot;,&quot;issue&quot;:&quot;22&quot;,&quot;language&quot;:&quot;en&quot;,&quot;note&quot;:&quot;PMID: 23100485&quot;,&quot;page&quot;:&quot;3865-3873&quot;,&quot;source&quot;:&quot;jeb.biologists.org&quot;,&quot;title&quot;:&quot;Impact of global warming and rising CO2 levels on coral reef fishes: what hope for the future?&quot;,&quot;title-short&quot;:&quot;Impact of global warming and rising CO2 levels on coral reef fishes&quot;,&quot;URL&quot;:&quot;https://jeb.biologists.org/content/215/22/3865&quot;,&quot;volume&quot;:&quot;215&quot;,&quot;author&quot;:[{&quot;family&quot;:&quot;Munday&quot;,&quot;given&quot;:&quot;Philip L.&quot;},{&quot;family&quot;:&quot;McCormick&quot;,&quot;given&quot;:&quot;Mark I.&quot;},{&quot;family&quot;:&quot;Nilsson&quot;,&quot;given&quot;:&quot;Göran E.&quot;}],&quot;accessed&quot;:{&quot;date-parts&quot;:[[&quot;2019&quot;,12,4]]},&quot;issued&quot;:{&quot;date-parts&quot;:[[&quot;2012&quot;,11,15]]}}},{&quot;id&quot;:345,&quot;uris&quot;:[&quot;http://zotero.org/users/5871544/items/YSBRLFZ5&quot;],&quot;uri&quot;:[&quot;http://zotero.org/users/5871544/items/YSBRLFZ5&quot;],&quot;itemData&quot;:{&quot;id&quot;:345,&quot;type&quot;:&quot;report&quot;,&quot;abstract&quot;:&quot;Weyer&quot;,&quot;genre&quot;:&quot;Summary for Policymakers&quot;,&quot;number&quot;:&quot;N.&quot;,&quot;page&quot;:&quot;42&quot;,&quot;title&quot;:&quot;Summary for Policymakers. In: IPCC Special Report on the Ocean and Cryosphere in a Changing Climate&quot;,&quot;URL&quot;:&quot;https://report.ipcc.ch/srocc/pdf/SROCC_FinalDraft_FullReport.pdf&quot;,&quot;author&quot;:[{&quot;family&quot;:&quot;Pörtner&quot;,&quot;given&quot;:&quot;H.-O.&quot;},{&quot;family&quot;:&quot;Roberts&quot;,&quot;given&quot;:&quot;D.C.&quot;},{&quot;family&quot;:&quot;Masson-Delmotte&quot;,&quot;given&quot;:&quot;V.&quot;},{&quot;family&quot;:&quot;Zhai&quot;,&quot;given&quot;:&quot;P.&quot;},{&quot;family&quot;:&quot;Tignor&quot;,&quot;given&quot;:&quot;M.&quot;},{&quot;family&quot;:&quot;Poloczanska&quot;,&quot;given&quot;:&quot;E.&quot;},{&quot;family&quot;:&quot;Mintenbeck&quot;,&quot;given&quot;:&quot;K.&quot;},{&quot;family&quot;:&quot;Nicolai&quot;,&quot;given&quot;:&quot;M.&quot;},{&quot;family&quot;:&quot;Okem&quot;,&quot;given&quot;:&quot;A.&quot;},{&quot;family&quot;:&quot;Petzold&quot;,&quot;given&quot;:&quot;J.&quot;},{&quot;family&quot;:&quot;Rama&quot;,&quot;given&quot;:&quot;B.&quot;}],&quot;accessed&quot;:{&quot;date-parts&quot;:[[&quot;2019&quot;,11,25]]},&quot;issued&quot;:{&quot;date-parts&quot;:[[&quot;2019&quot;]]}}}],&quot;schema&quot;:&quot;https://github.com/citation-style-language/schema/raw/master/csl-citation.json&quot;} RND0bs5kimDXJ"/><text:span text:style-name="T98">.</text:span><text:span text:style-name="T101"> </text:span><text:span text:style-name="T102">In the coming </text:span><text:span text:style-name="T113">f</text:span><text:span text:style-name="T115">uture</text:span><text:span text:style-name="T102">, rising temperatures will transform </text:span><text:span text:style-name="T113">r</text:span><text:span text:style-name="T114">eef ecosystems</text:span><text:span text:style-name="T102"> into new configurations, unlike anything observed previously by humans </text:span><text:reference-mark-start text:name="ZOTERO_ITEM CSL_CITATION {&quot;citationID&quot;:&quot;4C0O0whF&quot;,&quot;properties&quot;:{&quot;formattedCitation&quot;:&quot;(Heron et al. 2018)&quot;,&quot;plainCitation&quot;:&quot;(Heron et al. 2018)&quot;,&quot;noteIndex&quot;:0},&quot;citationItems&quot;:[{&quot;id&quot;:566,&quot;uris&quot;:[&quot;http://zotero.org/users/5871544/items/XAAR9W45&quot;],&quot;uri&quot;:[&quot;http://zotero.org/users/5871544/items/XAAR9W45&quot;],&quot;itemData&quot;:{&quot;id&quot;:566,&quot;type&quot;:&quot;book&quot;,&quot;event-place&quot;:&quot;Paris&quot;,&quot;publisher&quot;:&quot;UNESCO World Heritage Centre&quot;,&quot;publisher-place&quot;:&quot;Paris&quot;,&quot;title&quot;:&quot;Impacts of Climate Change on World Heritage Coral Reefs: Update to the First Global Scientific Assessment&quot;,&quot;author&quot;:[{&quot;family&quot;:&quot;Heron&quot;,&quot;given&quot;:&quot;S. F.&quot;},{&quot;family&quot;:&quot;Hooidonk&quot;,&quot;given&quot;:&quot;R.&quot;,&quot;non-dropping-particle&quot;:&quot;van&quot;},{&quot;family&quot;:&quot;Maynard&quot;,&quot;given&quot;:&quot;J.&quot;},{&quot;family&quot;:&quot;Anderson&quot;,&quot;given&quot;:&quot;K.&quot;},{&quot;family&quot;:&quot;Day&quot;,&quot;given&quot;:&quot;J.C.&quot;},{&quot;family&quot;:&quot;Geiger&quot;,&quot;given&quot;:&quot;E.&quot;},{&quot;family&quot;:&quot;Hoegh-Guldberg&quot;,&quot;given&quot;:&quot;O.&quot;},{&quot;family&quot;:&quot;Hughes&quot;,&quot;given&quot;:&quot;T.&quot;},{&quot;family&quot;:&quot;Marshall&quot;,&quot;given&quot;:&quot;P.&quot;},{&quot;family&quot;:&quot;Obura&quot;,&quot;given&quot;:&quot;David O.&quot;},{&quot;family&quot;:&quot;Eakin&quot;,&quot;given&quot;:&quot;C. M.&quot;}],&quot;issued&quot;:{&quot;date-parts&quot;:[[&quot;2018&quot;]]}}}],&quot;schema&quot;:&quot;https://github.com/citation-style-language/schema/raw/master/csl-citation.json&quot;} RNDqb6IF0oie7"/><text:span text:style-name="T102">(Heron et al. 2018)</text:span><text:reference-mark-end text:name="ZOTERO_ITEM CSL_CITATION {&quot;citationID&quot;:&quot;4C0O0whF&quot;,&quot;properties&quot;:{&quot;formattedCitation&quot;:&quot;(Heron et al. 2018)&quot;,&quot;plainCitation&quot;:&quot;(Heron et al. 2018)&quot;,&quot;noteIndex&quot;:0},&quot;citationItems&quot;:[{&quot;id&quot;:566,&quot;uris&quot;:[&quot;http://zotero.org/users/5871544/items/XAAR9W45&quot;],&quot;uri&quot;:[&quot;http://zotero.org/users/5871544/items/XAAR9W45&quot;],&quot;itemData&quot;:{&quot;id&quot;:566,&quot;type&quot;:&quot;book&quot;,&quot;event-place&quot;:&quot;Paris&quot;,&quot;publisher&quot;:&quot;UNESCO World Heritage Centre&quot;,&quot;publisher-place&quot;:&quot;Paris&quot;,&quot;title&quot;:&quot;Impacts of Climate Change on World Heritage Coral Reefs: Update to the First Global Scientific Assessment&quot;,&quot;author&quot;:[{&quot;family&quot;:&quot;Heron&quot;,&quot;given&quot;:&quot;S. F.&quot;},{&quot;family&quot;:&quot;Hooidonk&quot;,&quot;given&quot;:&quot;R.&quot;,&quot;non-dropping-particle&quot;:&quot;van&quot;},{&quot;family&quot;:&quot;Maynard&quot;,&quot;given&quot;:&quot;J.&quot;},{&quot;family&quot;:&quot;Anderson&quot;,&quot;given&quot;:&quot;K.&quot;},{&quot;family&quot;:&quot;Day&quot;,&quot;given&quot;:&quot;J.C.&quot;},{&quot;family&quot;:&quot;Geiger&quot;,&quot;given&quot;:&quot;E.&quot;},{&quot;family&quot;:&quot;Hoegh-Guldberg&quot;,&quot;given&quot;:&quot;O.&quot;},{&quot;family&quot;:&quot;Hughes&quot;,&quot;given&quot;:&quot;T.&quot;},{&quot;family&quot;:&quot;Marshall&quot;,&quot;given&quot;:&quot;P.&quot;},{&quot;family&quot;:&quot;Obura&quot;,&quot;given&quot;:&quot;David O.&quot;},{&quot;family&quot;:&quot;Eakin&quot;,&quot;given&quot;:&quot;C. M.&quot;}],&quot;issued&quot;:{&quot;date-parts&quot;:[[&quot;2018&quot;]]}}}],&quot;schema&quot;:&quot;https://github.com/citation-style-language/schema/raw/master/csl-citation.json&quot;} RNDqb6IF0oie7"/><text:span text:style-name="T128">. </text:span><text:span text:style-name="T129">These changes are projected to be very likely three to four times larger under</text:span><text:span text:style-name="T130"> </text:span><text:span text:style-name="T112">high</text:span><text:span text:style-name="T129"> than </text:span><text:span text:style-name="T130">a </text:span><text:span text:style-name="T131">low greenhouse gas emission </text:span><text:span text:style-name="T132">scenario </text:span><text:reference-mark-start text:name="ZOTERO_ITEM CSL_CITATION {&quot;citationID&quot;:&quot;gMofSqAh&quot;,&quot;properties&quot;:{&quot;formattedCitation&quot;:&quot;(Frieler et al. 2013)&quot;,&quot;plainCitation&quot;:&quot;(Frieler et al. 2013)&quot;,&quot;noteIndex&quot;:0},&quot;citationItems&quot;:[{&quot;id&quot;:591,&quot;uris&quot;:[&quot;http://zotero.org/users/5871544/items/5D3R75WJ&quot;],&quot;uri&quot;:[&quot;http://zotero.org/users/5871544/items/5D3R75WJ&quot;],&quot;itemData&quot;:{&quot;id&quot;:591,&quot;type&quot;:&quot;article-journal&quot;,&quot;abstract&quot;:&quot;Comprehensive computer simulations show that coral reefs are likely to suffer extensive long-term degradation resulting from mass bleaching events even if the expected increase in global mean temperature can be kept well below 2 °C. Without major mitigation efforts to limit global warming significantly, the fate of coral reef ecosystems seems to be sealed.&quot;,&quot;container-title&quot;:&quot;Nature Climate Change&quot;,&quot;DOI&quot;:&quot;10.1038/nclimate1674&quot;,&quot;ISSN&quot;:&quot;1758-6798&quot;,&quot;issue&quot;:&quot;2&quot;,&quot;language&quot;:&quot;en&quot;,&quot;page&quot;:&quot;165-170&quot;,&quot;source&quot;:&quot;www.nature.com&quot;,&quot;title&quot;:&quot;Limiting global warming to 2 °C is unlikely to save most coral reefs&quot;,&quot;URL&quot;:&quot;https://www.nature.com/articles/nclimate1674&quot;,&quot;volume&quot;:&quot;3&quot;,&quot;author&quot;:[{&quot;family&quot;:&quot;Frieler&quot;,&quot;given&quot;:&quot;K.&quot;},{&quot;family&quot;:&quot;Meinshausen&quot;,&quot;given&quot;:&quot;M.&quot;},{&quot;family&quot;:&quot;Golly&quot;,&quot;given&quot;:&quot;A.&quot;},{&quot;family&quot;:&quot;Mengel&quot;,&quot;given&quot;:&quot;M.&quot;},{&quot;family&quot;:&quot;Lebek&quot;,&quot;given&quot;:&quot;K.&quot;},{&quot;family&quot;:&quot;Donner&quot;,&quot;given&quot;:&quot;S. D.&quot;},{&quot;family&quot;:&quot;Hoegh-Guldberg&quot;,&quot;given&quot;:&quot;O.&quot;}],&quot;accessed&quot;:{&quot;date-parts&quot;:[[&quot;2019&quot;,12,6]]},&quot;issued&quot;:{&quot;date-parts&quot;:[[&quot;2013&quot;,2]]}}}],&quot;schema&quot;:&quot;https://github.com/citation-style-language/schema/raw/master/csl-citation.json&quot;} RNDjzOMzXt6c9"/><text:span text:style-name="T132">(Frieler et al. 2013)</text:span><text:reference-mark-end text:name="ZOTERO_ITEM CSL_CITATION {&quot;citationID&quot;:&quot;gMofSqAh&quot;,&quot;properties&quot;:{&quot;formattedCitation&quot;:&quot;(Frieler et al. 2013)&quot;,&quot;plainCitation&quot;:&quot;(Frieler et al. 2013)&quot;,&quot;noteIndex&quot;:0},&quot;citationItems&quot;:[{&quot;id&quot;:591,&quot;uris&quot;:[&quot;http://zotero.org/users/5871544/items/5D3R75WJ&quot;],&quot;uri&quot;:[&quot;http://zotero.org/users/5871544/items/5D3R75WJ&quot;],&quot;itemData&quot;:{&quot;id&quot;:591,&quot;type&quot;:&quot;article-journal&quot;,&quot;abstract&quot;:&quot;Comprehensive computer simulations show that coral reefs are likely to suffer extensive long-term degradation resulting from mass bleaching events even if the expected increase in global mean temperature can be kept well below 2 °C. Without major mitigation efforts to limit global warming significantly, the fate of coral reef ecosystems seems to be sealed.&quot;,&quot;container-title&quot;:&quot;Nature Climate Change&quot;,&quot;DOI&quot;:&quot;10.1038/nclimate1674&quot;,&quot;ISSN&quot;:&quot;1758-6798&quot;,&quot;issue&quot;:&quot;2&quot;,&quot;language&quot;:&quot;en&quot;,&quot;page&quot;:&quot;165-170&quot;,&quot;source&quot;:&quot;www.nature.com&quot;,&quot;title&quot;:&quot;Limiting global warming to 2 °C is unlikely to save most coral reefs&quot;,&quot;URL&quot;:&quot;https://www.nature.com/articles/nclimate1674&quot;,&quot;volume&quot;:&quot;3&quot;,&quot;author&quot;:[{&quot;family&quot;:&quot;Frieler&quot;,&quot;given&quot;:&quot;K.&quot;},{&quot;family&quot;:&quot;Meinshausen&quot;,&quot;given&quot;:&quot;M.&quot;},{&quot;family&quot;:&quot;Golly&quot;,&quot;given&quot;:&quot;A.&quot;},{&quot;family&quot;:&quot;Mengel&quot;,&quot;given&quot;:&quot;M.&quot;},{&quot;family&quot;:&quot;Lebek&quot;,&quot;given&quot;:&quot;K.&quot;},{&quot;family&quot;:&quot;Donner&quot;,&quot;given&quot;:&quot;S. D.&quot;},{&quot;family&quot;:&quot;Hoegh-Guldberg&quot;,&quot;given&quot;:&quot;O.&quot;}],&quot;accessed&quot;:{&quot;date-parts&quot;:[[&quot;2019&quot;,12,6]]},&quot;issued&quot;:{&quot;date-parts&quot;:[[&quot;2013&quot;,2]]}}}],&quot;schema&quot;:&quot;https://github.com/citation-style-language/schema/raw/master/csl-citation.json&quot;} RNDjzOMzXt6c9"/><text:span text:style-name="T129">.</text:span><text:span text:style-name="T128"> </text:span></text:p>
      <text:p text:style-name="P16"/>
      <text:p text:style-name="Text_20_body"><text:soft-page-break/><text:span text:style-name="T67">T</text:span><text:span text:style-name="T68">ropical</text:span><text:span text:style-name="T65"> </text:span><text:span text:style-name="T67">r</text:span><text:span text:style-name="T68">eef</text:span><text:span text:style-name="T65"> ecosystems harbor rare endemic species and offer important ecosystem services for life on our planet </text:span><text:reference-mark-start text:name="ZOTERO_ITEM CSL_CITATION {&quot;citationID&quot;:&quot;glUCnyU8&quot;,&quot;properties&quot;:{&quot;formattedCitation&quot;:&quot;(Barlow et al. 2018)&quot;,&quot;plainCitation&quot;:&quot;(Barlow et al. 2018)&quot;,&quot;noteIndex&quot;:0},&quot;citationItems&quot;:[{&quot;id&quot;:353,&quot;uris&quot;:[&quot;http://zotero.org/users/5871544/items/R4JSHF9X&quot;],&quot;uri&quot;:[&quot;http://zotero.org/users/5871544/items/R4JSHF9X&quot;],&quot;itemData&quot;:{&quot;id&quot;:353,&quot;type&quot;:&quot;article-journal&quot;,&quot;abstract&quot;:&quot;The immense biodiversity of tropical ecosystems is threatened by multiple interacting local and global stressors that can only be addressed by the concerted efforts of grassroots organizations, researchers, national governments and the international community.&quot;,&quot;container-title&quot;:&quot;Nature&quot;,&quot;DOI&quot;:&quot;10.1038/s41586-018-0301-1&quot;,&quot;ISSN&quot;:&quot;1476-4687&quot;,&quot;issue&quot;:&quot;7715&quot;,&quot;language&quot;:&quot;en&quot;,&quot;page&quot;:&quot;517-526&quot;,&quot;source&quot;:&quot;www.nature.com&quot;,&quot;title&quot;:&quot;The future of hyperdiverse tropical ecosystems&quot;,&quot;URL&quot;:&quot;https://www.nature.com/articles/s41586-018-0301-1&quot;,&quot;volume&quot;:&quot;559&quot;,&quot;author&quot;:[{&quot;family&quot;:&quot;Barlow&quot;,&quot;given&quot;:&quot;Jos&quot;},{&quot;family&quot;:&quot;França&quot;,&quot;given&quot;:&quot;Filipe&quot;},{&quot;family&quot;:&quot;Gardner&quot;,&quot;given&quot;:&quot;Toby A.&quot;},{&quot;family&quot;:&quot;Hicks&quot;,&quot;given&quot;:&quot;Christina C.&quot;},{&quot;family&quot;:&quot;Lennox&quot;,&quot;given&quot;:&quot;Gareth D.&quot;},{&quot;family&quot;:&quot;Berenguer&quot;,&quot;given&quot;:&quot;Erika&quot;},{&quot;family&quot;:&quot;Castello&quot;,&quot;given&quot;:&quot;Leandro&quot;},{&quot;family&quot;:&quot;Economo&quot;,&quot;given&quot;:&quot;Evan P.&quot;},{&quot;family&quot;:&quot;Ferreira&quot;,&quot;given&quot;:&quot;Joice&quot;},{&quot;family&quot;:&quot;Guénard&quot;,&quot;given&quot;:&quot;Benoit&quot;},{&quot;family&quot;:&quot;Gontijo Leal&quot;,&quot;given&quot;:&quot;Cecília&quot;},{&quot;family&quot;:&quot;Isaac&quot;,&quot;given&quot;:&quot;Victoria&quot;},{&quot;family&quot;:&quot;Lees&quot;,&quot;given&quot;:&quot;Alexander C.&quot;},{&quot;family&quot;:&quot;Parr&quot;,&quot;given&quot;:&quot;Catherine L.&quot;},{&quot;family&quot;:&quot;Wilson&quot;,&quot;given&quot;:&quot;Shaun K.&quot;},{&quot;family&quot;:&quot;Young&quot;,&quot;given&quot;:&quot;Paul J.&quot;},{&quot;family&quot;:&quot;Graham&quot;,&quot;given&quot;:&quot;Nicholas A. J.&quot;}],&quot;accessed&quot;:{&quot;date-parts&quot;:[[&quot;2019&quot;,11,25]]},&quot;issued&quot;:{&quot;date-parts&quot;:[[&quot;2018&quot;,7]]}}}],&quot;schema&quot;:&quot;https://github.com/citation-style-language/schema/raw/master/csl-citation.json&quot;} RNDyF0wAAmw1C"/><text:span text:style-name="T65">(Barlow et al. 2018)</text:span><text:reference-mark-end text:name="ZOTERO_ITEM CSL_CITATION {&quot;citationID&quot;:&quot;glUCnyU8&quot;,&quot;properties&quot;:{&quot;formattedCitation&quot;:&quot;(Barlow et al. 2018)&quot;,&quot;plainCitation&quot;:&quot;(Barlow et al. 2018)&quot;,&quot;noteIndex&quot;:0},&quot;citationItems&quot;:[{&quot;id&quot;:353,&quot;uris&quot;:[&quot;http://zotero.org/users/5871544/items/R4JSHF9X&quot;],&quot;uri&quot;:[&quot;http://zotero.org/users/5871544/items/R4JSHF9X&quot;],&quot;itemData&quot;:{&quot;id&quot;:353,&quot;type&quot;:&quot;article-journal&quot;,&quot;abstract&quot;:&quot;The immense biodiversity of tropical ecosystems is threatened by multiple interacting local and global stressors that can only be addressed by the concerted efforts of grassroots organizations, researchers, national governments and the international community.&quot;,&quot;container-title&quot;:&quot;Nature&quot;,&quot;DOI&quot;:&quot;10.1038/s41586-018-0301-1&quot;,&quot;ISSN&quot;:&quot;1476-4687&quot;,&quot;issue&quot;:&quot;7715&quot;,&quot;language&quot;:&quot;en&quot;,&quot;page&quot;:&quot;517-526&quot;,&quot;source&quot;:&quot;www.nature.com&quot;,&quot;title&quot;:&quot;The future of hyperdiverse tropical ecosystems&quot;,&quot;URL&quot;:&quot;https://www.nature.com/articles/s41586-018-0301-1&quot;,&quot;volume&quot;:&quot;559&quot;,&quot;author&quot;:[{&quot;family&quot;:&quot;Barlow&quot;,&quot;given&quot;:&quot;Jos&quot;},{&quot;family&quot;:&quot;França&quot;,&quot;given&quot;:&quot;Filipe&quot;},{&quot;family&quot;:&quot;Gardner&quot;,&quot;given&quot;:&quot;Toby A.&quot;},{&quot;family&quot;:&quot;Hicks&quot;,&quot;given&quot;:&quot;Christina C.&quot;},{&quot;family&quot;:&quot;Lennox&quot;,&quot;given&quot;:&quot;Gareth D.&quot;},{&quot;family&quot;:&quot;Berenguer&quot;,&quot;given&quot;:&quot;Erika&quot;},{&quot;family&quot;:&quot;Castello&quot;,&quot;given&quot;:&quot;Leandro&quot;},{&quot;family&quot;:&quot;Economo&quot;,&quot;given&quot;:&quot;Evan P.&quot;},{&quot;family&quot;:&quot;Ferreira&quot;,&quot;given&quot;:&quot;Joice&quot;},{&quot;family&quot;:&quot;Guénard&quot;,&quot;given&quot;:&quot;Benoit&quot;},{&quot;family&quot;:&quot;Gontijo Leal&quot;,&quot;given&quot;:&quot;Cecília&quot;},{&quot;family&quot;:&quot;Isaac&quot;,&quot;given&quot;:&quot;Victoria&quot;},{&quot;family&quot;:&quot;Lees&quot;,&quot;given&quot;:&quot;Alexander C.&quot;},{&quot;family&quot;:&quot;Parr&quot;,&quot;given&quot;:&quot;Catherine L.&quot;},{&quot;family&quot;:&quot;Wilson&quot;,&quot;given&quot;:&quot;Shaun K.&quot;},{&quot;family&quot;:&quot;Young&quot;,&quot;given&quot;:&quot;Paul J.&quot;},{&quot;family&quot;:&quot;Graham&quot;,&quot;given&quot;:&quot;Nicholas A. J.&quot;}],&quot;accessed&quot;:{&quot;date-parts&quot;:[[&quot;2019&quot;,11,25]]},&quot;issued&quot;:{&quot;date-parts&quot;:[[&quot;2018&quot;,7]]}}}],&quot;schema&quot;:&quot;https://github.com/citation-style-language/schema/raw/master/csl-citation.json&quot;} RNDyF0wAAmw1C"/><text:span text:style-name="T65">. </text:span><text:span text:style-name="T66">Tropical r</text:span><text:span text:style-name="T140">eefs are one of the oldest ecosystems in the world, and </text:span><text:span text:style-name="T144">they</text:span><text:span text:style-name="T140"> have had a rich and varied history over hundreds of millions of years </text:span><text:reference-mark-start text:name="ZOTERO_ITEM CSL_CITATION {&quot;citationID&quot;:&quot;FfyKkBZ5&quot;,&quot;properties&quot;:{&quot;formattedCitation&quot;:&quot;(Pandolfi 2011)&quot;,&quot;plainCitation&quot;:&quot;(Pandolfi 2011)&quot;,&quot;noteIndex&quot;:0},&quot;citationItems&quot;:[{&quot;id&quot;:619,&quot;uris&quot;:[&quot;http://zotero.org/users/5871544/items/R6PTWP4M&quot;],&quot;uri&quot;:[&quot;http://zotero.org/users/5871544/items/R6PTWP4M&quot;],&quot;itemData&quot;:{&quot;id&quot;:619,&quot;type&quot;:&quot;chapter&quot;,&quot;abstract&quot;:&quot;Reefs are one of the oldest ecosystems in the world, and coral reefs have had a rich and varied history over hundreds of millions of years. The long-term history of living reef organisms provides an essential window in which to view a number of fundamental evolutionary and ecological processes over extended time frames not available to modern ecology over years or decades. Many of the constituents of modern reefs are calcifying organisms that leave a record of their presence in the fossil record. Thus, coral reef paleoecology has been undertaken on tropical ecosystems worldwide with applications in ecology, evolution, biogeography, extinction risk, conservation and management, and global change biology. Because many reef organisms secrete their calcareous skeletons at or near isotopic equilibrium with ambient seawater, they have also been used to reconstruct environmental conditions over long time frames. The examination of ecological and evolutionary change in the context of environmental variability provides an ideal framework for understanding coral reef paleoecology and placing the modern biodiversity crisis in an historical context.&quot;,&quot;container-title&quot;:&quot;Coral Reefs: An Ecosystem in Transition&quot;,&quot;event-place&quot;:&quot;Dordrecht&quot;,&quot;ISBN&quot;:&quot;978-94-007-0114-4&quot;,&quot;language&quot;:&quot;en&quot;,&quot;note&quot;:&quot;DOI: 10.1007/978-94-007-0114-4_2&quot;,&quot;page&quot;:&quot;13-24&quot;,&quot;publisher&quot;:&quot;Springer Netherlands&quot;,&quot;publisher-place&quot;:&quot;Dordrecht&quot;,&quot;source&quot;:&quot;Springer Link&quot;,&quot;title&quot;:&quot;The Paleoecology of Coral Reefs&quot;,&quot;URL&quot;:&quot;https://doi.org/10.1007/978-94-007-0114-4_2&quot;,&quot;author&quot;:[{&quot;family&quot;:&quot;Pandolfi&quot;,&quot;given&quot;:&quot;John M.&quot;}],&quot;editor&quot;:[{&quot;family&quot;:&quot;Dubinsky&quot;,&quot;given&quot;:&quot;Zvy&quot;},{&quot;family&quot;:&quot;Stambler&quot;,&quot;given&quot;:&quot;Noga&quot;}],&quot;accessed&quot;:{&quot;date-parts&quot;:[[&quot;2019&quot;,12,6]]},&quot;issued&quot;:{&quot;date-parts&quot;:[[&quot;2011&quot;]]}}}],&quot;schema&quot;:&quot;https://github.com/citation-style-language/schema/raw/master/csl-citation.json&quot;} RNDUNHOLXwvTa"/><text:span text:style-name="T140">(Pandolfi 2011)</text:span><text:reference-mark-end text:name="ZOTERO_ITEM CSL_CITATION {&quot;citationID&quot;:&quot;FfyKkBZ5&quot;,&quot;properties&quot;:{&quot;formattedCitation&quot;:&quot;(Pandolfi 2011)&quot;,&quot;plainCitation&quot;:&quot;(Pandolfi 2011)&quot;,&quot;noteIndex&quot;:0},&quot;citationItems&quot;:[{&quot;id&quot;:619,&quot;uris&quot;:[&quot;http://zotero.org/users/5871544/items/R6PTWP4M&quot;],&quot;uri&quot;:[&quot;http://zotero.org/users/5871544/items/R6PTWP4M&quot;],&quot;itemData&quot;:{&quot;id&quot;:619,&quot;type&quot;:&quot;chapter&quot;,&quot;abstract&quot;:&quot;Reefs are one of the oldest ecosystems in the world, and coral reefs have had a rich and varied history over hundreds of millions of years. The long-term history of living reef organisms provides an essential window in which to view a number of fundamental evolutionary and ecological processes over extended time frames not available to modern ecology over years or decades. Many of the constituents of modern reefs are calcifying organisms that leave a record of their presence in the fossil record. Thus, coral reef paleoecology has been undertaken on tropical ecosystems worldwide with applications in ecology, evolution, biogeography, extinction risk, conservation and management, and global change biology. Because many reef organisms secrete their calcareous skeletons at or near isotopic equilibrium with ambient seawater, they have also been used to reconstruct environmental conditions over long time frames. The examination of ecological and evolutionary change in the context of environmental variability provides an ideal framework for understanding coral reef paleoecology and placing the modern biodiversity crisis in an historical context.&quot;,&quot;container-title&quot;:&quot;Coral Reefs: An Ecosystem in Transition&quot;,&quot;event-place&quot;:&quot;Dordrecht&quot;,&quot;ISBN&quot;:&quot;978-94-007-0114-4&quot;,&quot;language&quot;:&quot;en&quot;,&quot;note&quot;:&quot;DOI: 10.1007/978-94-007-0114-4_2&quot;,&quot;page&quot;:&quot;13-24&quot;,&quot;publisher&quot;:&quot;Springer Netherlands&quot;,&quot;publisher-place&quot;:&quot;Dordrecht&quot;,&quot;source&quot;:&quot;Springer Link&quot;,&quot;title&quot;:&quot;The Paleoecology of Coral Reefs&quot;,&quot;URL&quot;:&quot;https://doi.org/10.1007/978-94-007-0114-4_2&quot;,&quot;author&quot;:[{&quot;family&quot;:&quot;Pandolfi&quot;,&quot;given&quot;:&quot;John M.&quot;}],&quot;editor&quot;:[{&quot;family&quot;:&quot;Dubinsky&quot;,&quot;given&quot;:&quot;Zvy&quot;},{&quot;family&quot;:&quot;Stambler&quot;,&quot;given&quot;:&quot;Noga&quot;}],&quot;accessed&quot;:{&quot;date-parts&quot;:[[&quot;2019&quot;,12,6]]},&quot;issued&quot;:{&quot;date-parts&quot;:[[&quot;2011&quot;]]}}}],&quot;schema&quot;:&quot;https://github.com/citation-style-language/schema/raw/master/csl-citation.json&quot;} RNDUNHOLXwvTa"/><text:span text:style-name="T140">. </text:span><text:span text:style-name="T141">Over evolutionary time, the</text:span><text:span text:style-name="T142">se ecosystems may</text:span><text:span text:style-name="T141"> have acted as both a source of and a refuge for extra-tropical terrestrial and marine species </text:span><text:reference-mark-start text:name="ZOTERO_ITEM CSL_CITATION {&quot;citationID&quot;:&quot;DoxbB2UA&quot;,&quot;properties&quot;:{&quot;formattedCitation&quot;:&quot;(Jablonski et al. 2006)&quot;,&quot;plainCitation&quot;:&quot;(Jablonski et al. 2006)&quot;,&quot;noteIndex&quot;:0},&quot;citationItems&quot;:[{&quot;id&quot;:620,&quot;uris&quot;:[&quot;http://zotero.org/users/5871544/items/G4BMMUK4&quot;],&quot;uri&quot;:[&quot;http://zotero.org/users/5871544/items/G4BMMUK4&quot;],&quot;itemData&quot;:{&quot;id&quot;:620,&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nAnalysis of marine bivalve fossils shows that the tendency of taxa to originate in the tropics and then expand poleward accounts for decreasing diversity toward the poles.\nAnalysis of marine bivalve fossils shows that the tendency of taxa to originate in the tropics and then expand poleward accounts for decreasing diversity toward the poles.&quot;,&quot;container-title&quot;:&quot;Science&quot;,&quot;DOI&quot;:&quot;10.1126/science.1130880&quot;,&quot;ISSN&quot;:&quot;0036-8075, 1095-9203&quot;,&quot;issue&quot;:&quot;5796&quot;,&quot;language&quot;:&quot;en&quot;,&quot;note&quot;:&quot;PMID: 17023653&quot;,&quot;page&quot;:&quot;102-106&quot;,&quot;source&quot;:&quot;science.sciencemag.org&quot;,&quot;title&quot;:&quot;Out of the Tropics: Evolutionary Dynamics of the Latitudinal Diversity Gradient&quot;,&quot;title-short&quot;:&quot;Out of the Tropics&quot;,&quot;URL&quot;:&quot;https://science.sciencemag.org/content/314/5796/102&quot;,&quot;volume&quot;:&quot;314&quot;,&quot;author&quot;:[{&quot;family&quot;:&quot;Jablonski&quot;,&quot;given&quot;:&quot;David&quot;},{&quot;family&quot;:&quot;Roy&quot;,&quot;given&quot;:&quot;Kaustuv&quot;},{&quot;family&quot;:&quot;Valentine&quot;,&quot;given&quot;:&quot;James W.&quot;}],&quot;accessed&quot;:{&quot;date-parts&quot;:[[&quot;2019&quot;,12,6]]},&quot;issued&quot;:{&quot;date-parts&quot;:[[&quot;2006&quot;,10,6]]}}}],&quot;schema&quot;:&quot;https://github.com/citation-style-language/schema/raw/master/csl-citation.json&quot;} RNDQp5wlFijrC"/><text:span text:style-name="T141">(Jablonski et al. 2006)</text:span><text:reference-mark-end text:name="ZOTERO_ITEM CSL_CITATION {&quot;citationID&quot;:&quot;DoxbB2UA&quot;,&quot;properties&quot;:{&quot;formattedCitation&quot;:&quot;(Jablonski et al. 2006)&quot;,&quot;plainCitation&quot;:&quot;(Jablonski et al. 2006)&quot;,&quot;noteIndex&quot;:0},&quot;citationItems&quot;:[{&quot;id&quot;:620,&quot;uris&quot;:[&quot;http://zotero.org/users/5871544/items/G4BMMUK4&quot;],&quot;uri&quot;:[&quot;http://zotero.org/users/5871544/items/G4BMMUK4&quot;],&quot;itemData&quot;:{&quot;id&quot;:620,&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nAnalysis of marine bivalve fossils shows that the tendency of taxa to originate in the tropics and then expand poleward accounts for decreasing diversity toward the poles.\nAnalysis of marine bivalve fossils shows that the tendency of taxa to originate in the tropics and then expand poleward accounts for decreasing diversity toward the poles.&quot;,&quot;container-title&quot;:&quot;Science&quot;,&quot;DOI&quot;:&quot;10.1126/science.1130880&quot;,&quot;ISSN&quot;:&quot;0036-8075, 1095-9203&quot;,&quot;issue&quot;:&quot;5796&quot;,&quot;language&quot;:&quot;en&quot;,&quot;note&quot;:&quot;PMID: 17023653&quot;,&quot;page&quot;:&quot;102-106&quot;,&quot;source&quot;:&quot;science.sciencemag.org&quot;,&quot;title&quot;:&quot;Out of the Tropics: Evolutionary Dynamics of the Latitudinal Diversity Gradient&quot;,&quot;title-short&quot;:&quot;Out of the Tropics&quot;,&quot;URL&quot;:&quot;https://science.sciencemag.org/content/314/5796/102&quot;,&quot;volume&quot;:&quot;314&quot;,&quot;author&quot;:[{&quot;family&quot;:&quot;Jablonski&quot;,&quot;given&quot;:&quot;David&quot;},{&quot;family&quot;:&quot;Roy&quot;,&quot;given&quot;:&quot;Kaustuv&quot;},{&quot;family&quot;:&quot;Valentine&quot;,&quot;given&quot;:&quot;James W.&quot;}],&quot;accessed&quot;:{&quot;date-parts&quot;:[[&quot;2019&quot;,12,6]]},&quot;issued&quot;:{&quot;date-parts&quot;:[[&quot;2006&quot;,10,6]]}}}],&quot;schema&quot;:&quot;https://github.com/citation-style-language/schema/raw/master/csl-citation.json&quot;} RNDQp5wlFijrC"/><text:span text:style-name="T141">. </text:span><text:span text:style-name="T100">These ecosystems, unique for their biodiversity and evolutionary history, have an inestimable value that continues today far from being defined.</text:span></text:p>
      <text:p text:style-name="Text_20_body"><text:span text:style-name="T43">S</text:span><text:span text:style-name="T44">in</text:span><text:span text:style-name="T45">c</text:span><text:span text:style-name="T44">e the publication</text:span><text:span text:style-name="T71"> </text:span><text:span text:style-name="T44">of</text:span><text:span text:style-name="T71"> the classic study of the Odum brothers in the middle of the past century, much has been done in terms of the study of the structure and dynamics of </text:span><text:span text:style-name="T43">r</text:span><text:span text:style-name="T45">eef</text:span><text:span text:style-name="T71"> ecosystems </text:span><text:reference-mark-start text:name="ZOTERO_ITEM CSL_CITATION {&quot;citationID&quot;:&quot;Th5gPcdG&quot;,&quot;properties&quot;:{&quot;formattedCitation&quot;:&quot;(Odum and Odum 1955)&quot;,&quot;plainCitation&quot;:&quot;(Odum and Odum 1955)&quot;,&quot;noteIndex&quot;:0},&quot;citationItems&quot;:[{&quot;id&quot;:594,&quot;uris&quot;:[&quot;http://zotero.org/users/5871544/items/D6DYGRD8&quot;],&quot;uri&quot;:[&quot;http://zotero.org/users/5871544/items/D6DYGRD8&quot;],&quot;itemData&quot;:{&quot;id&quot;:594,&quot;type&quot;:&quot;article-journal&quot;,&quot;container-title&quot;:&quot;Ecological Monographs&quot;,&quot;DOI&quot;:&quot;10.2307/1943285&quot;,&quot;ISSN&quot;:&quot;1557-7015&quot;,&quot;issue&quot;:&quot;3&quot;,&quot;language&quot;:&quot;en&quot;,&quot;page&quot;:&quot;291-320&quot;,&quot;source&quot;:&quot;Wiley Online Library&quot;,&quot;title&quot;:&quot;Trophic Structure and Productivity of a Windward Coral Reef Community on Eniwetok Atoll&quot;,&quot;URL&quot;:&quot;https://esajournals.onlinelibrary.wiley.com/doi/abs/10.2307/1943285&quot;,&quot;volume&quot;:&quot;25&quot;,&quot;author&quot;:[{&quot;family&quot;:&quot;Odum&quot;,&quot;given&quot;:&quot;Howard T.&quot;},{&quot;family&quot;:&quot;Odum&quot;,&quot;given&quot;:&quot;Eugene P.&quot;}],&quot;accessed&quot;:{&quot;date-parts&quot;:[[&quot;2019&quot;,12,6]]},&quot;issued&quot;:{&quot;date-parts&quot;:[[&quot;1955&quot;]]}}}],&quot;schema&quot;:&quot;https://github.com/citation-style-language/schema/raw/master/csl-citation.json&quot;} RNDBFKS1l9zD2"/><text:span text:style-name="T71">(Odum and Odum 1955)</text:span><text:reference-mark-end text:name="ZOTERO_ITEM CSL_CITATION {&quot;citationID&quot;:&quot;Th5gPcdG&quot;,&quot;properties&quot;:{&quot;formattedCitation&quot;:&quot;(Odum and Odum 1955)&quot;,&quot;plainCitation&quot;:&quot;(Odum and Odum 1955)&quot;,&quot;noteIndex&quot;:0},&quot;citationItems&quot;:[{&quot;id&quot;:594,&quot;uris&quot;:[&quot;http://zotero.org/users/5871544/items/D6DYGRD8&quot;],&quot;uri&quot;:[&quot;http://zotero.org/users/5871544/items/D6DYGRD8&quot;],&quot;itemData&quot;:{&quot;id&quot;:594,&quot;type&quot;:&quot;article-journal&quot;,&quot;container-title&quot;:&quot;Ecological Monographs&quot;,&quot;DOI&quot;:&quot;10.2307/1943285&quot;,&quot;ISSN&quot;:&quot;1557-7015&quot;,&quot;issue&quot;:&quot;3&quot;,&quot;language&quot;:&quot;en&quot;,&quot;page&quot;:&quot;291-320&quot;,&quot;source&quot;:&quot;Wiley Online Library&quot;,&quot;title&quot;:&quot;Trophic Structure and Productivity of a Windward Coral Reef Community on Eniwetok Atoll&quot;,&quot;URL&quot;:&quot;https://esajournals.onlinelibrary.wiley.com/doi/abs/10.2307/1943285&quot;,&quot;volume&quot;:&quot;25&quot;,&quot;author&quot;:[{&quot;family&quot;:&quot;Odum&quot;,&quot;given&quot;:&quot;Howard T.&quot;},{&quot;family&quot;:&quot;Odum&quot;,&quot;given&quot;:&quot;Eugene P.&quot;}],&quot;accessed&quot;:{&quot;date-parts&quot;:[[&quot;2019&quot;,12,6]]},&quot;issued&quot;:{&quot;date-parts&quot;:[[&quot;1955&quot;]]}}}],&quot;schema&quot;:&quot;https://github.com/citation-style-language/schema/raw/master/csl-citation.json&quot;} RNDBFKS1l9zD2"/><text:span text:style-name="T71">. </text:span><text:span text:style-name="T118">Y</text:span><text:span text:style-name="T120">et, a</text:span><text:span text:style-name="T117">cross regional gradients, quantitative surveys reveal systematic </text:span><text:span text:style-name="T119">negative</text:span><text:span text:style-name="T117"> effects of fishing on the structure of reef fish biomass </text:span><text:reference-mark-start text:name="ZOTERO_ITEM CSL_CITATION {&quot;citationID&quot;:&quot;Bb60lbxI&quot;,&quot;properties&quot;:{&quot;formattedCitation&quot;:&quot;(Graham et al. 2017; Ruppert et al. 2018)&quot;,&quot;plainCitation&quot;:&quot;(Graham et al. 2017; Ruppert et al. 2018)&quot;,&quot;noteIndex&quot;:0},&quot;citationItems&quot;:[{&quot;id&quot;:604,&quot;uris&quot;:[&quot;http://zotero.org/users/5871544/items/XYT8YPAB&quot;],&quot;uri&quot;:[&quot;http://zotero.org/users/5871544/items/XYT8YPAB&quot;],&quot;itemData&quot;:{&quot;id&quot;:604,&quot;type&quot;:&quot;article-journal&quot;,&quot;abstract&quot;:&quot;The distribution of biomass among trophic levels provides a theoretical basis for understanding energy flow and the hierarchical structure of animal communities. In the absence of energy subsidies [1], bottom-heavy trophic pyramids are expected to predominate, based on energy transfer efficiency [2] and empirical evidence from multiple ecosystems [3]. However, the predicted pyramid of biomass distribution among trophic levels may be disrupted through trophic replacement by alternative organisms in the ecosystem, trophic cascades, and humans preferentially impacting specific trophic levels [4, 5, 6]. Using empirical data spanning &gt;250 coral reefs, we show how trophic pyramid shape varies given human-mediated gradients along two orders of magnitude in reef fish biomass. Mean trophic level of the assemblage increased modestly with decreasing biomass, contrary to predictions of fishing down the food web [7]. The mean trophic level pattern is explained by trophic replacement of herbivorous fish by sea urchins at low biomass and the accumulation of slow-growing, large-bodied, herbivorous fish at high biomass. Further, at high biomass, particularly where fishers are not selectively removing higher trophic level individuals, a concave trophic distribution emerges. The concave trophic distribution implies a more direct link between lower and upper trophic levels, which may confer greater energy efficiency. This trophic distribution emerges when community biomass exceeds ∼650 kg/ha, suggesting that fisheries for upper trophic level species will only be supported under lightly fished scenarios.&quot;,&quot;container-title&quot;:&quot;Current Biology&quot;,&quot;DOI&quot;:&quot;10.1016/j.cub.2016.10.062&quot;,&quot;ISSN&quot;:&quot;0960-9822&quot;,&quot;issue&quot;:&quot;2&quot;,&quot;journalAbbreviation&quot;:&quot;Current Biology&quot;,&quot;language&quot;:&quot;en&quot;,&quot;page&quot;:&quot;231-236&quot;,&quot;source&quot;:&quot;ScienceDirect&quot;,&quot;title&quot;:&quot;Human Disruption of Coral Reef Trophic Structure&quot;,&quot;URL&quot;:&quot;http://www.sciencedirect.com/science/article/pii/S0960982216313252&quot;,&quot;volume&quot;:&quot;27&quot;,&quot;author&quot;:[{&quot;family&quot;:&quot;Graham&quot;,&quot;given&quot;:&quot;Nicholas A. J.&quot;},{&quot;family&quot;:&quot;McClanahan&quot;,&quot;given&quot;:&quot;Tim R.&quot;},{&quot;family&quot;:&quot;MacNeil&quot;,&quot;given&quot;:&quot;M. Aaron&quot;},{&quot;family&quot;:&quot;Wilson&quot;,&quot;given&quot;:&quot;Shaun K.&quot;},{&quot;family&quot;:&quot;Cinner&quot;,&quot;given&quot;:&quot;Joshua E.&quot;},{&quot;family&quot;:&quot;Huchery&quot;,&quot;given&quot;:&quot;Cindy&quot;},{&quot;family&quot;:&quot;Holmes&quot;,&quot;given&quot;:&quot;Thomas H.&quot;}],&quot;accessed&quot;:{&quot;date-parts&quot;:[[&quot;2019&quot;,12,6]]},&quot;issued&quot;:{&quot;date-parts&quot;:[[&quot;2017&quot;,1,23]]}}},{&quot;id&quot;:607,&quot;uris&quot;:[&quot;http://zotero.org/users/5871544/items/B3NB3ICS&quot;],&quot;uri&quot;:[&quot;http://zotero.org/users/5871544/items/B3NB3ICS&quot;],&quot;itemData&quot;:{&quot;id&quot;:607,&quot;type&quot;:&quot;article-journal&quot;,&quot;abstract&quot;:&quot;Anthropogenic activities such as land-use change, pollution and fishing impact the trophic structure of coral reef fishes, which can influence ecosystem health and function. Although these impacts may be ubiquitous, they are not consistent across the tropical Pacific Ocean. Using an extensive database of fish biomass sampled using underwater visual transects on coral reefs, we modelled the impact of human activities on food webs at Pacific-wide and regional (1,000s–10,000s km) scales. We found significantly lower biomass of sharks and carnivores, where there were higher densities of human populations (hereafter referred to as human activity); however, these patterns were not spatially consistent as there were significant differences in the trophic structures of fishes among biogeographic regions. Additionally, we found significant changes in the benthic structure of reef environments, notably a decline in coral cover where there was more human activity. Direct human impacts were the strongest in the upper part of the food web, where we found that in a majority of the Pacific, the biomass of reef sharks and carnivores were significantly and negatively associated with human activity. Finally, although human-induced stressors varied in strength and significance throughout the coral reef food web across the Pacific, socioeconomic variables explained more variation in reef fish trophic structure than habitat variables in a majority of the biogeographic regions. Notably, economic development (measured as GDP per capita) did not guarantee healthy reef ecosystems (high coral cover and greater fish biomass). Our results indicate that human activities are significantly shaping patterns of trophic structure of reef fishes in a spatially nonuniform manner across the Pacific Ocean, by altering processes that organize communities in both “top-down” (fishing of predators) and “bottom-up” (degradation of benthic communities) contexts.&quot;,&quot;container-title&quot;:&quot;Global Change Biology&quot;,&quot;DOI&quot;:&quot;10.1111/gcb.13882&quot;,&quot;ISSN&quot;:&quot;1365-2486&quot;,&quot;issue&quot;:&quot;1&quot;,&quot;language&quot;:&quot;en&quot;,&quot;page&quot;:&quot;e67-e79&quot;,&quot;source&quot;:&quot;Wiley Online Library&quot;,&quot;title&quot;:&quot;Human activities as a driver of spatial variation in the trophic structure of fish communities on Pacific coral reefs&quot;,&quot;URL&quot;:&quot;https://onlinelibrary.wiley.com/doi/abs/10.1111/gcb.13882&quot;,&quot;volume&quot;:&quot;24&quot;,&quot;author&quot;:[{&quot;family&quot;:&quot;Ruppert&quot;,&quot;given&quot;:&quot;Jonathan L. W.&quot;},{&quot;family&quot;:&quot;Vigliola&quot;,&quot;given&quot;:&quot;Laurent&quot;},{&quot;family&quot;:&quot;Kulbicki&quot;,&quot;given&quot;:&quot;Michel&quot;},{&quot;family&quot;:&quot;Labrosse&quot;,&quot;given&quot;:&quot;Pierre&quot;},{&quot;family&quot;:&quot;Fortin&quot;,&quot;given&quot;:&quot;Marie-Josée&quot;},{&quot;family&quot;:&quot;Meekan&quot;,&quot;given&quot;:&quot;Mark G.&quot;}],&quot;accessed&quot;:{&quot;date-parts&quot;:[[&quot;2019&quot;,12,6]]},&quot;issued&quot;:{&quot;date-parts&quot;:[[&quot;2018&quot;]]}}}],&quot;schema&quot;:&quot;https://github.com/citation-style-language/schema/raw/master/csl-citation.json&quot;} RNDqmyWDpNcKP"/><text:span text:style-name="T117">(Graham et al. 2017; Ruppert et al. 2018)</text:span><text:reference-mark-end text:name="ZOTERO_ITEM CSL_CITATION {&quot;citationID&quot;:&quot;Bb60lbxI&quot;,&quot;properties&quot;:{&quot;formattedCitation&quot;:&quot;(Graham et al. 2017; Ruppert et al. 2018)&quot;,&quot;plainCitation&quot;:&quot;(Graham et al. 2017; Ruppert et al. 2018)&quot;,&quot;noteIndex&quot;:0},&quot;citationItems&quot;:[{&quot;id&quot;:604,&quot;uris&quot;:[&quot;http://zotero.org/users/5871544/items/XYT8YPAB&quot;],&quot;uri&quot;:[&quot;http://zotero.org/users/5871544/items/XYT8YPAB&quot;],&quot;itemData&quot;:{&quot;id&quot;:604,&quot;type&quot;:&quot;article-journal&quot;,&quot;abstract&quot;:&quot;The distribution of biomass among trophic levels provides a theoretical basis for understanding energy flow and the hierarchical structure of animal communities. In the absence of energy subsidies [1], bottom-heavy trophic pyramids are expected to predominate, based on energy transfer efficiency [2] and empirical evidence from multiple ecosystems [3]. However, the predicted pyramid of biomass distribution among trophic levels may be disrupted through trophic replacement by alternative organisms in the ecosystem, trophic cascades, and humans preferentially impacting specific trophic levels [4, 5, 6]. Using empirical data spanning &gt;250 coral reefs, we show how trophic pyramid shape varies given human-mediated gradients along two orders of magnitude in reef fish biomass. Mean trophic level of the assemblage increased modestly with decreasing biomass, contrary to predictions of fishing down the food web [7]. The mean trophic level pattern is explained by trophic replacement of herbivorous fish by sea urchins at low biomass and the accumulation of slow-growing, large-bodied, herbivorous fish at high biomass. Further, at high biomass, particularly where fishers are not selectively removing higher trophic level individuals, a concave trophic distribution emerges. The concave trophic distribution implies a more direct link between lower and upper trophic levels, which may confer greater energy efficiency. This trophic distribution emerges when community biomass exceeds ∼650 kg/ha, suggesting that fisheries for upper trophic level species will only be supported under lightly fished scenarios.&quot;,&quot;container-title&quot;:&quot;Current Biology&quot;,&quot;DOI&quot;:&quot;10.1016/j.cub.2016.10.062&quot;,&quot;ISSN&quot;:&quot;0960-9822&quot;,&quot;issue&quot;:&quot;2&quot;,&quot;journalAbbreviation&quot;:&quot;Current Biology&quot;,&quot;language&quot;:&quot;en&quot;,&quot;page&quot;:&quot;231-236&quot;,&quot;source&quot;:&quot;ScienceDirect&quot;,&quot;title&quot;:&quot;Human Disruption of Coral Reef Trophic Structure&quot;,&quot;URL&quot;:&quot;http://www.sciencedirect.com/science/article/pii/S0960982216313252&quot;,&quot;volume&quot;:&quot;27&quot;,&quot;author&quot;:[{&quot;family&quot;:&quot;Graham&quot;,&quot;given&quot;:&quot;Nicholas A. J.&quot;},{&quot;family&quot;:&quot;McClanahan&quot;,&quot;given&quot;:&quot;Tim R.&quot;},{&quot;family&quot;:&quot;MacNeil&quot;,&quot;given&quot;:&quot;M. Aaron&quot;},{&quot;family&quot;:&quot;Wilson&quot;,&quot;given&quot;:&quot;Shaun K.&quot;},{&quot;family&quot;:&quot;Cinner&quot;,&quot;given&quot;:&quot;Joshua E.&quot;},{&quot;family&quot;:&quot;Huchery&quot;,&quot;given&quot;:&quot;Cindy&quot;},{&quot;family&quot;:&quot;Holmes&quot;,&quot;given&quot;:&quot;Thomas H.&quot;}],&quot;accessed&quot;:{&quot;date-parts&quot;:[[&quot;2019&quot;,12,6]]},&quot;issued&quot;:{&quot;date-parts&quot;:[[&quot;2017&quot;,1,23]]}}},{&quot;id&quot;:607,&quot;uris&quot;:[&quot;http://zotero.org/users/5871544/items/B3NB3ICS&quot;],&quot;uri&quot;:[&quot;http://zotero.org/users/5871544/items/B3NB3ICS&quot;],&quot;itemData&quot;:{&quot;id&quot;:607,&quot;type&quot;:&quot;article-journal&quot;,&quot;abstract&quot;:&quot;Anthropogenic activities such as land-use change, pollution and fishing impact the trophic structure of coral reef fishes, which can influence ecosystem health and function. Although these impacts may be ubiquitous, they are not consistent across the tropical Pacific Ocean. Using an extensive database of fish biomass sampled using underwater visual transects on coral reefs, we modelled the impact of human activities on food webs at Pacific-wide and regional (1,000s–10,000s km) scales. We found significantly lower biomass of sharks and carnivores, where there were higher densities of human populations (hereafter referred to as human activity); however, these patterns were not spatially consistent as there were significant differences in the trophic structures of fishes among biogeographic regions. Additionally, we found significant changes in the benthic structure of reef environments, notably a decline in coral cover where there was more human activity. Direct human impacts were the strongest in the upper part of the food web, where we found that in a majority of the Pacific, the biomass of reef sharks and carnivores were significantly and negatively associated with human activity. Finally, although human-induced stressors varied in strength and significance throughout the coral reef food web across the Pacific, socioeconomic variables explained more variation in reef fish trophic structure than habitat variables in a majority of the biogeographic regions. Notably, economic development (measured as GDP per capita) did not guarantee healthy reef ecosystems (high coral cover and greater fish biomass). Our results indicate that human activities are significantly shaping patterns of trophic structure of reef fishes in a spatially nonuniform manner across the Pacific Ocean, by altering processes that organize communities in both “top-down” (fishing of predators) and “bottom-up” (degradation of benthic communities) contexts.&quot;,&quot;container-title&quot;:&quot;Global Change Biology&quot;,&quot;DOI&quot;:&quot;10.1111/gcb.13882&quot;,&quot;ISSN&quot;:&quot;1365-2486&quot;,&quot;issue&quot;:&quot;1&quot;,&quot;language&quot;:&quot;en&quot;,&quot;page&quot;:&quot;e67-e79&quot;,&quot;source&quot;:&quot;Wiley Online Library&quot;,&quot;title&quot;:&quot;Human activities as a driver of spatial variation in the trophic structure of fish communities on Pacific coral reefs&quot;,&quot;URL&quot;:&quot;https://onlinelibrary.wiley.com/doi/abs/10.1111/gcb.13882&quot;,&quot;volume&quot;:&quot;24&quot;,&quot;author&quot;:[{&quot;family&quot;:&quot;Ruppert&quot;,&quot;given&quot;:&quot;Jonathan L. W.&quot;},{&quot;family&quot;:&quot;Vigliola&quot;,&quot;given&quot;:&quot;Laurent&quot;},{&quot;family&quot;:&quot;Kulbicki&quot;,&quot;given&quot;:&quot;Michel&quot;},{&quot;family&quot;:&quot;Labrosse&quot;,&quot;given&quot;:&quot;Pierre&quot;},{&quot;family&quot;:&quot;Fortin&quot;,&quot;given&quot;:&quot;Marie-Josée&quot;},{&quot;family&quot;:&quot;Meekan&quot;,&quot;given&quot;:&quot;Mark G.&quot;}],&quot;accessed&quot;:{&quot;date-parts&quot;:[[&quot;2019&quot;,12,6]]},&quot;issued&quot;:{&quot;date-parts&quot;:[[&quot;2018&quot;]]}}}],&quot;schema&quot;:&quot;https://github.com/citation-style-language/schema/raw/master/csl-citation.json&quot;} RNDqmyWDpNcKP"/><text:span text:style-name="T117">. </text:span><text:span text:style-name="T116">The distribution of biomass among trophic levels provides a</text:span><text:span text:style-name="T121">n</text:span><text:span text:style-name="T116"> i</text:span><text:span text:style-name="T121">mportant</text:span><text:span text:style-name="T116"> basis for understanding energy flow and the hierarchical structure of r</text:span><text:span text:style-name="T121">eef</text:span><text:span text:style-name="T116"> communities </text:span><text:reference-mark-start text:name="ZOTERO_ITEM CSL_CITATION {&quot;citationID&quot;:&quot;C1BtBVrJ&quot;,&quot;properties&quot;:{&quot;formattedCitation&quot;:&quot;(Hempson et al. 2018; Gibert and Yeakel 2019)&quot;,&quot;plainCitation&quot;:&quot;(Hempson et al. 2018; Gibert and Yeakel 2019)&quot;,&quot;noteIndex&quot;:0},&quot;citationItems&quot;:[{&quot;id&quot;:614,&quot;uris&quot;:[&quot;http://zotero.org/users/5871544/items/24IJ7WGZ&quot;],&quot;uri&quot;:[&quot;http://zotero.org/users/5871544/items/24IJ7WGZ&quot;],&quot;itemData&quot;:{&quot;id&quot;:614,&quot;type&quot;:&quot;article-journal&quot;,&quot;abstract&quot;:&quot;Regime shifts between alternative stable ecosystem states are becoming commonplace due to the combined effects of local stressors and global climate change. Alternative states are characterized as substantially different in form and function from pre-disturbance states, disrupting the delivery of ecosystem services and functions. On coral reefs, regime shifts are typically characterized by a change in the benthic composition from coral to macroalgal dominance. Such fundamental shifts in the benthos are anticipated to impact associated fish communities that are reliant on the reef for food and shelter, yet there is limited understanding of how regime shifts propagate through the fish community over time, relative to initial or recovery conditions. This study addresses this knowledge gap using long-term data of coral reef regime shifts and recovery on Seychelles reefs following the 1998 mass bleaching event. It shows how trophic structure of the reef fish community becomes increasingly dissimilar between alternative reef ecosystem states (regime-shifted vs. recovering) with time since disturbance. Regime-shifted reefs developed a concave trophic structure, with increased biomass in base trophic levels as herbivorous species benefitted from increased algal resources. Mid trophic level species, including specialists such as corallivores, declined with loss of coral habitat, while biomass was retained in upper trophic levels by large-bodied, generalist invertivores. Recovering reefs also experienced an initial decline in mid trophic level biomass, but moved toward a bottom-heavy pyramid shape, with a wide range of feeding groups (e.g., planktivores, corallivores, omnivores) represented at mid trophic levels. Given the importance of coral reef fishes in maintaining the ecological function of coral reef ecosystems and their associated fisheries, understanding the effects of regime shifts on these communities is essential to inform decisions that enhance ecological resilience and economic sustainability.&quot;,&quot;container-title&quot;:&quot;Ecological Applications&quot;,&quot;DOI&quot;:&quot;10.1002/eap.1639&quot;,&quot;ISSN&quot;:&quot;1939-5582&quot;,&quot;issue&quot;:&quot;1&quot;,&quot;language&quot;:&quot;en&quot;,&quot;page&quot;:&quot;191-200&quot;,&quot;source&quot;:&quot;Wiley Online Library&quot;,&quot;title&quot;:&quot;Ecosystem regime shifts disrupt trophic structure&quot;,&quot;URL&quot;:&quot;https://esajournals.onlinelibrary.wiley.com/doi/abs/10.1002/eap.1639&quot;,&quot;volume&quot;:&quot;28&quot;,&quot;author&quot;:[{&quot;family&quot;:&quot;Hempson&quot;,&quot;given&quot;:&quot;Tessa N.&quot;},{&quot;family&quot;:&quot;Graham&quot;,&quot;given&quot;:&quot;Nicholas A. J.&quot;},{&quot;family&quot;:&quot;MacNeil&quot;,&quot;given&quot;:&quot;M. Aaron&quot;},{&quot;family&quot;:&quot;Hoey&quot;,&quot;given&quot;:&quot;Andrew S.&quot;},{&quot;family&quot;:&quot;Wilson&quot;,&quot;given&quot;:&quot;Shaun K.&quot;}],&quot;accessed&quot;:{&quot;date-parts&quot;:[[&quot;2019&quot;,12,6]]},&quot;issued&quot;:{&quot;date-parts&quot;:[[&quot;2018&quot;]]}}},{&quot;id&quot;:610,&quot;uris&quot;:[&quot;http://zotero.org/users/5871544/items/IJXAK6FI&quot;],&quot;uri&quot;:[&quot;http://zotero.org/users/5871544/items/IJXAK6FI&quot;],&quot;itemData&quot;:{&quot;id&quot;:610,&quot;type&quot;:&quot;article-journal&quot;,&quot;abstract&quot;:&quot;Organismal traits and their evolution can strongly influence food web structure and dynamics. To what extent the evolution of such traits impacts food web structure, however, is poorly understood. Here, we investigate a simple three-species omnivory food web module where the attack rates of all predators evolve as ecological dynamics unfold, such that predator trophic levels are themselves dynamic. We assume a timescale where other vital rates that govern population dynamics are constant and incorporate a well-known tradeoff between attack rates and the conversion of prey biomass into predators. We show that this eco-evolutionary model yields a surprisingly rich array of dynamics. Moreover, even small amounts of selection lead to important differences in the abundance, trophic and biomass structure of the food web. Systems in which intermediate predators are strongly constrained by tradeoffs lead to hourglass-shaped food webs, where basal resources and top predators have large abundances, but intermediate predators are rare, like those observed in some marine ecosystems. Such food webs are also characterized by a relatively low maximum trophic level. Systems in which intermediate predators have weaker tradeoffs, lead to pyramid-shaped food webs, where basal resources are more abundant than intermediate and top predators, like those observed in some terrestrial system. Such food webs had a relatively larger maximum trophic level as well. Overall, our results suggest that eco-evolutionary dynamics can strongly influence the abundance-, trophic-, and biomass-structure of food webs, even in the presence of small levels of selection, thus stressing the importance of taking traits and trait evolution into account to further understand community-level patterns and processes.&quot;,&quot;container-title&quot;:&quot;Frontiers in Ecology and Evolution&quot;,&quot;DOI&quot;:&quot;10.3389/fevo.2019.00015&quot;,&quot;ISSN&quot;:&quot;2296-701X&quot;,&quot;journalAbbreviation&quot;:&quot;Front. Ecol. Evol.&quot;,&quot;language&quot;:&quot;English&quot;,&quot;source&quot;:&quot;Frontiers&quot;,&quot;title&quot;:&quot;Eco-Evolutionary Origins of Diverse Abundance, Biomass, and Trophic Structures in Food Webs&quot;,&quot;URL&quot;:&quot;https://www.frontiersin.org/articles/10.3389/fevo.2019.00015/full&quot;,&quot;volume&quot;:&quot;7&quot;,&quot;author&quot;:[{&quot;family&quot;:&quot;Gibert&quot;,&quot;given&quot;:&quot;Jean P.&quot;},{&quot;family&quot;:&quot;Yeakel&quot;,&quot;given&quot;:&quot;Justin D.&quot;}],&quot;accessed&quot;:{&quot;date-parts&quot;:[[&quot;2019&quot;,12,6]]},&quot;issued&quot;:{&quot;date-parts&quot;:[[&quot;2019&quot;]]}}}],&quot;schema&quot;:&quot;https://github.com/citation-style-language/schema/raw/master/csl-citation.json&quot;} RNDGO2OXeR1D1"/><text:span text:style-name="T116">(Hempson et al. 2018; Gibert and Yeakel 2019)</text:span><text:reference-mark-end text:name="ZOTERO_ITEM CSL_CITATION {&quot;citationID&quot;:&quot;C1BtBVrJ&quot;,&quot;properties&quot;:{&quot;formattedCitation&quot;:&quot;(Hempson et al. 2018; Gibert and Yeakel 2019)&quot;,&quot;plainCitation&quot;:&quot;(Hempson et al. 2018; Gibert and Yeakel 2019)&quot;,&quot;noteIndex&quot;:0},&quot;citationItems&quot;:[{&quot;id&quot;:614,&quot;uris&quot;:[&quot;http://zotero.org/users/5871544/items/24IJ7WGZ&quot;],&quot;uri&quot;:[&quot;http://zotero.org/users/5871544/items/24IJ7WGZ&quot;],&quot;itemData&quot;:{&quot;id&quot;:614,&quot;type&quot;:&quot;article-journal&quot;,&quot;abstract&quot;:&quot;Regime shifts between alternative stable ecosystem states are becoming commonplace due to the combined effects of local stressors and global climate change. Alternative states are characterized as substantially different in form and function from pre-disturbance states, disrupting the delivery of ecosystem services and functions. On coral reefs, regime shifts are typically characterized by a change in the benthic composition from coral to macroalgal dominance. Such fundamental shifts in the benthos are anticipated to impact associated fish communities that are reliant on the reef for food and shelter, yet there is limited understanding of how regime shifts propagate through the fish community over time, relative to initial or recovery conditions. This study addresses this knowledge gap using long-term data of coral reef regime shifts and recovery on Seychelles reefs following the 1998 mass bleaching event. It shows how trophic structure of the reef fish community becomes increasingly dissimilar between alternative reef ecosystem states (regime-shifted vs. recovering) with time since disturbance. Regime-shifted reefs developed a concave trophic structure, with increased biomass in base trophic levels as herbivorous species benefitted from increased algal resources. Mid trophic level species, including specialists such as corallivores, declined with loss of coral habitat, while biomass was retained in upper trophic levels by large-bodied, generalist invertivores. Recovering reefs also experienced an initial decline in mid trophic level biomass, but moved toward a bottom-heavy pyramid shape, with a wide range of feeding groups (e.g., planktivores, corallivores, omnivores) represented at mid trophic levels. Given the importance of coral reef fishes in maintaining the ecological function of coral reef ecosystems and their associated fisheries, understanding the effects of regime shifts on these communities is essential to inform decisions that enhance ecological resilience and economic sustainability.&quot;,&quot;container-title&quot;:&quot;Ecological Applications&quot;,&quot;DOI&quot;:&quot;10.1002/eap.1639&quot;,&quot;ISSN&quot;:&quot;1939-5582&quot;,&quot;issue&quot;:&quot;1&quot;,&quot;language&quot;:&quot;en&quot;,&quot;page&quot;:&quot;191-200&quot;,&quot;source&quot;:&quot;Wiley Online Library&quot;,&quot;title&quot;:&quot;Ecosystem regime shifts disrupt trophic structure&quot;,&quot;URL&quot;:&quot;https://esajournals.onlinelibrary.wiley.com/doi/abs/10.1002/eap.1639&quot;,&quot;volume&quot;:&quot;28&quot;,&quot;author&quot;:[{&quot;family&quot;:&quot;Hempson&quot;,&quot;given&quot;:&quot;Tessa N.&quot;},{&quot;family&quot;:&quot;Graham&quot;,&quot;given&quot;:&quot;Nicholas A. J.&quot;},{&quot;family&quot;:&quot;MacNeil&quot;,&quot;given&quot;:&quot;M. Aaron&quot;},{&quot;family&quot;:&quot;Hoey&quot;,&quot;given&quot;:&quot;Andrew S.&quot;},{&quot;family&quot;:&quot;Wilson&quot;,&quot;given&quot;:&quot;Shaun K.&quot;}],&quot;accessed&quot;:{&quot;date-parts&quot;:[[&quot;2019&quot;,12,6]]},&quot;issued&quot;:{&quot;date-parts&quot;:[[&quot;2018&quot;]]}}},{&quot;id&quot;:610,&quot;uris&quot;:[&quot;http://zotero.org/users/5871544/items/IJXAK6FI&quot;],&quot;uri&quot;:[&quot;http://zotero.org/users/5871544/items/IJXAK6FI&quot;],&quot;itemData&quot;:{&quot;id&quot;:610,&quot;type&quot;:&quot;article-journal&quot;,&quot;abstract&quot;:&quot;Organismal traits and their evolution can strongly influence food web structure and dynamics. To what extent the evolution of such traits impacts food web structure, however, is poorly understood. Here, we investigate a simple three-species omnivory food web module where the attack rates of all predators evolve as ecological dynamics unfold, such that predator trophic levels are themselves dynamic. We assume a timescale where other vital rates that govern population dynamics are constant and incorporate a well-known tradeoff between attack rates and the conversion of prey biomass into predators. We show that this eco-evolutionary model yields a surprisingly rich array of dynamics. Moreover, even small amounts of selection lead to important differences in the abundance, trophic and biomass structure of the food web. Systems in which intermediate predators are strongly constrained by tradeoffs lead to hourglass-shaped food webs, where basal resources and top predators have large abundances, but intermediate predators are rare, like those observed in some marine ecosystems. Such food webs are also characterized by a relatively low maximum trophic level. Systems in which intermediate predators have weaker tradeoffs, lead to pyramid-shaped food webs, where basal resources are more abundant than intermediate and top predators, like those observed in some terrestrial system. Such food webs had a relatively larger maximum trophic level as well. Overall, our results suggest that eco-evolutionary dynamics can strongly influence the abundance-, trophic-, and biomass-structure of food webs, even in the presence of small levels of selection, thus stressing the importance of taking traits and trait evolution into account to further understand community-level patterns and processes.&quot;,&quot;container-title&quot;:&quot;Frontiers in Ecology and Evolution&quot;,&quot;DOI&quot;:&quot;10.3389/fevo.2019.00015&quot;,&quot;ISSN&quot;:&quot;2296-701X&quot;,&quot;journalAbbreviation&quot;:&quot;Front. Ecol. Evol.&quot;,&quot;language&quot;:&quot;English&quot;,&quot;source&quot;:&quot;Frontiers&quot;,&quot;title&quot;:&quot;Eco-Evolutionary Origins of Diverse Abundance, Biomass, and Trophic Structures in Food Webs&quot;,&quot;URL&quot;:&quot;https://www.frontiersin.org/articles/10.3389/fevo.2019.00015/full&quot;,&quot;volume&quot;:&quot;7&quot;,&quot;author&quot;:[{&quot;family&quot;:&quot;Gibert&quot;,&quot;given&quot;:&quot;Jean P.&quot;},{&quot;family&quot;:&quot;Yeakel&quot;,&quot;given&quot;:&quot;Justin D.&quot;}],&quot;accessed&quot;:{&quot;date-parts&quot;:[[&quot;2019&quot;,12,6]]},&quot;issued&quot;:{&quot;date-parts&quot;:[[&quot;2019&quot;]]}}}],&quot;schema&quot;:&quot;https://github.com/citation-style-language/schema/raw/master/csl-citation.json&quot;} RNDGO2OXeR1D1"/><text:span text:style-name="T116">. H</text:span><text:span text:style-name="T123">owever,</text:span><text:span text:style-name="T116"> still today there are </text:span><text:span text:style-name="T122">c</text:span><text:span text:style-name="T123">onsiderable</text:span><text:span text:style-name="T122"> </text:span><text:span text:style-name="T116">gaps, especially </text:span><text:span text:style-name="T122">for the western South Atlantic Ocean, </text:span><text:span text:style-name="T116">in describing the </text:span><text:span text:style-name="T123">reefs </text:span><text:span text:style-name="T116">trophic structure and in predicting how r</text:span><text:span text:style-name="T119">eef</text:span><text:span text:style-name="T116"> ecosystems </text:span><text:span text:style-name="T122">structure</text:span><text:span text:style-name="T116"> will change according to climate change.</text:span></text:p>
      <text:p text:style-name="P32"><text:span text:style-name="T155">Here, we investigate the potential future effects of global warming on one of the only pristine reef ecosystem of South Atlantic </text:span><text:span text:style-name="T156">Ocean</text:span><text:span text:style-name="T155">, the Rocas Atoll, using a food web model for 2012 and fitting it to the best obtainable biomass time series (2012-2018) for the modeled area and it was parameterized with thermal tolerances for the species. </text:span><text:span text:style-name="T153">The Rocas Atoll model incorporates</text:span><text:span text:style-name="T154"> </text:span><text:span text:style-name="T153">functional responses for their compartments, in order to test the impact of seawater warming scenarios (Representative Concentration Pathways, RCP) from IPCC. Biomass temporal simulations for several reef fish species, including ecosystem keystone ones (reef sharks and generalist predators) were displayed as well as other compartments from the several trophic guilds. </text:span></text:p>
      <text:p text:style-name="P41"><text:span text:style-name="T53">Given the overwhelming importance of the </text:span><text:span text:style-name="T46">reef ecosystems</text:span><text:span text:style-name="T53"> to life on our planet, </text:span><text:span text:style-name="T47">evaluating</text:span><text:span text:style-name="T54"> </text:span><text:span text:style-name="T53">these changes </text:span><text:span text:style-name="T55">in </text:span><text:span text:style-name="T56">a pristine reef </text:span><text:span text:style-name="T55">ecosystem structure </text:span><text:span text:style-name="T53">underscore the urgency with which the </text:span><text:span text:style-name="T47">human society</text:span><text:span text:style-name="T53"> must act to limit further growth of atmospheric greenhouse gases and thereby reduce the serious risks involved. </text:span></text:p>
      <text:p text:style-name="P35">Results</text:p>
      <text:p text:style-name="P6"><text:span text:style-name="T41">By the year 2012, Rocas Atoll's ecosystem </text:span><text:span text:style-name="T42">(Figure 1) </text:span><text:span text:style-name="T41">has different trophic levels (TL) positions. Top predators are reef sharks, as </text:span><text:span text:style-name="T37">Negaprion brevirostris</text:span><text:span text:style-name="T41"> (TL = 3.56) and </text:span><text:span text:style-name="T37">Ginglymostoma cirratum</text:span><text:span text:style-name="T41"> (TL = 3.47), sea birds (TL = 3.46) and generalist predator fish, such as </text:span><text:span text:style-name="T37">Lutjanus jocu </text:span><text:span text:style-name="T42">(TL=3.27) </text:span><text:span text:style-name="T41">and </text:span><text:span text:style-name="T37">Cephalopholis fulva </text:span><text:span text:style-name="T42">(TL = 3.28)</text:span><text:span text:style-name="T37">. </text:span><text:span text:style-name="T42">Other groups such as m</text:span><text:span text:style-name="T41">acro and micro invertebrates and even cryptobenthic reef fish occupied the first consumer-level with TLs values between 2 and 2.2. Additionally,</text:span><text:span text:style-name="T37"> Acanthurus chirurgus, </text:span><text:span text:style-name="T42">the most abundant</text:span><text:span text:style-name="T41"> fish at the ecosystem, has a lower trophic level </text:span><text:soft-page-break/><text:span text:style-name="T41">(TL = 2.1). Algae (</text:span><text:span text:style-name="T37">Digenea simplex</text:span><text:span text:style-name="T41"> and algae turf) accounted for the largest proportion of total living biomass in the system (93%).</text:span></text:p>
      <text:p text:style-name="P64"/>
      <text:p text:style-name="P37"><text:span text:style-name="T72">Fig.1. </text:span><text:span text:style-name="T73">Food web of the Rocas Atoll ecosystem (year 2012). Each functional group is shown as a square and its size is proportional to the (log) biomass. The food web’s groups are represented by their trophic levels (TL, y-axis) and linked by predator-prey relationships showed as colored lines representing the relative prey’s contribution in the predator’s diet (red: &gt;85%, orange: &gt;75%, yellow:&gt;50%, green: &gt;25%, light blue:&gt; 5%).</text:span></text:p>
      <text:p text:style-name="P3"/>
      <text:p text:style-name="P17">Fitting to fish time series and Status quo simulations </text:p>
      <text:p text:style-name="P44"><text:span text:style-name="T104">The best-fitted model, </text:span><text:span text:style-name="T106">without temperature as an ecosystem driver, </text:span><text:span text:style-name="T104">was capable of reproducing historical trends in fish abundance for the period 2012-2018, with a total sum of square of 11.04 and </text:span><text:span text:style-name="T106">the lowest Akaike Information Criterion (AIC)</text:span><text:span text:style-name="T104"> of -205.6 (</text:span><text:span text:style-name="T103">Supplementary materials_2, </text:span><text:span text:style-name="T105">Table S1, and Fig. S1</text:span><text:span text:style-name="T104">). </text:span></text:p>
      <text:p text:style-name="P8"><text:span text:style-name="T86">Simulated biomass changes </text:span><text:span text:style-name="T85">under ocean warming scenarios</text:span></text:p>
      <text:p text:style-name="P66">Under the Status quo scenario, simulated changes in total fish biomass reached 5.5% increase until 2100 relative to the year 2012 (solid black line, Figure 2). This result derives from the fact that biomass accumulation rates for most fish species were positive (Supplementary materials_1, Table S3). </text:p>
      <text:p text:style-name="P44"><text:span text:style-name="T95">Our projections suggest that in a protected marine area under impacts due to an increase in sea temperature, total fish biomass would be consistently lower by the end of the 21st century than at the beginning of the time series under both medium and high emissions scenarios (Figure 2). By the year 2100, the total fish biomass would be lower under medium emissions scenario (RCP 4.5, average -17.3%) and high emissions scenario (RCP 8.5, average -86%) than the Status quo scenario (Figure 2). In contrast, under a low emissions scenario (RCP 2.6), total fish biomass projected a sharp 1.8 % increase until 2100. The difference between the climate scenarios in terms of total fish biomass reduction is evident, after the year 2050, only for RCP 4.5 and RCP 8.5. The scale of these changes occurs proportionately with increasing time and value of temperature rise.</text:span><text:span text:style-name="T94"> </text:span></text:p>
      <text:p text:style-name="P70">In year 2012, ecosystem trophic structure was defined by a classic bottom-heavy pyramid shape, with herbivore fish guild accounted for 49% of the total fish biomass, followed by invertivores fish (22.5%), generalist fish predators (19.7%) and reef sharks (8.9%) (Figure 2). By 2100, under Status quo and RCP 2.6 scenarios, the pyramid shape remains almost unchanged, and in both scenarios are very closed to each other until 2100 (Figure 2). Under medium and high emissions scenarios, the total fish biomass decreased, and ecosystem trophic structure approached a pronounced convex shape, especially under the RCP 8.5 scenario, in which herbivore fish guild reduced for 19.2% and invertivores fish increased for 50.9% of total fish biomass (Figure 2). </text:p>
      <text:p text:style-name="P61"/>
      <text:p text:style-name="P55"><text:span text:style-name="T91">Fig. 2</text:span><text:span text:style-name="T93"> </text:span><text:span text:style-name="T74">Rocas Atoll </text:span><text:span text:style-name="T93">model projections of total fish biomass dynamics under climate change scenarios and changes in ecosystem structure. 95% confidence intervals around the mean are shown for trend lines. Mean trophic pyramid shapes are depicted based on the relative difference in biomass among trophic guilds for total fish biomass under climate change scenarios. </text:span></text:p>
      <text:p text:style-name="P50"><text:soft-page-break/></text:p>
      <text:p text:style-name="P28"><text:span text:style-name="T185">Reef sharks’ biomass increased an average of 1% under the RCP 2.6 scenario while it projected to decrease between 28% (RCP 4.5) and 88% (RCP 8.5) relative to the Status quo scenario until 2100. </text:span><text:span text:style-name="T186">Negaprion brevirostris</text:span><text:span text:style-name="T185"> was the shark’s species that was most affected by the rise in sea temperature </text:span><text:span text:style-name="T87">under the RCP 8.5 scenario (</text:span><text:span text:style-name="T88">Figure 3</text:span><text:span text:style-name="T87">)</text:span><text:span text:style-name="T185">. </text:span></text:p>
      <text:p text:style-name="P28"><text:span text:style-name="T185">Generalist predators fish’ biomass is expected to increase 4.4% under RCP 2.6 scenario and to decrease between 15.3% (RCP 4.5) and 85% (RCP 8.5) relative to the Status quo scenario until 2100</text:span><text:span text:style-name="T87">. </text:span><text:span text:style-name="T90">Cephalopholis fulva </text:span><text:span text:style-name="T87">was the generalist predator fish species that </text:span><text:span text:style-name="T185">was</text:span><text:span text:style-name="T87"> most affected by the rise in sea temperature under the RCP 8.5 scenario (Figure 3). </text:span></text:p>
      <text:p text:style-name="P28"><text:span text:style-name="T87">Invertivores fish’ biomass is expected to increase by 4.1% under the RCP 2.6 scenario. Invertivores’ biomass is expected to decrease between </text:span><text:span text:style-name="T185">6.7</text:span><text:span text:style-name="T87">% (RCP 4.5) and </text:span><text:span text:style-name="T185">73.5</text:span><text:span text:style-name="T87">% (RCP 8.5) relative to the Status quo scenario </text:span><text:span text:style-name="T185">until 2100 </text:span><text:span text:style-name="T87">(</text:span><text:span text:style-name="T88">Figure 3</text:span><text:span text:style-name="T87">). The endemic species</text:span><text:span text:style-name="T90"> Thalassoma noronhanum </text:span><text:span text:style-name="T87">was the invertivore fish species that </text:span><text:span text:style-name="T185">was</text:span><text:span text:style-name="T87"> most affected by the rise in sea temperature under the RCP 8.5 scenario (Figure 3). </text:span></text:p>
      <text:p text:style-name="P28"><text:span text:style-name="T87">Herbivore/detritivore fish’ biomass is expected to decrease by 0.5% under the RCP 2.6 scenario. Moreover, its biomass is expected to decrease between </text:span><text:span text:style-name="T185">22.9</text:span><text:span text:style-name="T87">% (RCP 4.5) and </text:span><text:span text:style-name="T185">94</text:span><text:span text:style-name="T87">% (RCP 8.5) relative to the Status quo scenario </text:span><text:span text:style-name="T185">until 2100</text:span><text:span text:style-name="T87">. </text:span><text:span text:style-name="T90">Sparisoma</text:span><text:span text:style-name="T87"> genus, </text:span><text:span text:style-name="T90">Kyphosus</text:span><text:span text:style-name="T87"> genus, and cryptobenthic reef fishes were the herbivore/detritivore fish species that </text:span><text:span text:style-name="T185">were</text:span><text:span text:style-name="T87"> most affected by the rise in sea temperature under RCP 8.5 scenario (Figure 3). </text:span></text:p>
      <text:p text:style-name="P21"/>
      <text:p text:style-name="P27"><text:span text:style-name="T91">Fig.3</text:span><text:span text:style-name="T92"> </text:span><text:span text:style-name="T74">Rocas Atoll </text:span><text:span text:style-name="T183">model projections for relative fish biomass change of four trophic guilds under climate change scenarios. All changes are the mean of the 2100 relative to the 2100 Status quo scenario projections.</text:span></text:p>
      <text:p text:style-name="P22"/>
      <text:p text:style-name="P28"><text:span text:style-name="T87">The high emission scenario also affected the “non-fish” compartments: primary producers such as p</text:span><text:span text:style-name="T188">hytoplankton </text:span><text:span text:style-name="T87">sharply reduced 66%, similar to red macroalgae </text:span><text:span text:style-name="T90">Digenea simplex</text:span><text:span text:style-name="T87"> (-58%), and another algal turf relative to Status quo scenario in 2100 (-42%; see details in Supplementary materials_2, Fig. S5; Fig. S6; Fig. S8). Macro and micro invertebrates showed biomass decreases of about 69%, while lobster </text:span><text:span text:style-name="T90">Panulirus</text:span><text:span text:style-name="T87"> decreased 99% in the worst emission scenario (RCP 8.5). </text:span></text:p>
      <text:p text:style-name="P60"><text:span text:style-name="T111">An important consideration concerns the corals (</text:span><text:span text:style-name="T127">Siderastrea stellata</text:span><text:span text:style-name="T111">), which presented a 100% reduction in the RCP 8.5 scenario, or 61% and 8% for medium and low emission scenarios. Similar trends reductions in biomass were observed for the turtle group (-99%, -47%, and -13%). The seabird functional group, recalling that it was not directly associated with a temperature response function, presented an 89% decrease in biomass in the high emission scenario, while it has a 9.5% increase in the low emission scenario (Supplementary materials_2, Fig. S5; Fig. S6; Fig. S8). The zooplankton functional group was the only one to show a 111% biomass increase in the RCP 8.5 scenario and 37% and 11% increase in the RCP 4.5 and RCP 2.6 scenarios, respectively (Supplementary materials_2, Fig. S5; Fig. S6; Fig. S8).</text:span></text:p>
      <text:p text:style-name="P65"/>
      <text:p text:style-name="P7">Discussion</text:p>
      <text:p text:style-name="P7"><text:soft-page-break/></text:p>
      <text:p text:style-name="P30"><text:span text:style-name="T184">South Atlantic’s reefs ecosystems are already being impacted by more frequent and more intense ocean warming events </text:span><text:bookmark-start text:name="__UnoMark__50669_2234826371"/><text:bookmark-start text:name="__UnoMark__49897_2234826371"/><text:bookmark-start text:name="__UnoMark__49137_2234826371"/><text:span text:style-name="T184">(R</text:span>ühlemann et al. 1999; Leão et al. 2016)<text:bookmark-end text:name="__UnoMark__50669_2234826371"/><text:bookmark-end text:name="__UnoMark__49897_2234826371"/><text:bookmark-end text:name="__UnoMark__49137_2234826371"/>,<text:span text:style-name="T184"> and the frequency of these events is projected to increase further as mean global temperatures continue to rise </text:span><text:bookmark-start text:name="__UnoMark__50670_2234826371"/><text:bookmark-start text:name="__UnoMark__49898_2234826371"/><text:bookmark-start text:name="__UnoMark__49138_2234826371"/><text:span text:style-name="T184">(P</text:span>örtner et al. 2019)<text:bookmark-end text:name="__UnoMark__50670_2234826371"/><text:bookmark-end text:name="__UnoMark__49898_2234826371"/><text:bookmark-end text:name="__UnoMark__49138_2234826371"/><text:span text:style-name="T87">.</text:span><text:span text:style-name="T184"> Our model approach projected that total fish biomass decreased under medium (RCP 4.5) and high (RCP 8.5) emissions scenarios between </text:span><text:span text:style-name="T87">-17.3% and 86%</text:span><text:span text:style-name="T184">, while it is expected to increase 1.8% under the low emissions scenario (RCP 2.6). Considering the entire South Atlantic Ocean and ensemble modeling approach, an average 5% of decline in total fish biomass was projected under RCP 2.6 </text:span><text:bookmark-start text:name="__UnoMark__50671_2234826371"/><text:bookmark-start text:name="__UnoMark__49899_2234826371"/><text:bookmark-start text:name="__UnoMark__49139_2234826371"/><text:span text:style-name="T184">(Bryndum</text:span>‐Buchholz et al. 2019; Lotze et al. 2019)<text:bookmark-end text:name="__UnoMark__50671_2234826371"/><text:bookmark-end text:name="__UnoMark__49899_2234826371"/><text:bookmark-end text:name="__UnoMark__49139_2234826371"/><text:span text:style-name="T184">. In contrast, under the RCP 8.5, projected changes in total animal biomass reached 10%-20% declines until 2100 relative to the 1990s (Bryndum‐Buchholz et al. 2019; Lotze et al. 2019). This correspondence between our results and previous studies on total marine animal biomass dynamics under climate change stressors, suggests that our model approach, which incorporates unimodal (U-shaped) thermal dependencies with very few parameters, could be useful when trying to predict the impacts of temperature on species trophic interactions. </text:span></text:p>
      <text:p text:style-name="P29"/>
      <text:p text:style-name="P30"><text:span text:style-name="T184">Rocas Atoll’s seawater temperature is, on average, 27.3 ºC and is expected to rise by 0.5 ºC in 2100 with low emissions scenario (RCP 2.6) and to increase, on average, 3 ºC with high emissions scenario (RCP 8.5), reaching an average of 30.4 ºC. In our study, w</text:span><text:span text:style-name="T87">hen sea temperature increased more than 1.5 ºC (RCP 4.5 and RCP 8.5), most reef fish presented a monotonic population decline until 2100. Importantly, endemic fish species with a narrower range of thermal tolerance showed higher sensitivity. The observed disparity among fish species biomass dynamics under the three emissions scenarios could be potentially explained by differences in thermal optima between resources and consumers and the unimodal shape of the physiological traits </text:span><text:bookmark-start text:name="__UnoMark__49129_2234826371"/><text:bookmark-start text:name="__UnoMark__49889_2234826371"/><text:bookmark-start text:name="__UnoMark__50661_2234826371"/><text:span text:style-name="T87">(Betini et al. 2019)</text:span><text:bookmark-end text:name="__UnoMark__49129_2234826371"/><text:bookmark-end text:name="__UnoMark__49889_2234826371"/><text:bookmark-end text:name="__UnoMark__50661_2234826371"/><text:span text:style-name="T87">. Other theoretical studies have also emphasized that the shape of physiological traits can scale up to affect species interactions </text:span><text:bookmark-start text:name="__UnoMark__49128_2234826371"/><text:bookmark-start text:name="__UnoMark__49888_2234826371"/><text:bookmark-start text:name="__UnoMark__50660_2234826371"/><text:span text:style-name="T87">(Amarasekare 2015; Uszko et al. 2017; Bideault et al. 2019)</text:span><text:bookmark-end text:name="__UnoMark__49128_2234826371"/><text:bookmark-end text:name="__UnoMark__49888_2234826371"/><text:bookmark-end text:name="__UnoMark__50660_2234826371"/><text:span text:style-name="T87">.</text:span></text:p>
      <text:p text:style-name="P23"/>
      <text:p text:style-name="P30"><text:span text:style-name="T87">Given the fact that tropical fish live in an environment that currently has temperatures close to their thermal physiological tolerance </text:span><text:bookmark-start text:name="__UnoMark__49153_2234826371"/><text:bookmark-start text:name="__UnoMark__49913_2234826371"/><text:bookmark-start text:name="__UnoMark__50685_2234826371"/><text:span text:style-name="T87">(Nguyen et al. 2011; Payne et al. 2016)</text:span><text:bookmark-end text:name="__UnoMark__49153_2234826371"/><text:bookmark-end text:name="__UnoMark__49913_2234826371"/><text:bookmark-end text:name="__UnoMark__50685_2234826371"/><text:span text:style-name="T87">, replacement of warmer-affinity species by incoming cooler-affinity fish species is not possible in the tropics </text:span><text:bookmark-start text:name="__UnoMark__49155_2234826371"/><text:bookmark-start text:name="__UnoMark__49915_2234826371"/><text:bookmark-start text:name="__UnoMark__50687_2234826371"/><text:span text:style-name="T87">(Comte and Olden 2017)</text:span><text:bookmark-end text:name="__UnoMark__49155_2234826371"/><text:bookmark-end text:name="__UnoMark__49915_2234826371"/><text:bookmark-end text:name="__UnoMark__50687_2234826371"/><text:span text:style-name="T87">, probably resulting in the depression in species richness at the </text:span><text:span text:style-name="T185">Rocas Atoll reef ecosystem</text:span><text:span text:style-name="T87">. Further, local gains and losses of fish species, combined with changes in the relative abundance of fish species with different thermal affinities, may drive change in </text:span><text:span text:style-name="T185">ecosystem</text:span><text:span text:style-name="T87"> structure </text:span><text:bookmark-start text:name="__UnoMark__49154_2234826371"/><text:bookmark-start text:name="__UnoMark__49914_2234826371"/><text:bookmark-start text:name="__UnoMark__50686_2234826371"/><text:span text:style-name="T87">(Sydeman et al. 2015; Bryndum</text:span>‐Buchholz et al. 2019)<text:bookmark-end text:name="__UnoMark__49154_2234826371"/><text:bookmark-end text:name="__UnoMark__49914_2234826371"/><text:bookmark-end text:name="__UnoMark__50686_2234826371"/><text:span text:style-name="T87">. </text:span></text:p>
      <text:p text:style-name="P23"/>
      <text:p text:style-name="P30"><text:soft-page-break/><text:span text:style-name="T87">In this study, we described for the first time fish biomass partitioning across trophic levels for a pristine reef ecosystem in the South Atlantic. At present, the Rocas Atoll reef ecosystem had a bottom-heavy pyramid <text:s/>shape, in line with the classical definition by Elton </text:span><text:bookmark-start text:name="__UnoMark__49133_2234826371"/><text:bookmark-start text:name="__UnoMark__49893_2234826371"/><text:bookmark-start text:name="__UnoMark__50665_2234826371"/>(1927)<text:bookmark-end text:name="__UnoMark__49133_2234826371"/><text:bookmark-end text:name="__UnoMark__49893_2234826371"/><text:bookmark-end text:name="__UnoMark__50665_2234826371"/><text:span text:style-name="T87">. Moreover, we observed a strong negative relationship between total herbivore/detritivore fish biomass and the increase of seawater temperature, such that, under RCP 8.5 at lower total fish biomass, the relative herbivore/detritivore fish biomass contribution is two times lesser than in the low emissions scenario RCP 2.6, shifting ecosystem from a bottom-heavy pyramid to a convex shape, with the most biomass accounted for by the mid-trophic position individuals (invertivores fish). This model’ output is the first small-scale demonstration of such a shift of community-level biomass distribution for reef fish in the western South Atlantic Ocean. </text:span></text:p>
      <text:p text:style-name="P30"/>
      <text:p text:style-name="P56"><text:span text:style-name="T152">We recognize that in addition to the unavoidable uncertainty coming from the data imputation procedure, our methodology is conservative in the sense that it does not incorporate climatic variability and extreme events, the interacting effects of other climate change components such as ocean circulation, ocean acidification, and deoxygenation, or the consequences of altered biotic interactions driven by the widespread redistribution of biodiversity. Large uncertainties remain about the expected rates of migration and evolutionary adaptation or the role of phenotypic plasticity in avoiding extinction </text:span><text:bookmark-start text:name="__UnoMark__49131_2234826371"/><text:bookmark-start text:name="__UnoMark__49891_2234826371"/><text:bookmark-start text:name="__UnoMark__50663_2234826371"/><text:span text:style-name="T152">(Nogu</text:span><text:span text:style-name="T151">és-Bravo et al. 2018)</text:span><text:bookmark-end text:name="__UnoMark__49131_2234826371"/><text:bookmark-end text:name="__UnoMark__49891_2234826371"/><text:bookmark-end text:name="__UnoMark__50663_2234826371"/><text:span text:style-name="T152">. </text:span></text:p>
      <text:p text:style-name="P67">[Acresentar por favor os outros autores.</text:p>
      <text:p text:style-name="P57"><text:span text:style-name="T135">J</text:span><text:span text:style-name="T136">ulio: limitaçoes do nosso modelo, enfatizando p</text:span><text:span text:style-name="T137">orque essa limitaçoes enfraquecem ou nao os nossos resultados</text:span><text:span text:style-name="T136">. </text:span></text:p>
      <text:p text:style-name="P57"><text:span text:style-name="T136">Guilherme: C</text:span><text:span text:style-name="T135">olocando problemas das mudanças climáticas sobre peixes de recifes e sobre ambientes recifais]</text:span></text:p>
      <text:p text:style-name="P7">Conclusions</text:p>
      <text:p text:style-name="P45"><text:span text:style-name="T125">There is considerable uncertainty on how the interplay of changing species interactions with climate change effects is altering the structure of South Atlantic reef ecosystems. Our modeling approach suggests that, under high emissions scenarios, ocean warming is expected to transform Rocas Atoll’s reef ecosystem in terms of </text:span><text:span text:style-name="T149">distribution of fish biomass among trophic levels</text:span><text:span text:style-name="T125">. Total fish biomass is expected to decrease between 17% and 88%, respectively, under medium and high emissions scenarios between 2050 to until the end of the 21st century. This predicted loss of fish biomass may initiate a persistent systemic change into Rocas Atoll reef ecosystem structure or a novel emergent ecosystem structure that comprises new species interaction and different core ecological processes. As the Rocas Atoll ecosystem is recognized as a ‘unique and pristine natural laboratory’ of climate change in the western South Atlantic Ocean, the results from our study may also be an indication of future whole-system structural changes in the western South Atlantic reef ecosystems. </text:span></text:p>
      <text:p text:style-name="P47"><text:soft-page-break/></text:p>
      <text:p text:style-name="P9"><text:span text:style-name="T179">Materials and methods</text:span> </text:p>
      <text:p text:style-name="P43"><text:span text:style-name="T8">A </text:span><text:span text:style-name="T10">brief </text:span><text:span text:style-name="T8">description of our </text:span><text:span text:style-name="T157">modelling</text:span><text:span text:style-name="T8"> approach and data is outlined below. Materials and methods are supplemented with tables, </text:span><text:span text:style-name="T9">figures and</text:span><text:span text:style-name="T8"> appendices (supplementary materials file), as well as </text:span><text:span text:style-name="T10">all</text:span><text:span text:style-name="T8"> raw data <text:s/>and </text:span><text:span text:style-name="T11">programming code to reproduce figures</text:span><text:span text:style-name="T8"> are publicly available at </text:span><text:span text:style-name="T158">Git Hub public repository (</text:span><text:a xlink:type="simple" xlink:href="https://github.com/leomarameo7/Atoll_Rocas_project" text:style-name="Internet_20_link" text:visited-style-name="Visited_20_Internet_20_Link">https://github.com/leomarameo7/Atoll_Rocas_project</text:a><text:span text:style-name="T158">)</text:span><text:span text:style-name="T8">. </text:span><text:span text:style-name="T160">A</text:span><text:span text:style-name="T161">ll </text:span><text:span text:style-name="T163">analysis and</text:span><text:span text:style-name="T161"> </text:span><text:span text:style-name="T162">figures</text:span><text:span text:style-name="T161"> were </text:span><text:span text:style-name="T12">implemented in R software v</text:span><text:span text:style-name="T13">ersion</text:span><text:span text:style-name="T12"> 3.</text:span><text:span text:style-name="T13">6</text:span><text:span text:style-name="T12">.</text:span><text:span text:style-name="T13">1</text:span><text:span text:style-name="T14"> </text:span><text:span text:style-name="T13"><text:s/></text:span><text:reference-mark-start text:name="ZOTERO_ITEM CSL_CITATION {&quot;citationID&quot;:&quot;QFbpB0oM&quot;,&quot;properties&quot;:{&quot;formattedCitation&quot;:&quot;(R Core Team 2019)&quot;,&quot;plainCitation&quot;:&quot;(R Core Team 2019)&quot;,&quot;noteIndex&quot;:0},&quot;citationItems&quot;:[{&quot;id&quot;:421,&quot;uris&quot;:[&quot;http://zotero.org/users/5871544/items/WX447PKL&quot;],&quot;uri&quot;:[&quot;http://zotero.org/users/5871544/items/WX447PKL&quot;],&quot;itemData&quot;:{&quot;id&quot;:421,&quot;type&quot;:&quot;book&quot;,&quot;event-place&quot;:&quot;Vienna, Austria&quot;,&quot;publisher-place&quot;:&quot;Vienna, Austria&quot;,&quot;title&quot;:&quot;R: A Language and Environment for Statistical Computing&quot;,&quot;URL&quot;:&quot;https://www.R-project.org/&quot;,&quot;version&quot;:&quot;3.6.1&quot;,&quot;author&quot;:[{&quot;family&quot;:&quot;R Core Team&quot;,&quot;given&quot;:&quot;&quot;}],&quot;issued&quot;:{&quot;date-parts&quot;:[[&quot;2019&quot;]]}}}],&quot;schema&quot;:&quot;https://github.com/citation-style-language/schema/raw/master/csl-citation.json&quot;} RNDoD6EugECc3"/><text:span text:style-name="T15">(R Core Team 2019)</text:span><text:reference-mark-end text:name="ZOTERO_ITEM CSL_CITATION {&quot;citationID&quot;:&quot;QFbpB0oM&quot;,&quot;properties&quot;:{&quot;formattedCitation&quot;:&quot;(R Core Team 2019)&quot;,&quot;plainCitation&quot;:&quot;(R Core Team 2019)&quot;,&quot;noteIndex&quot;:0},&quot;citationItems&quot;:[{&quot;id&quot;:421,&quot;uris&quot;:[&quot;http://zotero.org/users/5871544/items/WX447PKL&quot;],&quot;uri&quot;:[&quot;http://zotero.org/users/5871544/items/WX447PKL&quot;],&quot;itemData&quot;:{&quot;id&quot;:421,&quot;type&quot;:&quot;book&quot;,&quot;event-place&quot;:&quot;Vienna, Austria&quot;,&quot;publisher-place&quot;:&quot;Vienna, Austria&quot;,&quot;title&quot;:&quot;R: A Language and Environment for Statistical Computing&quot;,&quot;URL&quot;:&quot;https://www.R-project.org/&quot;,&quot;version&quot;:&quot;3.6.1&quot;,&quot;author&quot;:[{&quot;family&quot;:&quot;R Core Team&quot;,&quot;given&quot;:&quot;&quot;}],&quot;issued&quot;:{&quot;date-parts&quot;:[[&quot;2019&quot;]]}}}],&quot;schema&quot;:&quot;https://github.com/citation-style-language/schema/raw/master/csl-citation.json&quot;} RNDoD6EugECc3"/><text:span text:style-name="T12">.</text:span></text:p>
      <text:p text:style-name="P9">Study area </text:p>
      <text:p text:style-name="P4"><text:span text:style-name="T2">Rocas atoll is located in the South Atlantic Ocean, approximately 230 km off the NE coast of Brazil (03°50’S, 33°49’W). Rocas is the only atoll formation in the South Atlantic and is part of a seamount chain in the E-W direction known as the Fracture Zone of</text:span><text:span text:style-name="T16"> Fernando de Noronha </text:span><text:span text:style-name="T17">island</text:span><text:span text:style-name="T16">. </text:span><text:span text:style-name="T138">The </text:span><text:span text:style-name="T143">atoll</text:span><text:span text:style-name="T138"> surface area is </text:span><text:span text:style-name="T139">7.</text:span><text:span text:style-name="T138">5 km</text:span><text:span text:style-name="T145">2</text:span><text:span text:style-name="T139">.</text:span><text:span text:style-name="T16"> <text:s/></text:span><text:span text:style-name="T18">Average s</text:span><text:span text:style-name="T2">ea surface temperature </text:span><text:span text:style-name="T4">is 27.3 ºC and it </text:span><text:span text:style-name="T2">varies between 2</text:span><text:span text:style-name="T4">6</text:span><text:span text:style-name="T2">° </text:span><text:span text:style-name="T5">and </text:span><text:span text:style-name="T2">29°C (Longo et al. 2015).</text:span><text:span text:style-name="T3"> </text:span><text:span text:style-name="T6">The Rocas At</text:span><text:span text:style-name="T7">o</text:span><text:span text:style-name="T6">l</text:span><text:span text:style-name="T7">l</text:span><text:span text:style-name="T6"> was established as a marine reserve in 1978, and effective enforcement was implemented in 1991 through the establishment of a permanent monitoring research station at the atoll. Currently, it is a Brazilian integral protected marine reserve, in which visual censuses of fish are made at least once a year (Figure 4). Being one of the few reef ecosystems in the western South Atlantic Ocean without direct human impacts (fishing, tourism, pollution), it can be considered as a natural laboratory where it is possible to test the current and future effects of climate change.</text:span></text:p>
      <text:p text:style-name="P13"/>
      <text:p text:style-name="Standard"><text:span text:style-name="T19">Fig. 4 </text:span><text:span text:style-name="T20">Study location </text:span><text:span text:style-name="T21">Rocas Atoll ecosystem</text:span><text:span text:style-name="T22"> (3°5</text:span><text:span text:style-name="T23">0</text:span><text:span text:style-name="T22">’S, 33°49’W), with </text:span><text:span text:style-name="T166">the different reef habitats. The illustration was </text:span><text:span text:style-name="T167">retrieved</text:span><text:span text:style-name="T166"> from </text:span><text:span text:style-name="T167">Longo et al. </text:span><text:reference-mark-start text:name="ZOTERO_ITEM CSL_CITATION {&quot;citationID&quot;:&quot;NFgIv9GS&quot;,&quot;properties&quot;:{&quot;formattedCitation&quot;:&quot;(2015)&quot;,&quot;plainCitation&quot;:&quot;(2015)&quot;,&quot;dontUpdate&quot;:true,&quot;noteIndex&quot;:0},&quot;citationItems&quot;:[{&quot;id&quot;:381,&quot;uris&quot;:[&quot;http://zotero.org/users/5871544/items/ZVMVHH3V&quot;],&quot;uri&quot;:[&quot;http://zotero.org/users/5871544/items/ZVMVHH3V&quot;],&quot;itemData&quot;:{&quot;id&quot;:381,&quot;type&quot;:&quot;article-journal&quot;,&quot;abstract&quot;:&quot;The Southwestern Atlantic harbors unique and relatively understudied reef systems, including the only atoll in South Atlantic: Rocas atoll. Located 230 km off the NE Brazilian coast, Rocas is formed by coralline red algae and vermetid mollusks, and is potentially one of the most “pristine” areas in Southwestern Atlantic. We provide the first comprehensive and integrative description of the fish and benthic communities inhabiting different shallow reef habitats of Rocas. We studied two contrasting tide pool habitats: open pools, which communicate with the open ocean even during low tides, thus more exposed to wave action; and closed pools, which remain isolated during low tide and are comparatively less exposed. Reef fish assemblages, benthic cover, algal turfs and fish feeding pressure on the benthos remarkably varied between open and closed pools. The planktivore Thalassoma noronhanum was the most abundant fish species in both habitats. In terms of biomass, the lemon shark Negaprion brevirostris and the omnivore Melichtys niger were dominant in open pools, while herbivorous fishes (mainly Acanthurus spp.) prevailed in closed pools. Overall benthic cover was dominated by algal turfs, composed of articulated calcareous algae in open pools and non-calcified algae in closed pools. Feeding pressure was dominated by acanthurids and was 10-fold lower in open pools than in closed pools. Besides different wave exposure conditions, such pattern could also be related to the presence of sharks in open pools, prompting herbivorous fish to feed more in closed pools. This might indirectly affect the structure of reef fish assemblages and benthic communities. The macroalgae Digenea simplex, which is uncommon in closed pools and abundant in the reef flat, was highly preferred in herbivory assays, indicating that herbivory by fishes might be shaping this distribution pattern. The variations in benthic and reef fish communities, and feeding pressure on the benthos between open and closed pools suggest that the dynamics in open pools is mostly driven by physical factors and the tolerance of organisms to harsh conditions, while in closed pools direct and indirect effects of species interactions also play an important role. Understanding the mechanisms shaping biological communities and how they scale-up to ecosystem functioning is particularly important on isolated near-pristine systems where natural processes can still be studied under limited human impact.&quot;,&quot;container-title&quot;:&quot;PLOS ONE&quot;,&quot;DOI&quot;:&quot;10.1371/journal.pone.0127176&quot;,&quot;ISSN&quot;:&quot;1932-6203&quot;,&quot;issue&quot;:&quot;6&quot;,&quot;journalAbbreviation&quot;:&quot;PLOS ONE&quot;,&quot;language&quot;:&quot;en&quot;,&quot;page&quot;:&quot;e0127176&quot;,&quot;source&quot;:&quot;PLoS Journals&quot;,&quot;title&quot;:&quot;Between-Habitat Variation of Benthic Cover, Reef Fish Assemblage and Feeding Pressure on the Benthos at the Only Atoll in South Atlantic: Rocas Atoll, NE Brazil&quot;,&quot;title-short&quot;:&quot;Between-Habitat Variation of Benthic Cover, Reef Fish Assemblage and Feeding Pressure on the Benthos at the Only Atoll in South Atlantic&quot;,&quot;URL&quot;:&quot;https://journals.plos.org/plosone/article?id=10.1371/journal.pone.0127176&quot;,&quot;volume&quot;:&quot;10&quot;,&quot;author&quot;:[{&quot;family&quot;:&quot;Longo&quot;,&quot;given&quot;:&quot;G. O.&quot;},{&quot;family&quot;:&quot;Morais&quot;,&quot;given&quot;:&quot;R. A.&quot;},{&quot;family&quot;:&quot;Martins&quot;,&quot;given&quot;:&quot;C. D. L.&quot;},{&quot;family&quot;:&quot;Mendes&quot;,&quot;given&quot;:&quot;T. C.&quot;},{&quot;family&quot;:&quot;Aued&quot;,&quot;given&quot;:&quot;A. W.&quot;},{&quot;family&quot;:&quot;Cândido&quot;,&quot;given&quot;:&quot;D. V.&quot;},{&quot;family&quot;:&quot;Oliveira&quot;,&quot;given&quot;:&quot;J. C.&quot;,&quot;dropping-particle&quot;:&quot;de&quot;},{&quot;family&quot;:&quot;Nunes&quot;,&quot;given&quot;:&quot;L. T.&quot;},{&quot;family&quot;:&quot;Fontoura&quot;,&quot;given&quot;:&quot;L.&quot;},{&quot;family&quot;:&quot;Sissini&quot;,&quot;given&quot;:&quot;M. N.&quot;},{&quot;family&quot;:&quot;Teschima&quot;,&quot;given&quot;:&quot;M. M.&quot;},{&quot;family&quot;:&quot;Silva&quot;,&quot;given&quot;:&quot;M. B.&quot;},{&quot;family&quot;:&quot;Ramlov&quot;,&quot;given&quot;:&quot;F.&quot;},{&quot;family&quot;:&quot;Gouvea&quot;,&quot;given&quot;:&quot;L. P.&quot;},{&quot;family&quot;:&quot;Ferreira&quot;,&quot;given&quot;:&quot;C. E. L.&quot;},{&quot;family&quot;:&quot;Segal&quot;,&quot;given&quot;:&quot;B.&quot;},{&quot;family&quot;:&quot;Horta&quot;,&quot;given&quot;:&quot;P. A.&quot;},{&quot;family&quot;:&quot;Floeter&quot;,&quot;given&quot;:&quot;S. R.&quot;}],&quot;accessed&quot;:{&quot;date-parts&quot;:[[&quot;2019&quot;,11,26]]},&quot;issued&quot;:{&quot;date-parts&quot;:[[&quot;2015&quot;]],&quot;season&quot;:&quot;giu&quot;}},&quot;suppress-author&quot;:true}],&quot;schema&quot;:&quot;https://github.com/citation-style-language/schema/raw/master/csl-citation.json&quot;} RNDCvc7Ui5Tcw"/><text:span text:style-name="T28">(2015) with permissions. </text:span><text:reference-mark-end text:name="ZOTERO_ITEM CSL_CITATION {&quot;citationID&quot;:&quot;NFgIv9GS&quot;,&quot;properties&quot;:{&quot;formattedCitation&quot;:&quot;(2015)&quot;,&quot;plainCitation&quot;:&quot;(2015)&quot;,&quot;dontUpdate&quot;:true,&quot;noteIndex&quot;:0},&quot;citationItems&quot;:[{&quot;id&quot;:381,&quot;uris&quot;:[&quot;http://zotero.org/users/5871544/items/ZVMVHH3V&quot;],&quot;uri&quot;:[&quot;http://zotero.org/users/5871544/items/ZVMVHH3V&quot;],&quot;itemData&quot;:{&quot;id&quot;:381,&quot;type&quot;:&quot;article-journal&quot;,&quot;abstract&quot;:&quot;The Southwestern Atlantic harbors unique and relatively understudied reef systems, including the only atoll in South Atlantic: Rocas atoll. Located 230 km off the NE Brazilian coast, Rocas is formed by coralline red algae and vermetid mollusks, and is potentially one of the most “pristine” areas in Southwestern Atlantic. We provide the first comprehensive and integrative description of the fish and benthic communities inhabiting different shallow reef habitats of Rocas. We studied two contrasting tide pool habitats: open pools, which communicate with the open ocean even during low tides, thus more exposed to wave action; and closed pools, which remain isolated during low tide and are comparatively less exposed. Reef fish assemblages, benthic cover, algal turfs and fish feeding pressure on the benthos remarkably varied between open and closed pools. The planktivore Thalassoma noronhanum was the most abundant fish species in both habitats. In terms of biomass, the lemon shark Negaprion brevirostris and the omnivore Melichtys niger were dominant in open pools, while herbivorous fishes (mainly Acanthurus spp.) prevailed in closed pools. Overall benthic cover was dominated by algal turfs, composed of articulated calcareous algae in open pools and non-calcified algae in closed pools. Feeding pressure was dominated by acanthurids and was 10-fold lower in open pools than in closed pools. Besides different wave exposure conditions, such pattern could also be related to the presence of sharks in open pools, prompting herbivorous fish to feed more in closed pools. This might indirectly affect the structure of reef fish assemblages and benthic communities. The macroalgae Digenea simplex, which is uncommon in closed pools and abundant in the reef flat, was highly preferred in herbivory assays, indicating that herbivory by fishes might be shaping this distribution pattern. The variations in benthic and reef fish communities, and feeding pressure on the benthos between open and closed pools suggest that the dynamics in open pools is mostly driven by physical factors and the tolerance of organisms to harsh conditions, while in closed pools direct and indirect effects of species interactions also play an important role. Understanding the mechanisms shaping biological communities and how they scale-up to ecosystem functioning is particularly important on isolated near-pristine systems where natural processes can still be studied under limited human impact.&quot;,&quot;container-title&quot;:&quot;PLOS ONE&quot;,&quot;DOI&quot;:&quot;10.1371/journal.pone.0127176&quot;,&quot;ISSN&quot;:&quot;1932-6203&quot;,&quot;issue&quot;:&quot;6&quot;,&quot;journalAbbreviation&quot;:&quot;PLOS ONE&quot;,&quot;language&quot;:&quot;en&quot;,&quot;page&quot;:&quot;e0127176&quot;,&quot;source&quot;:&quot;PLoS Journals&quot;,&quot;title&quot;:&quot;Between-Habitat Variation of Benthic Cover, Reef Fish Assemblage and Feeding Pressure on the Benthos at the Only Atoll in South Atlantic: Rocas Atoll, NE Brazil&quot;,&quot;title-short&quot;:&quot;Between-Habitat Variation of Benthic Cover, Reef Fish Assemblage and Feeding Pressure on the Benthos at the Only Atoll in South Atlantic&quot;,&quot;URL&quot;:&quot;https://journals.plos.org/plosone/article?id=10.1371/journal.pone.0127176&quot;,&quot;volume&quot;:&quot;10&quot;,&quot;author&quot;:[{&quot;family&quot;:&quot;Longo&quot;,&quot;given&quot;:&quot;G. O.&quot;},{&quot;family&quot;:&quot;Morais&quot;,&quot;given&quot;:&quot;R. A.&quot;},{&quot;family&quot;:&quot;Martins&quot;,&quot;given&quot;:&quot;C. D. L.&quot;},{&quot;family&quot;:&quot;Mendes&quot;,&quot;given&quot;:&quot;T. C.&quot;},{&quot;family&quot;:&quot;Aued&quot;,&quot;given&quot;:&quot;A. W.&quot;},{&quot;family&quot;:&quot;Cândido&quot;,&quot;given&quot;:&quot;D. V.&quot;},{&quot;family&quot;:&quot;Oliveira&quot;,&quot;given&quot;:&quot;J. C.&quot;,&quot;dropping-particle&quot;:&quot;de&quot;},{&quot;family&quot;:&quot;Nunes&quot;,&quot;given&quot;:&quot;L. T.&quot;},{&quot;family&quot;:&quot;Fontoura&quot;,&quot;given&quot;:&quot;L.&quot;},{&quot;family&quot;:&quot;Sissini&quot;,&quot;given&quot;:&quot;M. N.&quot;},{&quot;family&quot;:&quot;Teschima&quot;,&quot;given&quot;:&quot;M. M.&quot;},{&quot;family&quot;:&quot;Silva&quot;,&quot;given&quot;:&quot;M. B.&quot;},{&quot;family&quot;:&quot;Ramlov&quot;,&quot;given&quot;:&quot;F.&quot;},{&quot;family&quot;:&quot;Gouvea&quot;,&quot;given&quot;:&quot;L. P.&quot;},{&quot;family&quot;:&quot;Ferreira&quot;,&quot;given&quot;:&quot;C. E. L.&quot;},{&quot;family&quot;:&quot;Segal&quot;,&quot;given&quot;:&quot;B.&quot;},{&quot;family&quot;:&quot;Horta&quot;,&quot;given&quot;:&quot;P. A.&quot;},{&quot;family&quot;:&quot;Floeter&quot;,&quot;given&quot;:&quot;S. R.&quot;}],&quot;accessed&quot;:{&quot;date-parts&quot;:[[&quot;2019&quot;,11,26]]},&quot;issued&quot;:{&quot;date-parts&quot;:[[&quot;2015&quot;]],&quot;season&quot;:&quot;giu&quot;}},&quot;suppress-author&quot;:true}],&quot;schema&quot;:&quot;https://github.com/citation-style-language/schema/raw/master/csl-citation.json&quot;} RNDCvc7Ui5Tcw"/></text:p>
      <text:p text:style-name="P19"/>
      <text:p text:style-name="P31">The <text:span text:style-name="T178">food web</text:span> model</text:p>
      <text:p text:style-name="Standard"><text:span text:style-name="T40">The model was built in Ecopath with Ecosim (EwE) software version 6.6 beta 5 (details of the EwE modeling approach can be obtained from </text:span><text:span text:style-name="T187">www.ecopath.org</text:span><text:span text:style-name="T40">). The Ecopath module comprises a series of linear equations that define a mass-balance state of an aquatic food web </text:span><text:reference-mark-start text:name="ZOTERO_ITEM CSL_CITATION {&quot;citationID&quot;:&quot;QRmxDDPn&quot;,&quot;properties&quot;:{&quot;formattedCitation&quot;:&quot;(Polovina 1984)&quot;,&quot;plainCitation&quot;:&quot;(Polovina 1984)&quot;,&quot;noteIndex&quot;:0},&quot;citationItems&quot;:[{&quot;id&quot;:177,&quot;uris&quot;:[&quot;http://zotero.org/users/5871544/items/NX9CTT9R&quot;],&quot;uri&quot;:[&quot;http://zotero.org/users/5871544/items/NX9CTT9R&quot;],&quot;itemData&quot;:{&quot;id&quot;:177,&quot;type&quot;:&quot;article-journal&quot;,&quot;container-title&quot;:&quot;Coral Reefs&quot;,&quot;DOI&quot;:&quot;https://doi.org/10.1007/BF00306135&quot;,&quot;ISSN&quot;:&quot;0722-4028&quot;,&quot;issue&quot;:&quot;1&quot;,&quot;journalAbbreviation&quot;:&quot;Coral Reefs&quot;,&quot;page&quot;:&quot;1-11&quot;,&quot;title&quot;:&quot;Model of a coral reef ecosystem&quot;,&quot;volume&quot;:&quot;3&quot;,&quot;author&quot;:[{&quot;family&quot;:&quot;Polovina&quot;,&quot;given&quot;:&quot;Jeffrey J.&quot;}],&quot;issued&quot;:{&quot;date-parts&quot;:[[&quot;1984&quot;]]}}}],&quot;schema&quot;:&quot;https://github.com/citation-style-language/schema/raw/master/csl-citation.json&quot;} RNDWKYuThRrXs"/><text:span text:style-name="T40">(Polovina 1984)</text:span><text:reference-mark-end text:name="ZOTERO_ITEM CSL_CITATION {&quot;citationID&quot;:&quot;QRmxDDPn&quot;,&quot;properties&quot;:{&quot;formattedCitation&quot;:&quot;(Polovina 1984)&quot;,&quot;plainCitation&quot;:&quot;(Polovina 1984)&quot;,&quot;noteIndex&quot;:0},&quot;citationItems&quot;:[{&quot;id&quot;:177,&quot;uris&quot;:[&quot;http://zotero.org/users/5871544/items/NX9CTT9R&quot;],&quot;uri&quot;:[&quot;http://zotero.org/users/5871544/items/NX9CTT9R&quot;],&quot;itemData&quot;:{&quot;id&quot;:177,&quot;type&quot;:&quot;article-journal&quot;,&quot;container-title&quot;:&quot;Coral Reefs&quot;,&quot;DOI&quot;:&quot;https://doi.org/10.1007/BF00306135&quot;,&quot;ISSN&quot;:&quot;0722-4028&quot;,&quot;issue&quot;:&quot;1&quot;,&quot;journalAbbreviation&quot;:&quot;Coral Reefs&quot;,&quot;page&quot;:&quot;1-11&quot;,&quot;title&quot;:&quot;Model of a coral reef ecosystem&quot;,&quot;volume&quot;:&quot;3&quot;,&quot;author&quot;:[{&quot;family&quot;:&quot;Polovina&quot;,&quot;given&quot;:&quot;Jeffrey J.&quot;}],&quot;issued&quot;:{&quot;date-parts&quot;:[[&quot;1984&quot;]]}}}],&quot;schema&quot;:&quot;https://github.com/citation-style-language/schema/raw/master/csl-citation.json&quot;} RNDWKYuThRrXs"/><text:span text:style-name="T40">. Individual species or groups of species are represented as functional groups, i.e., which have approximately the same growth rates, consumption rates, diets, and predators. The functional groups are regulated by gains (consumption, production, and immigration) and losses (mortality and emigration), and are linked to each other by predatory relationships </text:span><text:reference-mark-start text:name="ZOTERO_ITEM CSL_CITATION {&quot;citationID&quot;:&quot;fUVE4aFA&quot;,&quot;properties&quot;:{&quot;formattedCitation&quot;:&quot;(Christensen and Walters 2004)&quot;,&quot;plainCitation&quot;:&quot;(Christensen and Walters 2004)&quot;,&quot;noteIndex&quot;:0},&quot;citationItems&quot;:[{&quot;id&quot;:40,&quot;uris&quot;:[&quot;http://zotero.org/users/5871544/items/S67DPTCQ&quot;],&quot;uri&quot;:[&quot;http://zotero.org/users/5871544/items/S67DPTCQ&quot;],&quot;itemData&quot;:{&quot;id&quot;:40,&quot;type&quot;:&quot;article-journal&quot;,&quot;container-title&quot;:&quot;Ecological Modelling&quot;,&quot;DOI&quot;:&quot;https://doi.org/10.1016/j.ecolmodel.2003.09.003&quot;,&quot;ISSN&quot;:&quot;0304-3800&quot;,&quot;issue&quot;:&quot;2-4&quot;,&quot;journalAbbreviation&quot;:&quot;Ecol. Model.&quot;,&quot;page&quot;:&quot;109-139&quot;,&quot;title&quot;:&quot;Ecopath with Ecosim: methods, capabilities and limitations&quot;,&quot;volume&quot;:&quot;172&quot;,&quot;author&quot;:[{&quot;family&quot;:&quot;Christensen&quot;,&quot;given&quot;:&quot;Villy&quot;},{&quot;family&quot;:&quot;Walters&quot;,&quot;given&quot;:&quot;Carl J.&quot;}],&quot;issued&quot;:{&quot;date-parts&quot;:[[&quot;2004&quot;]]}}}],&quot;schema&quot;:&quot;https://github.com/citation-style-language/schema/raw/master/csl-citation.json&quot;} RND9pshlQWbkQ"/><text:span text:style-name="T40">(Christensen and Walters 2004)</text:span><text:reference-mark-end text:name="ZOTERO_ITEM CSL_CITATION {&quot;citationID&quot;:&quot;fUVE4aFA&quot;,&quot;properties&quot;:{&quot;formattedCitation&quot;:&quot;(Christensen and Walters 2004)&quot;,&quot;plainCitation&quot;:&quot;(Christensen and Walters 2004)&quot;,&quot;noteIndex&quot;:0},&quot;citationItems&quot;:[{&quot;id&quot;:40,&quot;uris&quot;:[&quot;http://zotero.org/users/5871544/items/S67DPTCQ&quot;],&quot;uri&quot;:[&quot;http://zotero.org/users/5871544/items/S67DPTCQ&quot;],&quot;itemData&quot;:{&quot;id&quot;:40,&quot;type&quot;:&quot;article-journal&quot;,&quot;container-title&quot;:&quot;Ecological Modelling&quot;,&quot;DOI&quot;:&quot;https://doi.org/10.1016/j.ecolmodel.2003.09.003&quot;,&quot;ISSN&quot;:&quot;0304-3800&quot;,&quot;issue&quot;:&quot;2-4&quot;,&quot;journalAbbreviation&quot;:&quot;Ecol. Model.&quot;,&quot;page&quot;:&quot;109-139&quot;,&quot;title&quot;:&quot;Ecopath with Ecosim: methods, capabilities and limitations&quot;,&quot;volume&quot;:&quot;172&quot;,&quot;author&quot;:[{&quot;family&quot;:&quot;Christensen&quot;,&quot;given&quot;:&quot;Villy&quot;},{&quot;family&quot;:&quot;Walters&quot;,&quot;given&quot;:&quot;Carl J.&quot;}],&quot;issued&quot;:{&quot;date-parts&quot;:[[&quot;2004&quot;]]}}}],&quot;schema&quot;:&quot;https://github.com/citation-style-language/schema/raw/master/csl-citation.json&quot;} RND9pshlQWbkQ"/><text:span text:style-name="T40">. A set of linear equations describes flows of biomass into and out of discrete biomass functional group of the form (1):</text:span></text:p>
      <text:p text:style-name="P33"><draw:frame draw:style-name="fr1" draw:name="Object5" text:anchor-type="as-char" svg:width="4.5138in" svg:height="0.4492in" draw:z-index="0"><draw:object xlink:href="./Object 1" xlink:type="simple" xlink:show="embed" xlink:actuate="onLoad"/><draw:image xlink:href="./ObjectReplacements/Object 1" xlink:type="simple" xlink:show="embed" xlink:actuate="onLoad"/><svg:desc>formula</svg:desc></draw:frame><text:s text:c="2"/><text:tab/><text:span text:style-name="T180">(1)</text:span></text:p>
      <text:p text:style-name="Standard"><text:span text:style-name="T33">where, for each functional group </text:span><text:span text:style-name="T36">i</text:span><text:span text:style-name="T33">, B stands for biomass, (P/B) stands for the production rate per unit of biomass, (Q/B) stands for the consumption rate per unit of biomass of predator </text:span><text:span text:style-name="T36">j</text:span><text:span text:style-name="T33">, DC</text:span><text:span text:style-name="T80">ji</text:span><text:span text:style-name="T33"> is the fraction of </text:span><text:soft-page-break/><text:span text:style-name="T33">prey </text:span><text:span text:style-name="T36">i</text:span><text:span text:style-name="T33"> in the average diet of predator </text:span><text:span text:style-name="T36">j</text:span><text:span text:style-name="T33">, E is the net emigration rate, and BA is the biomass accumulation rate </text:span><text:reference-mark-start text:name="ZOTERO_ITEM CSL_CITATION {&quot;citationID&quot;:&quot;ntb8yCoc&quot;,&quot;properties&quot;:{&quot;formattedCitation&quot;:&quot;(Christensen and Walters 2004)&quot;,&quot;plainCitation&quot;:&quot;(Christensen and Walters 2004)&quot;,&quot;noteIndex&quot;:0},&quot;citationItems&quot;:[{&quot;id&quot;:40,&quot;uris&quot;:[&quot;http://zotero.org/users/5871544/items/S67DPTCQ&quot;],&quot;uri&quot;:[&quot;http://zotero.org/users/5871544/items/S67DPTCQ&quot;],&quot;itemData&quot;:{&quot;id&quot;:40,&quot;type&quot;:&quot;article-journal&quot;,&quot;container-title&quot;:&quot;Ecological Modelling&quot;,&quot;DOI&quot;:&quot;https://doi.org/10.1016/j.ecolmodel.2003.09.003&quot;,&quot;ISSN&quot;:&quot;0304-3800&quot;,&quot;issue&quot;:&quot;2-4&quot;,&quot;journalAbbreviation&quot;:&quot;Ecol. Model.&quot;,&quot;page&quot;:&quot;109-139&quot;,&quot;title&quot;:&quot;Ecopath with Ecosim: methods, capabilities and limitations&quot;,&quot;volume&quot;:&quot;172&quot;,&quot;author&quot;:[{&quot;family&quot;:&quot;Christensen&quot;,&quot;given&quot;:&quot;Villy&quot;},{&quot;family&quot;:&quot;Walters&quot;,&quot;given&quot;:&quot;Carl J.&quot;}],&quot;issued&quot;:{&quot;date-parts&quot;:[[&quot;2004&quot;]]}}}],&quot;schema&quot;:&quot;https://github.com/citation-style-language/schema/raw/master/csl-citation.json&quot;} RND3Om7JyHgie"/><text:span text:style-name="T33">(Christensen and Walters 2004)</text:span><text:reference-mark-end text:name="ZOTERO_ITEM CSL_CITATION {&quot;citationID&quot;:&quot;ntb8yCoc&quot;,&quot;properties&quot;:{&quot;formattedCitation&quot;:&quot;(Christensen and Walters 2004)&quot;,&quot;plainCitation&quot;:&quot;(Christensen and Walters 2004)&quot;,&quot;noteIndex&quot;:0},&quot;citationItems&quot;:[{&quot;id&quot;:40,&quot;uris&quot;:[&quot;http://zotero.org/users/5871544/items/S67DPTCQ&quot;],&quot;uri&quot;:[&quot;http://zotero.org/users/5871544/items/S67DPTCQ&quot;],&quot;itemData&quot;:{&quot;id&quot;:40,&quot;type&quot;:&quot;article-journal&quot;,&quot;container-title&quot;:&quot;Ecological Modelling&quot;,&quot;DOI&quot;:&quot;https://doi.org/10.1016/j.ecolmodel.2003.09.003&quot;,&quot;ISSN&quot;:&quot;0304-3800&quot;,&quot;issue&quot;:&quot;2-4&quot;,&quot;journalAbbreviation&quot;:&quot;Ecol. Model.&quot;,&quot;page&quot;:&quot;109-139&quot;,&quot;title&quot;:&quot;Ecopath with Ecosim: methods, capabilities and limitations&quot;,&quot;volume&quot;:&quot;172&quot;,&quot;author&quot;:[{&quot;family&quot;:&quot;Christensen&quot;,&quot;given&quot;:&quot;Villy&quot;},{&quot;family&quot;:&quot;Walters&quot;,&quot;given&quot;:&quot;Carl J.&quot;}],&quot;issued&quot;:{&quot;date-parts&quot;:[[&quot;2004&quot;]]}}}],&quot;schema&quot;:&quot;https://github.com/citation-style-language/schema/raw/master/csl-citation.json&quot;} RND3Om7JyHgie"/><text:span text:style-name="T33">. EE is the ecotrophic efficiency represe</text:span><text:span text:style-name="T50">nting </text:span><text:span text:style-name="T96">the proportion of the production that is utilized in the system</text:span><text:span text:style-name="T50">. </text:span></text:p>
      <text:p text:style-name="P20"/>
      <text:p text:style-name="P38"><text:span text:style-name="T89">Model parameterization</text:span><text:span text:style-name="T87"> </text:span></text:p>
      <text:p text:style-name="P58"><text:span text:style-name="T87">The Rocas Atoll Ecopath model was parameterized using data from visual censuses surveys, stock assessments, literature, FishBase </text:span><text:bookmark-start text:name="__UnoMark__49151_2234826371"/><text:bookmark-start text:name="__UnoMark__49911_2234826371"/><text:bookmark-start text:name="__UnoMark__50683_2234826371"/><text:span text:style-name="T87">(Froese and Pauly 2019),</text:span><text:bookmark-end text:name="__UnoMark__49151_2234826371"/><text:bookmark-end text:name="__UnoMark__49911_2234826371"/><text:bookmark-end text:name="__UnoMark__50683_2234826371"/><text:span text:style-name="T87"> and existing ecosystem models (Supplementary materials_1, Table S1). Biomass estimates (weight/area, g m</text:span><text:span text:style-name="T83">-2</text:span><text:span text:style-name="T87">) for single fish species groups were taken from underwater visual censuses (UVC) by the year 2012 until 2018. It was calculated from abundance-by-length data using length–weight relationships estimated with the local data. UVC consisted of belt transects in which a diver identified, counted, and estimated the total length of fish species inside an area of 40 m</text:span><text:span text:style-name="T83">2</text:span><text:span text:style-name="T87"> (20·2 m). The same diver returned searching for small, cryptic, and hidden species. A total of 153 UVC were performed in March 2012 (the year of the baseline model), and the number of transects in each habitat varied from 5 to 25, depending on the available area. It was generally acknowledged that counting fish that enter the survey boundaries after the census started could generate bias in the counts. We accounted for this general bias produced by fish speeds and survey procedures by standardizing observed fish abundances by relative biases values for different reef fish speeds. The biases for each combination of the survey parameters (fish speed, survey time, visibility, transect width, diver speed, fish turning angle) were taken in Ward-Paige et al. </text:span><text:bookmark-start text:name="__UnoMark__49162_2234826371"/><text:bookmark-start text:name="__UnoMark__49922_2234826371"/><text:bookmark-start text:name="__UnoMark__50694_2234826371"/><text:span text:style-name="T87">(2010)</text:span><text:bookmark-end text:name="__UnoMark__49162_2234826371"/><text:bookmark-end text:name="__UnoMark__49922_2234826371"/><text:bookmark-end text:name="__UnoMark__50694_2234826371"/><text:span text:style-name="T87">. Underwater visual censuses for 2013-2018 had the same methodology and a very similar observation effort and in several years, the same driver from 2012. </text:span></text:p>
      <text:p text:style-name="P58"><text:span text:style-name="T87">There are no biomass estimates for macroinvertebrates and microinvertebrates. Since these were not harvested in Rocas Atoll ecosystems, it was not possible to estimate biomass, and as such, the Ecotrophic Efficiency (EE) value was used instead. The EE of macroinvertebrates and skate rays was set to 0.9, and for microinvertebrates EE was set to 0.85. The choice of EE values was made based on recommendations in the literature </text:span><text:bookmark-start text:name="__UnoMark__49150_2234826371"/><text:bookmark-start text:name="__UnoMark__49910_2234826371"/><text:bookmark-start text:name="__UnoMark__50682_2234826371"/><text:span text:style-name="T87">(Heymans et al. 2016)</text:span><text:bookmark-end text:name="__UnoMark__49150_2234826371"/><text:bookmark-end text:name="__UnoMark__49910_2234826371"/><text:bookmark-end text:name="__UnoMark__50682_2234826371"/><text:span text:style-name="T87">. </text:span></text:p>
      <text:p text:style-name="P40"><text:span text:style-name="T57">For groups with multiple species, their biomasses were summed and then divided by the model area (7.5 km</text:span><text:span text:style-name="T82">2</text:span><text:span text:style-name="T57">). For species that only occupy part of the area, the biomass parameter was pro-rated by area.</text:span></text:p>
      <text:p text:style-name="P49"><text:span text:style-name="T51">D</text:span><text:span text:style-name="T50">iet composition</text:span></text:p>
      <text:p text:style-name="Text_20_body"><text:span text:style-name="T77">The fish diet mainly came from stomach contents analysis, stable isotopes analysis, and primary literature.</text:span><text:span text:style-name="T75"> Diet information for lower trophic levels was taken from primary literature (</text:span><text:span text:style-name="T76">S</text:span><text:span text:style-name="T75">upplementary materials, </text:span><text:span text:style-name="T76">Table S1</text:span><text:span text:style-name="T75">) </text:span><text:reference-mark-start text:name="ZOTERO_ITEM CSL_CITATION {&quot;citationID&quot;:&quot;FxtKIN09&quot;,&quot;properties&quot;:{&quot;formattedCitation&quot;:&quot;(Longo et al. 2015; Andrades 2018)&quot;,&quot;plainCitation&quot;:&quot;(Longo et al. 2015; Andrades 2018)&quot;,&quot;noteIndex&quot;:0},&quot;citationItems&quot;:[{&quot;id&quot;:381,&quot;uris&quot;:[&quot;http://zotero.org/users/5871544/items/ZVMVHH3V&quot;],&quot;uri&quot;:[&quot;http://zotero.org/users/5871544/items/ZVMVHH3V&quot;],&quot;itemData&quot;:{&quot;id&quot;:381,&quot;type&quot;:&quot;article-journal&quot;,&quot;abstract&quot;:&quot;The Southwestern Atlantic harbors unique and relatively understudied reef systems, including the only atoll in South Atlantic: Rocas atoll. Located 230 km off the NE Brazilian coast, Rocas is formed by coralline red algae and vermetid mollusks, and is potentially one of the most “pristine” areas in Southwestern Atlantic. We provide the first comprehensive and integrative description of the fish and benthic communities inhabiting different shallow reef habitats of Rocas. We studied two contrasting tide pool habitats: open pools, which communicate with the open ocean even during low tides, thus more exposed to wave action; and closed pools, which remain isolated during low tide and are comparatively less exposed. Reef fish assemblages, benthic cover, algal turfs and fish feeding pressure on the benthos remarkably varied between open and closed pools. The planktivore Thalassoma noronhanum was the most abundant fish species in both habitats. In terms of biomass, the lemon shark Negaprion brevirostris and the omnivore Melichtys niger were dominant in open pools, while herbivorous fishes (mainly Acanthurus spp.) prevailed in closed pools. Overall benthic cover was dominated by algal turfs, composed of articulated calcareous algae in open pools and non-calcified algae in closed pools. Feeding pressure was dominated by acanthurids and was 10-fold lower in open pools than in closed pools. Besides different wave exposure conditions, such pattern could also be related to the presence of sharks in open pools, prompting herbivorous fish to feed more in closed pools. This might indirectly affect the structure of reef fish assemblages and benthic communities. The macroalgae Digenea simplex, which is uncommon in closed pools and abundant in the reef flat, was highly preferred in herbivory assays, indicating that herbivory by fishes might be shaping this distribution pattern. The variations in benthic and reef fish communities, and feeding pressure on the benthos between open and closed pools suggest that the dynamics in open pools is mostly driven by physical factors and the tolerance of organisms to harsh conditions, while in closed pools direct and indirect effects of species interactions also play an important role. Understanding the mechanisms shaping biological communities and how they scale-up to ecosystem functioning is particularly important on isolated near-pristine systems where natural processes can still be studied under limited human impact.&quot;,&quot;container-title&quot;:&quot;PLOS ONE&quot;,&quot;DOI&quot;:&quot;10.1371/journal.pone.0127176&quot;,&quot;ISSN&quot;:&quot;1932-6203&quot;,&quot;issue&quot;:&quot;6&quot;,&quot;journalAbbreviation&quot;:&quot;PLOS ONE&quot;,&quot;language&quot;:&quot;en&quot;,&quot;page&quot;:&quot;e0127176&quot;,&quot;source&quot;:&quot;PLoS Journals&quot;,&quot;title&quot;:&quot;Between-Habitat Variation of Benthic Cover, Reef Fish Assemblage and Feeding Pressure on the Benthos at the Only Atoll in South Atlantic: Rocas Atoll, NE Brazil&quot;,&quot;title-short&quot;:&quot;Between-Habitat Variation of Benthic Cover, Reef Fish Assemblage and Feeding Pressure on the Benthos at the Only Atoll in South Atlantic&quot;,&quot;URL&quot;:&quot;https://journals.plos.org/plosone/article?id=10.1371/journal.pone.0127176&quot;,&quot;volume&quot;:&quot;10&quot;,&quot;author&quot;:[{&quot;family&quot;:&quot;Longo&quot;,&quot;given&quot;:&quot;G. O.&quot;},{&quot;family&quot;:&quot;Morais&quot;,&quot;given&quot;:&quot;R. A.&quot;},{&quot;family&quot;:&quot;Martins&quot;,&quot;given&quot;:&quot;C. D. L.&quot;},{&quot;family&quot;:&quot;Mendes&quot;,&quot;given&quot;:&quot;T. C.&quot;},{&quot;family&quot;:&quot;Aued&quot;,&quot;given&quot;:&quot;A. W.&quot;},{&quot;family&quot;:&quot;Cândido&quot;,&quot;given&quot;:&quot;D. V.&quot;},{&quot;family&quot;:&quot;Oliveira&quot;,&quot;given&quot;:&quot;J. C.&quot;,&quot;dropping-particle&quot;:&quot;de&quot;},{&quot;family&quot;:&quot;Nunes&quot;,&quot;given&quot;:&quot;L. T.&quot;},{&quot;family&quot;:&quot;Fontoura&quot;,&quot;given&quot;:&quot;L.&quot;},{&quot;family&quot;:&quot;Sissini&quot;,&quot;given&quot;:&quot;M. N.&quot;},{&quot;family&quot;:&quot;Teschima&quot;,&quot;given&quot;:&quot;M. M.&quot;},{&quot;family&quot;:&quot;Silva&quot;,&quot;given&quot;:&quot;M. B.&quot;},{&quot;family&quot;:&quot;Ramlov&quot;,&quot;given&quot;:&quot;F.&quot;},{&quot;family&quot;:&quot;Gouvea&quot;,&quot;given&quot;:&quot;L. P.&quot;},{&quot;family&quot;:&quot;Ferreira&quot;,&quot;given&quot;:&quot;C. E. L.&quot;},{&quot;family&quot;:&quot;Segal&quot;,&quot;given&quot;:&quot;B.&quot;},{&quot;family&quot;:&quot;Horta&quot;,&quot;given&quot;:&quot;P. A.&quot;},{&quot;family&quot;:&quot;Floeter&quot;,&quot;given&quot;:&quot;S. R.&quot;}],&quot;accessed&quot;:{&quot;date-parts&quot;:[[&quot;2019&quot;,11,26]]},&quot;issued&quot;:{&quot;date-parts&quot;:[[&quot;2015&quot;]],&quot;season&quot;:&quot;giu&quot;}}},{&quot;id&quot;:384,&quot;uris&quot;:[&quot;http://zotero.org/users/5871544/items/AF7FRXR9&quot;],&quot;uri&quot;:[&quot;http://zotero.org/users/5871544/items/AF7FRXR9&quot;],&quot;itemData&quot;:{&quot;id&quot;:384,&quot;type&quot;:&quot;thesis&quot;,&quot;event-place&quot;:&quot;Vitoria, Espirito Santo, Brazil&quot;,&quot;genre&quot;:&quot;Doctoral Thesis&quot;,&quot;language&quot;:&quot;Portuguese&quot;,&quot;number-of-pages&quot;:&quot;127&quot;,&quot;publisher&quot;:&quot;Federal University of Espirito Santo&quot;,&quot;publisher-place&quot;:&quot;Vitoria, Espirito Santo, Brazil&quot;,&quot;title&quot;:&quot;Nicho e endemismo em ambientes entremarés recifais: uma abordagem utilizando isótopos estáveis&quot;,&quot;URL&quot;:&quot;http://repositorio.ufes.br/handle/10/9927&quot;,&quot;author&quot;:[{&quot;family&quot;:&quot;Andrades&quot;,&quot;given&quot;:&quot;Ryan Carlos&quot;}],&quot;accessed&quot;:{&quot;date-parts&quot;:[[&quot;2019&quot;,1,2]]},&quot;issued&quot;:{&quot;date-parts&quot;:[[&quot;2018&quot;]]}}}],&quot;schema&quot;:&quot;https://github.com/citation-style-language/schema/raw/master/csl-citation.json&quot;} RNDDwHylWaXZu"/><text:span text:style-name="T75">(Longo et al. 2015; Andrades 2018)</text:span><text:reference-mark-end text:name="ZOTERO_ITEM CSL_CITATION {&quot;citationID&quot;:&quot;FxtKIN09&quot;,&quot;properties&quot;:{&quot;formattedCitation&quot;:&quot;(Longo et al. 2015; Andrades 2018)&quot;,&quot;plainCitation&quot;:&quot;(Longo et al. 2015; Andrades 2018)&quot;,&quot;noteIndex&quot;:0},&quot;citationItems&quot;:[{&quot;id&quot;:381,&quot;uris&quot;:[&quot;http://zotero.org/users/5871544/items/ZVMVHH3V&quot;],&quot;uri&quot;:[&quot;http://zotero.org/users/5871544/items/ZVMVHH3V&quot;],&quot;itemData&quot;:{&quot;id&quot;:381,&quot;type&quot;:&quot;article-journal&quot;,&quot;abstract&quot;:&quot;The Southwestern Atlantic harbors unique and relatively understudied reef systems, including the only atoll in South Atlantic: Rocas atoll. Located 230 km off the NE Brazilian coast, Rocas is formed by coralline red algae and vermetid mollusks, and is potentially one of the most “pristine” areas in Southwestern Atlantic. We provide the first comprehensive and integrative description of the fish and benthic communities inhabiting different shallow reef habitats of Rocas. We studied two contrasting tide pool habitats: open pools, which communicate with the open ocean even during low tides, thus more exposed to wave action; and closed pools, which remain isolated during low tide and are comparatively less exposed. Reef fish assemblages, benthic cover, algal turfs and fish feeding pressure on the benthos remarkably varied between open and closed pools. The planktivore Thalassoma noronhanum was the most abundant fish species in both habitats. In terms of biomass, the lemon shark Negaprion brevirostris and the omnivore Melichtys niger were dominant in open pools, while herbivorous fishes (mainly Acanthurus spp.) prevailed in closed pools. Overall benthic cover was dominated by algal turfs, composed of articulated calcareous algae in open pools and non-calcified algae in closed pools. Feeding pressure was dominated by acanthurids and was 10-fold lower in open pools than in closed pools. Besides different wave exposure conditions, such pattern could also be related to the presence of sharks in open pools, prompting herbivorous fish to feed more in closed pools. This might indirectly affect the structure of reef fish assemblages and benthic communities. The macroalgae Digenea simplex, which is uncommon in closed pools and abundant in the reef flat, was highly preferred in herbivory assays, indicating that herbivory by fishes might be shaping this distribution pattern. The variations in benthic and reef fish communities, and feeding pressure on the benthos between open and closed pools suggest that the dynamics in open pools is mostly driven by physical factors and the tolerance of organisms to harsh conditions, while in closed pools direct and indirect effects of species interactions also play an important role. Understanding the mechanisms shaping biological communities and how they scale-up to ecosystem functioning is particularly important on isolated near-pristine systems where natural processes can still be studied under limited human impact.&quot;,&quot;container-title&quot;:&quot;PLOS ONE&quot;,&quot;DOI&quot;:&quot;10.1371/journal.pone.0127176&quot;,&quot;ISSN&quot;:&quot;1932-6203&quot;,&quot;issue&quot;:&quot;6&quot;,&quot;journalAbbreviation&quot;:&quot;PLOS ONE&quot;,&quot;language&quot;:&quot;en&quot;,&quot;page&quot;:&quot;e0127176&quot;,&quot;source&quot;:&quot;PLoS Journals&quot;,&quot;title&quot;:&quot;Between-Habitat Variation of Benthic Cover, Reef Fish Assemblage and Feeding Pressure on the Benthos at the Only Atoll in South Atlantic: Rocas Atoll, NE Brazil&quot;,&quot;title-short&quot;:&quot;Between-Habitat Variation of Benthic Cover, Reef Fish Assemblage and Feeding Pressure on the Benthos at the Only Atoll in South Atlantic&quot;,&quot;URL&quot;:&quot;https://journals.plos.org/plosone/article?id=10.1371/journal.pone.0127176&quot;,&quot;volume&quot;:&quot;10&quot;,&quot;author&quot;:[{&quot;family&quot;:&quot;Longo&quot;,&quot;given&quot;:&quot;G. O.&quot;},{&quot;family&quot;:&quot;Morais&quot;,&quot;given&quot;:&quot;R. A.&quot;},{&quot;family&quot;:&quot;Martins&quot;,&quot;given&quot;:&quot;C. D. L.&quot;},{&quot;family&quot;:&quot;Mendes&quot;,&quot;given&quot;:&quot;T. C.&quot;},{&quot;family&quot;:&quot;Aued&quot;,&quot;given&quot;:&quot;A. W.&quot;},{&quot;family&quot;:&quot;Cândido&quot;,&quot;given&quot;:&quot;D. V.&quot;},{&quot;family&quot;:&quot;Oliveira&quot;,&quot;given&quot;:&quot;J. C.&quot;,&quot;dropping-particle&quot;:&quot;de&quot;},{&quot;family&quot;:&quot;Nunes&quot;,&quot;given&quot;:&quot;L. T.&quot;},{&quot;family&quot;:&quot;Fontoura&quot;,&quot;given&quot;:&quot;L.&quot;},{&quot;family&quot;:&quot;Sissini&quot;,&quot;given&quot;:&quot;M. N.&quot;},{&quot;family&quot;:&quot;Teschima&quot;,&quot;given&quot;:&quot;M. M.&quot;},{&quot;family&quot;:&quot;Silva&quot;,&quot;given&quot;:&quot;M. B.&quot;},{&quot;family&quot;:&quot;Ramlov&quot;,&quot;given&quot;:&quot;F.&quot;},{&quot;family&quot;:&quot;Gouvea&quot;,&quot;given&quot;:&quot;L. P.&quot;},{&quot;family&quot;:&quot;Ferreira&quot;,&quot;given&quot;:&quot;C. E. L.&quot;},{&quot;family&quot;:&quot;Segal&quot;,&quot;given&quot;:&quot;B.&quot;},{&quot;family&quot;:&quot;Horta&quot;,&quot;given&quot;:&quot;P. A.&quot;},{&quot;family&quot;:&quot;Floeter&quot;,&quot;given&quot;:&quot;S. R.&quot;}],&quot;accessed&quot;:{&quot;date-parts&quot;:[[&quot;2019&quot;,11,26]]},&quot;issued&quot;:{&quot;date-parts&quot;:[[&quot;2015&quot;]],&quot;season&quot;:&quot;giu&quot;}}},{&quot;id&quot;:384,&quot;uris&quot;:[&quot;http://zotero.org/users/5871544/items/AF7FRXR9&quot;],&quot;uri&quot;:[&quot;http://zotero.org/users/5871544/items/AF7FRXR9&quot;],&quot;itemData&quot;:{&quot;id&quot;:384,&quot;type&quot;:&quot;thesis&quot;,&quot;event-place&quot;:&quot;Vitoria, Espirito Santo, Brazil&quot;,&quot;genre&quot;:&quot;Doctoral Thesis&quot;,&quot;language&quot;:&quot;Portuguese&quot;,&quot;number-of-pages&quot;:&quot;127&quot;,&quot;publisher&quot;:&quot;Federal University of Espirito Santo&quot;,&quot;publisher-place&quot;:&quot;Vitoria, Espirito Santo, Brazil&quot;,&quot;title&quot;:&quot;Nicho e endemismo em ambientes entremarés recifais: uma abordagem utilizando isótopos estáveis&quot;,&quot;URL&quot;:&quot;http://repositorio.ufes.br/handle/10/9927&quot;,&quot;author&quot;:[{&quot;family&quot;:&quot;Andrades&quot;,&quot;given&quot;:&quot;Ryan Carlos&quot;}],&quot;accessed&quot;:{&quot;date-parts&quot;:[[&quot;2019&quot;,1,2]]},&quot;issued&quot;:{&quot;date-parts&quot;:[[&quot;2018&quot;]]}}}],&quot;schema&quot;:&quot;https://github.com/citation-style-language/schema/raw/master/csl-citation.json&quot;} RNDDwHylWaXZu"/><text:span text:style-name="T75">. Estimates of P/B and Q/B of fish can be </text:span><text:soft-page-break/><text:span text:style-name="T75">obtained from empirical equations </text:span><text:reference-mark-start text:name="ZOTERO_ITEM CSL_CITATION {&quot;citationID&quot;:&quot;z9771MEu&quot;,&quot;properties&quot;:{&quot;formattedCitation&quot;:&quot;(Pauly 1980; Palomares and Pauly 1998)&quot;,&quot;plainCitation&quot;:&quot;(Pauly 1980; Palomares and Pauly 1998)&quot;,&quot;noteIndex&quot;:0},&quot;citationItems&quot;:[{&quot;id&quot;:166,&quot;uris&quot;:[&quot;http://zotero.org/users/5871544/items/GBXHQUJN&quot;],&quot;uri&quot;:[&quot;http://zotero.org/users/5871544/items/GBXHQUJN&quot;],&quot;itemData&quot;:{&quot;id&quot;:166,&quot;type&quot;:&quot;article-journal&quot;,&quot;container-title&quot;:&quot;ICES Journal of Marine Science&quot;,&quot;DOI&quot;:&quot;https://doi.org/10.1093/icesjms/39.2.175&quot;,&quot;ISSN&quot;:&quot;1095-9289&quot;,&quot;issue&quot;:&quot;2&quot;,&quot;journalAbbreviation&quot;:&quot;ICES J. Mar. Sci.&quot;,&quot;page&quot;:&quot;175-192&quot;,&quot;title&quot;:&quot;On the interrelationships between natural mortality, growth parameters, and mean environmental temperature in 175 fish stocks&quot;,&quot;volume&quot;:&quot;39&quot;,&quot;author&quot;:[{&quot;family&quot;:&quot;Pauly&quot;,&quot;given&quot;:&quot;Daniel&quot;}],&quot;issued&quot;:{&quot;date-parts&quot;:[[&quot;1980&quot;]]}}},{&quot;id&quot;:163,&quot;uris&quot;:[&quot;http://zotero.org/users/5871544/items/BWSNL628&quot;],&quot;uri&quot;:[&quot;http://zotero.org/users/5871544/items/BWSNL628&quot;],&quot;itemData&quot;:{&quot;id&quot;:163,&quot;type&quot;:&quot;article-journal&quot;,&quot;container-title&quot;:&quot;Marine and freshwater research&quot;,&quot;ISSN&quot;:&quot;1448-6059&quot;,&quot;issue&quot;:&quot;5&quot;,&quot;journalAbbreviation&quot;:&quot;Mar. Freshwat. Res.&quot;,&quot;page&quot;:&quot;447-453&quot;,&quot;title&quot;:&quot;Predicting food consumption of fish populations as functions of mortality, food type, morphometrics, temperature and salinity&quot;,&quot;volume&quot;:&quot;49&quot;,&quot;author&quot;:[{&quot;family&quot;:&quot;Palomares&quot;,&quot;given&quot;:&quot;Maria Lourdes D.&quot;},{&quot;family&quot;:&quot;Pauly&quot;,&quot;given&quot;:&quot;Daniel&quot;}],&quot;issued&quot;:{&quot;date-parts&quot;:[[&quot;1998&quot;]]}}}],&quot;schema&quot;:&quot;https://github.com/citation-style-language/schema/raw/master/csl-citation.json&quot;} RNDyEVZJ2M5Rn"/><text:span text:style-name="T75">(Pauly 1980; Palomares and Pauly 1998)</text:span><text:reference-mark-end text:name="ZOTERO_ITEM CSL_CITATION {&quot;citationID&quot;:&quot;z9771MEu&quot;,&quot;properties&quot;:{&quot;formattedCitation&quot;:&quot;(Pauly 1980; Palomares and Pauly 1998)&quot;,&quot;plainCitation&quot;:&quot;(Pauly 1980; Palomares and Pauly 1998)&quot;,&quot;noteIndex&quot;:0},&quot;citationItems&quot;:[{&quot;id&quot;:166,&quot;uris&quot;:[&quot;http://zotero.org/users/5871544/items/GBXHQUJN&quot;],&quot;uri&quot;:[&quot;http://zotero.org/users/5871544/items/GBXHQUJN&quot;],&quot;itemData&quot;:{&quot;id&quot;:166,&quot;type&quot;:&quot;article-journal&quot;,&quot;container-title&quot;:&quot;ICES Journal of Marine Science&quot;,&quot;DOI&quot;:&quot;https://doi.org/10.1093/icesjms/39.2.175&quot;,&quot;ISSN&quot;:&quot;1095-9289&quot;,&quot;issue&quot;:&quot;2&quot;,&quot;journalAbbreviation&quot;:&quot;ICES J. Mar. Sci.&quot;,&quot;page&quot;:&quot;175-192&quot;,&quot;title&quot;:&quot;On the interrelationships between natural mortality, growth parameters, and mean environmental temperature in 175 fish stocks&quot;,&quot;volume&quot;:&quot;39&quot;,&quot;author&quot;:[{&quot;family&quot;:&quot;Pauly&quot;,&quot;given&quot;:&quot;Daniel&quot;}],&quot;issued&quot;:{&quot;date-parts&quot;:[[&quot;1980&quot;]]}}},{&quot;id&quot;:163,&quot;uris&quot;:[&quot;http://zotero.org/users/5871544/items/BWSNL628&quot;],&quot;uri&quot;:[&quot;http://zotero.org/users/5871544/items/BWSNL628&quot;],&quot;itemData&quot;:{&quot;id&quot;:163,&quot;type&quot;:&quot;article-journal&quot;,&quot;container-title&quot;:&quot;Marine and freshwater research&quot;,&quot;ISSN&quot;:&quot;1448-6059&quot;,&quot;issue&quot;:&quot;5&quot;,&quot;journalAbbreviation&quot;:&quot;Mar. Freshwat. Res.&quot;,&quot;page&quot;:&quot;447-453&quot;,&quot;title&quot;:&quot;Predicting food consumption of fish populations as functions of mortality, food type, morphometrics, temperature and salinity&quot;,&quot;volume&quot;:&quot;49&quot;,&quot;author&quot;:[{&quot;family&quot;:&quot;Palomares&quot;,&quot;given&quot;:&quot;Maria Lourdes D.&quot;},{&quot;family&quot;:&quot;Pauly&quot;,&quot;given&quot;:&quot;Daniel&quot;}],&quot;issued&quot;:{&quot;date-parts&quot;:[[&quot;1998&quot;]]}}}],&quot;schema&quot;:&quot;https://github.com/citation-style-language/schema/raw/master/csl-citation.json&quot;} RNDyEVZJ2M5Rn"/><text:span text:style-name="T75">. For invertebrates, estimates for P/B and Q/B ratios were obtained from </text:span><text:span text:style-name="T78">a</text:span><text:span text:style-name="T79">nother South Atlantic Ecopath model </text:span><text:reference-mark-start text:name="ZOTERO_ITEM CSL_CITATION {&quot;citationID&quot;:&quot;cok8O0Fd&quot;,&quot;properties&quot;:{&quot;formattedCitation&quot;:&quot;(Ara\\uc0\\u250{}jo et al. 2017)&quot;,&quot;plainCitation&quot;:&quot;(Araújo et al. 2017)&quot;,&quot;noteIndex&quot;:0},&quot;citationItems&quot;:[{&quot;id&quot;:441,&quot;uris&quot;:[&quot;http://zotero.org/users/5871544/items/2MLDYXEL&quot;],&quot;uri&quot;:[&quot;http://zotero.org/users/5871544/items/2MLDYXEL&quot;],&quot;itemData&quot;:{&quot;id&quot;:441,&quot;type&quot;:&quot;chapter&quot;,&quot;container-title&quot;:&quot;Modelagem Ecossistêmica para integração e manejo na Bacia de Campos (Atlântico sudoeste)&quot;,&quot;event-place&quot;:&quot;Rio de janeiro&quot;,&quot;ISBN&quot;:&quot;978-85-352-2852-6&quot;,&quot;language&quot;:&quot;Portuguese&quot;,&quot;note&quot;:&quot;DOI: 10.1016/B978-85-352-2852-6.50014-4&quot;,&quot;page&quot;:&quot;131-187&quot;,&quot;publisher&quot;:&quot;Elsevier Brazil&quot;,&quot;publisher-place&quot;:&quot;Rio de janeiro&quot;,&quot;title&quot;:&quot;Modelos Ecopath da plataforma continental e do talude da Bacia de Campos: análise das propriedades ecossistêmicas e do efeito da sazonalidade&quot;,&quot;title-short&quot;:&quot;Modelos Ecopath da plataforma continental e do talude da Bacia de Campos&quot;,&quot;URL&quot;:&quot;https://reader.elsevier.com/reader/sd/pii/B9788535228526500144?token=7A96E0DD6CCDB2D2224CE82DB958E6D9966B87C9D560097580AE22EFDF02CDE19F853E6CA178464031CB3CD32CD624A4&quot;,&quot;volume&quot;:&quot;8&quot;,&quot;author&quot;:[{&quot;family&quot;:&quot;Araújo&quot;,&quot;given&quot;:&quot;J.N.&quot;},{&quot;family&quot;:&quot;Martins&quot;,&quot;given&quot;:&quot;A.S.&quot;},{&quot;family&quot;:&quot;Bonecker&quot;,&quot;given&quot;:&quot;A.C.T.&quot;},{&quot;family&quot;:&quot;Esteves&quot;,&quot;given&quot;:&quot;A.M.&quot;},{&quot;family&quot;:&quot;Tenenbaum&quot;,&quot;given&quot;:&quot;D.R.&quot;},{&quot;family&quot;:&quot;Gonzalez-rodriguez&quot;,&quot;given&quot;:&quot;E.&quot;},{&quot;family&quot;:&quot;Reis&quot;,&quot;given&quot;:&quot;E.R.&quot;},{&quot;family&quot;:&quot;Lavrado&quot;,&quot;given&quot;:&quot;H.P.&quot;},{&quot;family&quot;:&quot;Lima&quot;,&quot;given&quot;:&quot;L.M.&quot;},{&quot;family&quot;:&quot;Costa&quot;,&quot;given&quot;:&quot;P.A.S.&quot;},{&quot;family&quot;:&quot;Paranhos&quot;,&quot;given&quot;:&quot;R.&quot;},{&quot;family&quot;:&quot;Bonecker&quot;,&quot;given&quot;:&quot;S.L.C.&quot;},{&quot;family&quot;:&quot;Disaró&quot;,&quot;given&quot;:&quot;S.T.&quot;},{&quot;family&quot;:&quot;Rodrigues&quot;,&quot;given&quot;:&quot;S.V.&quot;}],&quot;container-author&quot;:[{&quot;family&quot;:&quot;Angelini&quot;,&quot;given&quot;:&quot;Ronaldo&quot;},{&quot;family&quot;:&quot;Araújo&quot;,&quot;given&quot;:&quot;J.N.&quot;},{&quot;family&quot;:&quot;Falcão&quot;,&quot;given&quot;:&quot;Ana Paula&quot;}],&quot;accessed&quot;:{&quot;date-parts&quot;:[[&quot;2019&quot;,12,3]]},&quot;issued&quot;:{&quot;date-parts&quot;:[[&quot;2017&quot;]]}}}],&quot;schema&quot;:&quot;https://github.com/citation-style-language/schema/raw/master/csl-citation.json&quot;} RND1ARt6xPOLf"/><text:span text:style-name="T134">(Ara</text:span><text:span text:style-name="T150">újo et al. 2017)</text:span><text:reference-mark-end text:name="ZOTERO_ITEM CSL_CITATION {&quot;citationID&quot;:&quot;cok8O0Fd&quot;,&quot;properties&quot;:{&quot;formattedCitation&quot;:&quot;(Ara\\uc0\\u250{}jo et al. 2017)&quot;,&quot;plainCitation&quot;:&quot;(Araújo et al. 2017)&quot;,&quot;noteIndex&quot;:0},&quot;citationItems&quot;:[{&quot;id&quot;:441,&quot;uris&quot;:[&quot;http://zotero.org/users/5871544/items/2MLDYXEL&quot;],&quot;uri&quot;:[&quot;http://zotero.org/users/5871544/items/2MLDYXEL&quot;],&quot;itemData&quot;:{&quot;id&quot;:441,&quot;type&quot;:&quot;chapter&quot;,&quot;container-title&quot;:&quot;Modelagem Ecossistêmica para integração e manejo na Bacia de Campos (Atlântico sudoeste)&quot;,&quot;event-place&quot;:&quot;Rio de janeiro&quot;,&quot;ISBN&quot;:&quot;978-85-352-2852-6&quot;,&quot;language&quot;:&quot;Portuguese&quot;,&quot;note&quot;:&quot;DOI: 10.1016/B978-85-352-2852-6.50014-4&quot;,&quot;page&quot;:&quot;131-187&quot;,&quot;publisher&quot;:&quot;Elsevier Brazil&quot;,&quot;publisher-place&quot;:&quot;Rio de janeiro&quot;,&quot;title&quot;:&quot;Modelos Ecopath da plataforma continental e do talude da Bacia de Campos: análise das propriedades ecossistêmicas e do efeito da sazonalidade&quot;,&quot;title-short&quot;:&quot;Modelos Ecopath da plataforma continental e do talude da Bacia de Campos&quot;,&quot;URL&quot;:&quot;https://reader.elsevier.com/reader/sd/pii/B9788535228526500144?token=7A96E0DD6CCDB2D2224CE82DB958E6D9966B87C9D560097580AE22EFDF02CDE19F853E6CA178464031CB3CD32CD624A4&quot;,&quot;volume&quot;:&quot;8&quot;,&quot;author&quot;:[{&quot;family&quot;:&quot;Araújo&quot;,&quot;given&quot;:&quot;J.N.&quot;},{&quot;family&quot;:&quot;Martins&quot;,&quot;given&quot;:&quot;A.S.&quot;},{&quot;family&quot;:&quot;Bonecker&quot;,&quot;given&quot;:&quot;A.C.T.&quot;},{&quot;family&quot;:&quot;Esteves&quot;,&quot;given&quot;:&quot;A.M.&quot;},{&quot;family&quot;:&quot;Tenenbaum&quot;,&quot;given&quot;:&quot;D.R.&quot;},{&quot;family&quot;:&quot;Gonzalez-rodriguez&quot;,&quot;given&quot;:&quot;E.&quot;},{&quot;family&quot;:&quot;Reis&quot;,&quot;given&quot;:&quot;E.R.&quot;},{&quot;family&quot;:&quot;Lavrado&quot;,&quot;given&quot;:&quot;H.P.&quot;},{&quot;family&quot;:&quot;Lima&quot;,&quot;given&quot;:&quot;L.M.&quot;},{&quot;family&quot;:&quot;Costa&quot;,&quot;given&quot;:&quot;P.A.S.&quot;},{&quot;family&quot;:&quot;Paranhos&quot;,&quot;given&quot;:&quot;R.&quot;},{&quot;family&quot;:&quot;Bonecker&quot;,&quot;given&quot;:&quot;S.L.C.&quot;},{&quot;family&quot;:&quot;Disaró&quot;,&quot;given&quot;:&quot;S.T.&quot;},{&quot;family&quot;:&quot;Rodrigues&quot;,&quot;given&quot;:&quot;S.V.&quot;}],&quot;container-author&quot;:[{&quot;family&quot;:&quot;Angelini&quot;,&quot;given&quot;:&quot;Ronaldo&quot;},{&quot;family&quot;:&quot;Araújo&quot;,&quot;given&quot;:&quot;J.N.&quot;},{&quot;family&quot;:&quot;Falcão&quot;,&quot;given&quot;:&quot;Ana Paula&quot;}],&quot;accessed&quot;:{&quot;date-parts&quot;:[[&quot;2019&quot;,12,3]]},&quot;issued&quot;:{&quot;date-parts&quot;:[[&quot;2017&quot;]]}}}],&quot;schema&quot;:&quot;https://github.com/citation-style-language/schema/raw/master/csl-citation.json&quot;} RND1ARt6xPOLf"/><text:span text:style-name="T75">.</text:span></text:p>
      <text:p text:style-name="P24"><text:span text:style-name="T177">Fish b</text:span>iomass accumulation </text:p>
      <text:p text:style-name="P5"><text:span text:style-name="T57">Biomass accumulation of zero for all the groups in the Ecopath model is the same as assuming steady-state with the same biomass the start and at the end of the modeled year. In this study, biomass accumulation values for fish species were calculated as the biomass in one year less previous biomass year averaged over six years </text:span><text:span text:style-name="T58">(2012-2018).</text:span><text:span text:style-name="T57"> The values of biomass accumulation are given in </text:span><text:span text:style-name="T48">Table </text:span><text:span text:style-name="T49">S3, Supplementary materials_1</text:span><text:span text:style-name="T57">. </text:span></text:p>
      <text:p text:style-name="P25"/>
      <text:p text:style-name="P39"><text:span text:style-name="T60">Development of temporal simulations using </text:span><text:span text:style-name="T59">E</text:span><text:span text:style-name="T60">cosim</text:span><text:span text:style-name="T84"> </text:span><text:span text:style-name="T59">module</text:span></text:p>
      <text:p text:style-name="Standard"><text:span text:style-name="T33">In the time dynamic module of EwE (Ecosim), dynamics of a state variable are defined with a differential equation composed of sources and sink terms. Each state variable represents the biomass of a functional group </text:span><text:reference-mark-start text:name="ZOTERO_ITEM CSL_CITATION {&quot;citationID&quot;:&quot;JDoHRsA5&quot;,&quot;properties&quot;:{&quot;formattedCitation&quot;:&quot;(Christensen and Walters 2004)&quot;,&quot;plainCitation&quot;:&quot;(Christensen and Walters 2004)&quot;,&quot;noteIndex&quot;:0},&quot;citationItems&quot;:[{&quot;id&quot;:40,&quot;uris&quot;:[&quot;http://zotero.org/users/5871544/items/S67DPTCQ&quot;],&quot;uri&quot;:[&quot;http://zotero.org/users/5871544/items/S67DPTCQ&quot;],&quot;itemData&quot;:{&quot;id&quot;:40,&quot;type&quot;:&quot;article-journal&quot;,&quot;container-title&quot;:&quot;Ecological Modelling&quot;,&quot;DOI&quot;:&quot;https://doi.org/10.1016/j.ecolmodel.2003.09.003&quot;,&quot;ISSN&quot;:&quot;0304-3800&quot;,&quot;issue&quot;:&quot;2-4&quot;,&quot;journalAbbreviation&quot;:&quot;Ecol. Model.&quot;,&quot;page&quot;:&quot;109-139&quot;,&quot;title&quot;:&quot;Ecopath with Ecosim: methods, capabilities and limitations&quot;,&quot;volume&quot;:&quot;172&quot;,&quot;author&quot;:[{&quot;family&quot;:&quot;Christensen&quot;,&quot;given&quot;:&quot;Villy&quot;},{&quot;family&quot;:&quot;Walters&quot;,&quot;given&quot;:&quot;Carl J.&quot;}],&quot;issued&quot;:{&quot;date-parts&quot;:[[&quot;2004&quot;]]}}}],&quot;schema&quot;:&quot;https://github.com/citation-style-language/schema/raw/master/csl-citation.json&quot;} RNDxhIJKgcfM1"/><text:span text:style-name="T33">(Christensen and Walters 2004)</text:span><text:reference-mark-end text:name="ZOTERO_ITEM CSL_CITATION {&quot;citationID&quot;:&quot;JDoHRsA5&quot;,&quot;properties&quot;:{&quot;formattedCitation&quot;:&quot;(Christensen and Walters 2004)&quot;,&quot;plainCitation&quot;:&quot;(Christensen and Walters 2004)&quot;,&quot;noteIndex&quot;:0},&quot;citationItems&quot;:[{&quot;id&quot;:40,&quot;uris&quot;:[&quot;http://zotero.org/users/5871544/items/S67DPTCQ&quot;],&quot;uri&quot;:[&quot;http://zotero.org/users/5871544/items/S67DPTCQ&quot;],&quot;itemData&quot;:{&quot;id&quot;:40,&quot;type&quot;:&quot;article-journal&quot;,&quot;container-title&quot;:&quot;Ecological Modelling&quot;,&quot;DOI&quot;:&quot;https://doi.org/10.1016/j.ecolmodel.2003.09.003&quot;,&quot;ISSN&quot;:&quot;0304-3800&quot;,&quot;issue&quot;:&quot;2-4&quot;,&quot;journalAbbreviation&quot;:&quot;Ecol. Model.&quot;,&quot;page&quot;:&quot;109-139&quot;,&quot;title&quot;:&quot;Ecopath with Ecosim: methods, capabilities and limitations&quot;,&quot;volume&quot;:&quot;172&quot;,&quot;author&quot;:[{&quot;family&quot;:&quot;Christensen&quot;,&quot;given&quot;:&quot;Villy&quot;},{&quot;family&quot;:&quot;Walters&quot;,&quot;given&quot;:&quot;Carl J.&quot;}],&quot;issued&quot;:{&quot;date-parts&quot;:[[&quot;2004&quot;]]}}}],&quot;schema&quot;:&quot;https://github.com/citation-style-language/schema/raw/master/csl-citation.json&quot;} RNDxhIJKgcfM1"/><text:span text:style-name="T33">. The definition of such a differential equation in Ecosim is as follows:</text:span></text:p>
      <text:p text:style-name="P34"><draw:frame draw:style-name="fr1" draw:name="Object6" text:anchor-type="as-char" svg:width="2.9957in" svg:height="0.4492in" draw:z-index="1"><draw:object xlink:href="./Object 2" xlink:type="simple" xlink:show="embed" xlink:actuate="onLoad"/><draw:image xlink:href="./ObjectReplacements/Object 2" xlink:type="simple" xlink:show="embed" xlink:actuate="onLoad"/><svg:desc>formula</svg:desc></draw:frame><text:tab/><text:tab/><text:span text:style-name="T180">(2)</text:span></text:p>
      <text:p text:style-name="Standard"><text:span text:style-name="T33">where </text:span><text:span text:style-name="T36">d</text:span><text:span text:style-name="T33">B</text:span><text:span text:style-name="T80">i</text:span><text:span text:style-name="T33">/d</text:span><text:span text:style-name="T36">t </text:span><text:span text:style-name="T33">is the rate of change of biomass (B) of group </text:span><text:span text:style-name="T36">i</text:span><text:span text:style-name="T33"> over time t, γ is the growth efficiency of group </text:span><text:span text:style-name="T36">i</text:span><text:span text:style-name="T33">, </text:span><text:span text:style-name="T38">∑</text:span><text:span text:style-name="T33"> Q</text:span><text:span text:style-name="T80">ji</text:span><text:span text:style-name="T33"> is the sum of the consumptions of group </text:span><text:span text:style-name="T36">i</text:span><text:span text:style-name="T33"> over all of its preys, </text:span><text:span text:style-name="T38">∑</text:span><text:span text:style-name="T33"> Q</text:span><text:span text:style-name="T80">ij</text:span><text:span text:style-name="T33"> is the sum of the predation on group </text:span><text:span text:style-name="T36">i</text:span><text:span text:style-name="T33"> by all of its predators, I is the immigration, M is the non-predation mortality and </text:span><text:span text:style-name="T36">e</text:span><text:span text:style-name="T33"> is the emigration rate of group </text:span><text:span text:style-name="T36">i</text:span><text:span text:style-name="T33"> </text:span><text:reference-mark-start text:name="ZOTERO_ITEM CSL_CITATION {&quot;citationID&quot;:&quot;0NBer5zN&quot;,&quot;properties&quot;:{&quot;formattedCitation&quot;:&quot;(Christensen and Walters 2004)&quot;,&quot;plainCitation&quot;:&quot;(Christensen and Walters 2004)&quot;,&quot;noteIndex&quot;:0},&quot;citationItems&quot;:[{&quot;id&quot;:40,&quot;uris&quot;:[&quot;http://zotero.org/users/5871544/items/S67DPTCQ&quot;],&quot;uri&quot;:[&quot;http://zotero.org/users/5871544/items/S67DPTCQ&quot;],&quot;itemData&quot;:{&quot;id&quot;:40,&quot;type&quot;:&quot;article-journal&quot;,&quot;container-title&quot;:&quot;Ecological Modelling&quot;,&quot;DOI&quot;:&quot;https://doi.org/10.1016/j.ecolmodel.2003.09.003&quot;,&quot;ISSN&quot;:&quot;0304-3800&quot;,&quot;issue&quot;:&quot;2-4&quot;,&quot;journalAbbreviation&quot;:&quot;Ecol. Model.&quot;,&quot;page&quot;:&quot;109-139&quot;,&quot;title&quot;:&quot;Ecopath with Ecosim: methods, capabilities and limitations&quot;,&quot;volume&quot;:&quot;172&quot;,&quot;author&quot;:[{&quot;family&quot;:&quot;Christensen&quot;,&quot;given&quot;:&quot;Villy&quot;},{&quot;family&quot;:&quot;Walters&quot;,&quot;given&quot;:&quot;Carl J.&quot;}],&quot;issued&quot;:{&quot;date-parts&quot;:[[&quot;2004&quot;]]}}}],&quot;schema&quot;:&quot;https://github.com/citation-style-language/schema/raw/master/csl-citation.json&quot;} RNDVrXEhAU1Dm"/><text:span text:style-name="T33">(Christensen and Walters 2004)</text:span><text:reference-mark-end text:name="ZOTERO_ITEM CSL_CITATION {&quot;citationID&quot;:&quot;0NBer5zN&quot;,&quot;properties&quot;:{&quot;formattedCitation&quot;:&quot;(Christensen and Walters 2004)&quot;,&quot;plainCitation&quot;:&quot;(Christensen and Walters 2004)&quot;,&quot;noteIndex&quot;:0},&quot;citationItems&quot;:[{&quot;id&quot;:40,&quot;uris&quot;:[&quot;http://zotero.org/users/5871544/items/S67DPTCQ&quot;],&quot;uri&quot;:[&quot;http://zotero.org/users/5871544/items/S67DPTCQ&quot;],&quot;itemData&quot;:{&quot;id&quot;:40,&quot;type&quot;:&quot;article-journal&quot;,&quot;container-title&quot;:&quot;Ecological Modelling&quot;,&quot;DOI&quot;:&quot;https://doi.org/10.1016/j.ecolmodel.2003.09.003&quot;,&quot;ISSN&quot;:&quot;0304-3800&quot;,&quot;issue&quot;:&quot;2-4&quot;,&quot;journalAbbreviation&quot;:&quot;Ecol. Model.&quot;,&quot;page&quot;:&quot;109-139&quot;,&quot;title&quot;:&quot;Ecopath with Ecosim: methods, capabilities and limitations&quot;,&quot;volume&quot;:&quot;172&quot;,&quot;author&quot;:[{&quot;family&quot;:&quot;Christensen&quot;,&quot;given&quot;:&quot;Villy&quot;},{&quot;family&quot;:&quot;Walters&quot;,&quot;given&quot;:&quot;Carl J.&quot;}],&quot;issued&quot;:{&quot;date-parts&quot;:[[&quot;2004&quot;]]}}}],&quot;schema&quot;:&quot;https://github.com/citation-style-language/schema/raw/master/csl-citation.json&quot;} RNDVrXEhAU1Dm"/><text:span text:style-name="T33">. Consumption rate (Q</text:span><text:span text:style-name="T80">ij</text:span><text:span text:style-name="T33">)</text:span><text:span text:style-name="T80"> </text:span><text:span text:style-name="T33">is defined on the basis of biomasses of predator and prey in a form that represents a modified version of the Holling type I functional response in order to consider only the part of the biomass of the prey </text:span><text:span text:style-name="T36">i</text:span><text:span text:style-name="T33"> that is accessible to the predator</text:span><text:span text:style-name="T36"> j</text:span><text:span text:style-name="T33"> </text:span><text:reference-mark-start text:name="ZOTERO_ITEM CSL_CITATION {&quot;citationID&quot;:&quot;eJ96DpBf&quot;,&quot;properties&quot;:{&quot;formattedCitation&quot;:&quot;(Ahrens et al. 2012)&quot;,&quot;plainCitation&quot;:&quot;(Ahrens et al. 2012)&quot;,&quot;noteIndex&quot;:0},&quot;citationItems&quot;:[{&quot;id&quot;:2,&quot;uris&quot;:[&quot;http://zotero.org/users/5871544/items/3D9UWHJN&quot;],&quot;uri&quot;:[&quot;http://zotero.org/users/5871544/items/3D9UWHJN&quot;],&quot;itemData&quot;:{&quot;id&quot;:2,&quot;type&quot;:&quot;article-journal&quot;,&quot;container-title&quot;:&quot;Fish and Fisheries&quot;,&quot;DOI&quot;:&quot;https://doi.org/10.1111/j.1467-2979.2011.00432.x&quot;,&quot;ISSN&quot;:&quot;1467-2979&quot;,&quot;issue&quot;:&quot;1&quot;,&quot;journalAbbreviation&quot;:&quot;Fish and Fish.&quot;,&quot;page&quot;:&quot;41-59&quot;,&quot;title&quot;:&quot;Foraging arena theory&quot;,&quot;volume&quot;:&quot;13&quot;,&quot;author&quot;:[{&quot;family&quot;:&quot;Ahrens&quot;,&quot;given&quot;:&quot;Robert NM&quot;},{&quot;family&quot;:&quot;Walters&quot;,&quot;given&quot;:&quot;Carl J.&quot;},{&quot;family&quot;:&quot;Christensen&quot;,&quot;given&quot;:&quot;Villy&quot;}],&quot;issued&quot;:{&quot;date-parts&quot;:[[&quot;2012&quot;]]}}}],&quot;schema&quot;:&quot;https://github.com/citation-style-language/schema/raw/master/csl-citation.json&quot;} RND160tQadRN4"/><text:span text:style-name="T33">(Ahrens et al. 2012)</text:span><text:reference-mark-end text:name="ZOTERO_ITEM CSL_CITATION {&quot;citationID&quot;:&quot;eJ96DpBf&quot;,&quot;properties&quot;:{&quot;formattedCitation&quot;:&quot;(Ahrens et al. 2012)&quot;,&quot;plainCitation&quot;:&quot;(Ahrens et al. 2012)&quot;,&quot;noteIndex&quot;:0},&quot;citationItems&quot;:[{&quot;id&quot;:2,&quot;uris&quot;:[&quot;http://zotero.org/users/5871544/items/3D9UWHJN&quot;],&quot;uri&quot;:[&quot;http://zotero.org/users/5871544/items/3D9UWHJN&quot;],&quot;itemData&quot;:{&quot;id&quot;:2,&quot;type&quot;:&quot;article-journal&quot;,&quot;container-title&quot;:&quot;Fish and Fisheries&quot;,&quot;DOI&quot;:&quot;https://doi.org/10.1111/j.1467-2979.2011.00432.x&quot;,&quot;ISSN&quot;:&quot;1467-2979&quot;,&quot;issue&quot;:&quot;1&quot;,&quot;journalAbbreviation&quot;:&quot;Fish and Fish.&quot;,&quot;page&quot;:&quot;41-59&quot;,&quot;title&quot;:&quot;Foraging arena theory&quot;,&quot;volume&quot;:&quot;13&quot;,&quot;author&quot;:[{&quot;family&quot;:&quot;Ahrens&quot;,&quot;given&quot;:&quot;Robert NM&quot;},{&quot;family&quot;:&quot;Walters&quot;,&quot;given&quot;:&quot;Carl J.&quot;},{&quot;family&quot;:&quot;Christensen&quot;,&quot;given&quot;:&quot;Villy&quot;}],&quot;issued&quot;:{&quot;date-parts&quot;:[[&quot;2012&quot;]]}}}],&quot;schema&quot;:&quot;https://github.com/citation-style-language/schema/raw/master/csl-citation.json&quot;} RND160tQadRN4"/><text:span text:style-name="T33">. For each trophic interaction, the accessible biomass is dynamically defined on the basis of a parameter called “vulnerability” (for details, refer to </text:span><text:reference-mark-start text:name="ZOTERO_ITEM CSL_CITATION {&quot;citationID&quot;:&quot;kZTuiRQk&quot;,&quot;properties&quot;:{&quot;custom&quot;:&quot;Walters and Christensen 2007&quot;,&quot;formattedCitation&quot;:&quot;Walters and Christensen 2007&quot;,&quot;plainCitation&quot;:&quot;Walters and Christensen 2007&quot;,&quot;noteIndex&quot;:0},&quot;citationItems&quot;:[{&quot;id&quot;:367,&quot;uris&quot;:[&quot;http://zotero.org/users/5871544/items/SFVXQQQ2&quot;],&quot;uri&quot;:[&quot;http://zotero.org/users/5871544/items/SFVXQQQ2&quot;],&quot;itemData&quot;:{&quot;id&quot;:367,&quot;type&quot;:&quot;article-journal&quot;,&quot;abstract&quot;:&quot;We update the Ecopath with Ecosim software for aquatic ecosystem modeling to allow users to represent intensification of inter-specific competition through shared use of space–time restricted foraging arenas, as well as predation occurring in periodic short feeding bouts rather than continuously over time. Our study indicates that assuming shared use of foraging arenas can have pathological impact on the ability of ecosystem models to predict maintenance of biological diversity in complex food webs, in cases where multiple predators have similar diet compositions but in fact avoid direct competition through fine-scale separation of feeding locations or times. We further find that the assumption of bout feeding leads to essentially the same predictions about how predation rates ought to vary with predator abundances as does the more unrealistic assumption of continuous feeding.&quot;,&quot;container-title&quot;:&quot;Ecological Modelling&quot;,&quot;DOI&quot;:&quot;10.1016/j.ecolmodel.2007.06.025&quot;,&quot;ISSN&quot;:&quot;0304-3800&quot;,&quot;issue&quot;:&quot;2&quot;,&quot;journalAbbreviation&quot;:&quot;Ecological Modelling&quot;,&quot;language&quot;:&quot;en&quot;,&quot;page&quot;:&quot;342-350&quot;,&quot;source&quot;:&quot;ScienceDirect&quot;,&quot;title&quot;:&quot;Adding realism to foraging arena predictions of trophic flow rates in Ecosim ecosystem models: Shared foraging arenas and bout feeding&quot;,&quot;title-short&quot;:&quot;Adding realism to foraging arena predictions of trophic flow rates in Ecosim ecosystem models&quot;,&quot;URL&quot;:&quot;http://www.sciencedirect.com/science/article/pii/S0304380007003493&quot;,&quot;volume&quot;:&quot;209&quot;,&quot;author&quot;:[{&quot;family&quot;:&quot;Walters&quot;,&quot;given&quot;:&quot;Carl&quot;},{&quot;family&quot;:&quot;Christensen&quot;,&quot;given&quot;:&quot;Villy&quot;}],&quot;accessed&quot;:{&quot;date-parts&quot;:[[&quot;2019&quot;,11,26]]},&quot;issued&quot;:{&quot;date-parts&quot;:[[&quot;2007&quot;,12,16]]}}}],&quot;schema&quot;:&quot;https://github.com/citation-style-language/schema/raw/master/csl-citation.json&quot;} RND5tPRkiE7gF"/><text:span text:style-name="T33">Walters and Christensen 2007</text:span><text:reference-mark-end text:name="ZOTERO_ITEM CSL_CITATION {&quot;citationID&quot;:&quot;kZTuiRQk&quot;,&quot;properties&quot;:{&quot;custom&quot;:&quot;Walters and Christensen 2007&quot;,&quot;formattedCitation&quot;:&quot;Walters and Christensen 2007&quot;,&quot;plainCitation&quot;:&quot;Walters and Christensen 2007&quot;,&quot;noteIndex&quot;:0},&quot;citationItems&quot;:[{&quot;id&quot;:367,&quot;uris&quot;:[&quot;http://zotero.org/users/5871544/items/SFVXQQQ2&quot;],&quot;uri&quot;:[&quot;http://zotero.org/users/5871544/items/SFVXQQQ2&quot;],&quot;itemData&quot;:{&quot;id&quot;:367,&quot;type&quot;:&quot;article-journal&quot;,&quot;abstract&quot;:&quot;We update the Ecopath with Ecosim software for aquatic ecosystem modeling to allow users to represent intensification of inter-specific competition through shared use of space–time restricted foraging arenas, as well as predation occurring in periodic short feeding bouts rather than continuously over time. Our study indicates that assuming shared use of foraging arenas can have pathological impact on the ability of ecosystem models to predict maintenance of biological diversity in complex food webs, in cases where multiple predators have similar diet compositions but in fact avoid direct competition through fine-scale separation of feeding locations or times. We further find that the assumption of bout feeding leads to essentially the same predictions about how predation rates ought to vary with predator abundances as does the more unrealistic assumption of continuous feeding.&quot;,&quot;container-title&quot;:&quot;Ecological Modelling&quot;,&quot;DOI&quot;:&quot;10.1016/j.ecolmodel.2007.06.025&quot;,&quot;ISSN&quot;:&quot;0304-3800&quot;,&quot;issue&quot;:&quot;2&quot;,&quot;journalAbbreviation&quot;:&quot;Ecological Modelling&quot;,&quot;language&quot;:&quot;en&quot;,&quot;page&quot;:&quot;342-350&quot;,&quot;source&quot;:&quot;ScienceDirect&quot;,&quot;title&quot;:&quot;Adding realism to foraging arena predictions of trophic flow rates in Ecosim ecosystem models: Shared foraging arenas and bout feeding&quot;,&quot;title-short&quot;:&quot;Adding realism to foraging arena predictions of trophic flow rates in Ecosim ecosystem models&quot;,&quot;URL&quot;:&quot;http://www.sciencedirect.com/science/article/pii/S0304380007003493&quot;,&quot;volume&quot;:&quot;209&quot;,&quot;author&quot;:[{&quot;family&quot;:&quot;Walters&quot;,&quot;given&quot;:&quot;Carl&quot;},{&quot;family&quot;:&quot;Christensen&quot;,&quot;given&quot;:&quot;Villy&quot;}],&quot;accessed&quot;:{&quot;date-parts&quot;:[[&quot;2019&quot;,11,26]]},&quot;issued&quot;:{&quot;date-parts&quot;:[[&quot;2007&quot;,12,16]]}}}],&quot;schema&quot;:&quot;https://github.com/citation-style-language/schema/raw/master/csl-citation.json&quot;} RND5tPRkiE7gF"/><text:span text:style-name="T33">; </text:span><text:reference-mark-start text:name="ZOTERO_ITEM CSL_CITATION {&quot;citationID&quot;:&quot;fCalTSTx&quot;,&quot;properties&quot;:{&quot;custom&quot;:&quot;Ahrens et al. 2012&quot;,&quot;formattedCitation&quot;:&quot;Ahrens et al. 2012&quot;,&quot;plainCitation&quot;:&quot;Ahrens et al. 2012&quot;,&quot;noteIndex&quot;:0},&quot;citationItems&quot;:[{&quot;id&quot;:2,&quot;uris&quot;:[&quot;http://zotero.org/users/5871544/items/3D9UWHJN&quot;],&quot;uri&quot;:[&quot;http://zotero.org/users/5871544/items/3D9UWHJN&quot;],&quot;itemData&quot;:{&quot;id&quot;:2,&quot;type&quot;:&quot;article-journal&quot;,&quot;container-title&quot;:&quot;Fish and Fisheries&quot;,&quot;DOI&quot;:&quot;https://doi.org/10.1111/j.1467-2979.2011.00432.x&quot;,&quot;ISSN&quot;:&quot;1467-2979&quot;,&quot;issue&quot;:&quot;1&quot;,&quot;journalAbbreviation&quot;:&quot;Fish and Fish.&quot;,&quot;page&quot;:&quot;41-59&quot;,&quot;title&quot;:&quot;Foraging arena theory&quot;,&quot;volume&quot;:&quot;13&quot;,&quot;author&quot;:[{&quot;family&quot;:&quot;Ahrens&quot;,&quot;given&quot;:&quot;Robert NM&quot;},{&quot;family&quot;:&quot;Walters&quot;,&quot;given&quot;:&quot;Carl J.&quot;},{&quot;family&quot;:&quot;Christensen&quot;,&quot;given&quot;:&quot;Villy&quot;}],&quot;issued&quot;:{&quot;date-parts&quot;:[[&quot;2012&quot;]]}}}],&quot;schema&quot;:&quot;https://github.com/citation-style-language/schema/raw/master/csl-citation.json&quot;} RNDgjCQN2PhcI"/><text:span text:style-name="T33">Ahrens et al. 2012</text:span><text:reference-mark-end text:name="ZOTERO_ITEM CSL_CITATION {&quot;citationID&quot;:&quot;fCalTSTx&quot;,&quot;properties&quot;:{&quot;custom&quot;:&quot;Ahrens et al. 2012&quot;,&quot;formattedCitation&quot;:&quot;Ahrens et al. 2012&quot;,&quot;plainCitation&quot;:&quot;Ahrens et al. 2012&quot;,&quot;noteIndex&quot;:0},&quot;citationItems&quot;:[{&quot;id&quot;:2,&quot;uris&quot;:[&quot;http://zotero.org/users/5871544/items/3D9UWHJN&quot;],&quot;uri&quot;:[&quot;http://zotero.org/users/5871544/items/3D9UWHJN&quot;],&quot;itemData&quot;:{&quot;id&quot;:2,&quot;type&quot;:&quot;article-journal&quot;,&quot;container-title&quot;:&quot;Fish and Fisheries&quot;,&quot;DOI&quot;:&quot;https://doi.org/10.1111/j.1467-2979.2011.00432.x&quot;,&quot;ISSN&quot;:&quot;1467-2979&quot;,&quot;issue&quot;:&quot;1&quot;,&quot;journalAbbreviation&quot;:&quot;Fish and Fish.&quot;,&quot;page&quot;:&quot;41-59&quot;,&quot;title&quot;:&quot;Foraging arena theory&quot;,&quot;volume&quot;:&quot;13&quot;,&quot;author&quot;:[{&quot;family&quot;:&quot;Ahrens&quot;,&quot;given&quot;:&quot;Robert NM&quot;},{&quot;family&quot;:&quot;Walters&quot;,&quot;given&quot;:&quot;Carl J.&quot;},{&quot;family&quot;:&quot;Christensen&quot;,&quot;given&quot;:&quot;Villy&quot;}],&quot;issued&quot;:{&quot;date-parts&quot;:[[&quot;2012&quot;]]}}}],&quot;schema&quot;:&quot;https://github.com/citation-style-language/schema/raw/master/csl-citation.json&quot;} RNDgjCQN2PhcI"/><text:span text:style-name="T33">). <text:s/>For each predator-prey interaction, consumption rates are calculated as </text:span><text:span text:style-name="T34">(3)</text:span><text:span text:style-name="T33">: </text:span></text:p>
      <text:p text:style-name="P34"><draw:frame draw:style-name="fr1" draw:name="Object1" text:anchor-type="as-char" svg:width="4.3165in" svg:height="0.4425in" draw:z-index="2"><draw:object xlink:href="./Object 5" xlink:type="simple" xlink:show="embed" xlink:actuate="onLoad"/><draw:image xlink:href="./ObjectReplacements/Object 5" xlink:type="simple" xlink:show="embed" xlink:actuate="onLoad"/><svg:desc>formula</svg:desc></draw:frame></text:p>
      <text:p text:style-name="P36"><text:span text:style-name="T39"><text:s/></text:span><text:span text:style-name="T33">where a</text:span><text:span text:style-name="T80">ij</text:span><text:span text:style-name="T33"> is the rate of effective search for prey (</text:span><text:span text:style-name="T36">i</text:span><text:span text:style-name="T33">) by predator (</text:span><text:span text:style-name="T36">j</text:span><text:span text:style-name="T33">), vij is the vulnerability parameter, T</text:span><text:span text:style-name="T80">i</text:span><text:span text:style-name="T33"> represents prey relative feeding time, T</text:span><text:span text:style-name="T80">j</text:span><text:span text:style-name="T33"> is the predator relative feeding time, B</text:span><text:span text:style-name="T80">i</text:span><text:span text:style-name="T33"> is prey biomass, P</text:span><text:span text:style-name="T80">j</text:span><text:span text:style-name="T33"> is predator abundance, M</text:span><text:span text:style-name="T80">ij</text:span><text:span text:style-name="T33"> is the mediation forcing effects, and D</text:span><text:span text:style-name="T80">j</text:span><text:span text:style-name="T33"> represents effects of handing time as a limit to consumption rate. Environmental response functions (</text:span><text:span text:style-name="T36">Env</text:span><text:span text:style-name="T81">function</text:span><text:span text:style-name="T36">, t</text:span><text:span text:style-name="T33">), which represent the tolerance relationship of a species to an environmental parameter (here defined with a minimum and maximum levels and the </text:span><text:span text:style-name="T35">5</text:span><text:span text:style-name="T33">th and 90th preferable percentiles), can be used to account for environmental drivers that </text:span><text:soft-page-break/><text:span text:style-name="T33">change overtime, such as temperature. </text:span><text:span text:style-name="T96">It has to be noted that in EwE, non-living compartments (</text:span><text:span text:style-name="T97">d</text:span><text:span text:style-name="T96">etritus) are set to be flow-based so their dynamic is almost insensitive to their initial biomass.</text:span><text:span text:style-name="T33"> </text:span><text:span text:style-name="T35">In this study, </text:span><text:span text:style-name="T63">Ecosim </text:span><text:span text:style-name="T64">module </text:span><text:span text:style-name="T63">was used to create time dynamic simulations, as initially </text:span><text:span text:style-name="T64">represented</text:span><text:span text:style-name="T62"> by the mass-balanced Ecopath model </text:span><text:span text:style-name="T64">for 2012 year</text:span><text:span text:style-name="T62">, in response to observed data (</text:span><text:span text:style-name="T159">2012-2018</text:span><text:span text:style-name="T62">) and ocean warming scenarios (201</text:span><text:span text:style-name="T64">8-</text:span><text:span text:style-name="T62">2100).</text:span></text:p>
      <text:p text:style-name="P68">Model fitting </text:p>
      <text:p text:style-name="P42"><text:span text:style-name="T87">The Rocas Atoll Ecopath model for the reference year 2012 was fitted to the fish time series (14 species, period 2012-2018) by conducting vulnerability parameters searches for each predator/prey diet combination. Vulnerability parameters are estimated using an optimization search routine in Ecosim, which reduces the sum of squares difference between the predicted and observed data </text:span><text:bookmark-start text:name="__UnoMark__49142_2234826371"/><text:bookmark-start text:name="__UnoMark__49902_2234826371"/><text:bookmark-start text:name="__UnoMark__50674_2234826371"/><text:span text:style-name="T87">(Scott et al. 2016)</text:span><text:bookmark-end text:name="__UnoMark__49142_2234826371"/><text:bookmark-end text:name="__UnoMark__49902_2234826371"/><text:bookmark-end text:name="__UnoMark__50674_2234826371"/><text:span text:style-name="T87">. The ‘best-fit’ model is found and determined by the minimum difference between model predictions to time-series observations using the weighted sum of squared differences (SS) and the Akaike Information Criterion (AIC) </text:span><text:bookmark-start text:name="__UnoMark__49143_2234826371"/><text:bookmark-start text:name="__UnoMark__49903_2234826371"/><text:bookmark-start text:name="__UnoMark__50675_2234826371"/><text:span text:style-name="T87">(Akaike 1974)</text:span><text:bookmark-end text:name="__UnoMark__49143_2234826371"/><text:bookmark-end text:name="__UnoMark__49903_2234826371"/><text:bookmark-end text:name="__UnoMark__50675_2234826371"/><text:span text:style-name="T87">, which penalizes for fitting too many parameters based on the number of time series available for estimating the SS. </text:span></text:p>
      <text:p text:style-name="P71">Fish biomass dynamics projections under ocean warming scenarios</text:p>
      <text:p text:style-name="P42"><text:span text:style-name="T87">Future </text:span>sea surface temperature<text:span text:style-name="T87"> projections were extracted from the Royal Netherlands Meteorological Institute Climate Explorer portal (http://climexp.knmi.nl) within the study area rectangle from the climate changing multi-model ensemble means (RCP2.6, RCP4.5 and RCP8.5 scenarios, Fig. S2, Supplementary Materials_2). Thirty-two model outputs, sourced from the Coupled Model Intercomparison Project phase 5 (CMIP5), were extracted for the study area with temperatures fluctuating around their mean.</text:span></text:p>
      <text:p text:style-name="P59"><text:span text:style-name="T87">Optimal temperatures and tolerances were defined for each species using estimates for minimum and maximum preferable and survivable temperatures from AquaMaps </text:span><text:bookmark-start text:name="__UnoMark__49161_2234826371"/><text:bookmark-start text:name="__UnoMark__49921_2234826371"/><text:bookmark-start text:name="__UnoMark__50693_2234826371"/><text:span text:style-name="T87">(Kaschner et al. 2019)</text:span><text:bookmark-end text:name="__UnoMark__49161_2234826371"/><text:bookmark-end text:name="__UnoMark__49921_2234826371"/><text:bookmark-end text:name="__UnoMark__50693_2234826371"/><text:span text:style-name="T87">. </text:span>Optimum temperatures were calculated by averaging 10th and 90th preferable temperature quantiles (Supplementary materials_2, Fig. S3). For groups with multiple species, temperature parameters were averaged and weighted by biomass. I<text:span text:style-name="T32">n Ecosim, optimal temperatures and tolerances were included as species temperature Gaussian response functions, as has already been done in other research using the Ewe approach in analyzing the temporal dynamics of fish biomass under increasing sea temperature </text:span><text:bookmark-start text:name="__UnoMark__49144_2234826371"/><text:bookmark-start text:name="__UnoMark__49904_2234826371"/><text:bookmark-start text:name="__UnoMark__50676_2234826371"/>(Bentley et al. 2017; Serpetti et al. 2017; Corrales et al. 2018)<text:bookmark-end text:name="__UnoMark__49144_2234826371"/><text:bookmark-end text:name="__UnoMark__49904_2234826371"/><text:bookmark-end text:name="__UnoMark__50676_2234826371"/><text:span text:style-name="T32">. The Gaussian function has been used widely throughout optimality studies of thermal performance curves </text:span><text:bookmark-start text:name="__UnoMark__49146_2234826371"/><text:bookmark-start text:name="__UnoMark__49906_2234826371"/><text:bookmark-start text:name="__UnoMark__50678_2234826371"/><text:span text:style-name="T32">(Cheung et al. 2009; Sunday et al. 2012; Betini et al. 2019)</text:span><text:bookmark-end text:name="__UnoMark__49146_2234826371"/><text:bookmark-end text:name="__UnoMark__49906_2234826371"/><text:bookmark-end text:name="__UnoMark__50678_2234826371"/><text:span text:style-name="T32">. </text:span></text:p>
      <text:p text:style-name="P59"><text:span text:style-name="T87">The intercept between each specific response function and the annual water temperature were used to calculate a factor to modify the predator consumption rates with a maximum multiplier of 1 which </text:span><text:soft-page-break/><text:span text:style-name="T87">declines as the water temperature deviates from the optimum at a rate determined by the function standard deviations </text:span><text:bookmark-start text:name="__UnoMark__49148_2234826371"/><text:bookmark-start text:name="__UnoMark__49908_2234826371"/><text:bookmark-start text:name="__UnoMark__50680_2234826371"/><text:span text:style-name="T87">(Bentley et al. 2017)</text:span><text:bookmark-end text:name="__UnoMark__49148_2234826371"/><text:bookmark-end text:name="__UnoMark__49908_2234826371"/><text:bookmark-end text:name="__UnoMark__50680_2234826371"/><text:span text:style-name="T87">.</text:span></text:p>
      <text:p text:style-name="P69">Assessing uncertainty</text:p>
      <text:p text:style-name="P46"><text:span text:style-name="T107">The Monte Carlo routine in Ecosim was used to perform sensitivity analyses for <text:s/>projections of biomass dynamics under ocean warming. This routine tests the sensitivity of Ecosim's output to Ecopath input parameters by drawing input parameters from a uniform distribution centered on the base Ecopath value with the coefficients of variation set to default 0.1 </text:span><text:bookmark-start text:name="__UnoMark__50673_2234826371"/><text:bookmark-start text:name="__UnoMark__49901_2234826371"/><text:bookmark-start text:name="__UnoMark__49141_2234826371"/><text:span text:style-name="T107">(Christensen and Walters 2004)</text:span><text:bookmark-end text:name="__UnoMark__50673_2234826371"/><text:bookmark-end text:name="__UnoMark__49901_2234826371"/><text:bookmark-end text:name="__UnoMark__49141_2234826371"/><text:span text:style-name="T107">. In our study, we set coefficients of variation as 0.1 for P/B, Q/B, and Biomass Accumulation parameters. Fish biomass coefficients of variation were defined as the ratio between the standard deviation and the mean of each fish time series </text:span><text:span text:style-name="T108">(Supplementary materials_2, Table S2)</text:span><text:span text:style-name="T107">. We ran 250 Monte Carlo simulations for each scenario based on coefficients of variation to determine the </text:span><text:span text:style-name="T108">95% confidence intervals.</text:span></text:p>
      <text:p text:style-name="P51"/>
      <text:p text:style-name="P52"><text:span text:style-name="T61">References</text:span><text:span text:style-name="T52"> </text:span></text:p>
      <text:section text:style-name="Sect1" text:name="ZOTERO_BIBL {&quot;uncited&quot;:[],&quot;omitted&quot;:[],&quot;custom&quot;:[]} CSL_BIBLIOGRAPHY RND7kXiduEkhR">
        <text:p text:style-name="Bibliography_20_1">Ahrens RN, Walters CJ, Christensen V (2012) Foraging arena theory. Fish Fish 13:41–59. https://doi.org/10.1111/j.1467-2979.2011.00432.x</text:p>
        <text:p text:style-name="Bibliography_20_1">Akaike H (1974) A new look at the statistical model identification. IEEE Trans Autom Control 19:716–723. https://doi.org/10.1109/TAC.1974.1100705</text:p>
        <text:p text:style-name="Bibliography_20_1">Amarasekare P (2015) Effects of temperature on consumer–resource interactions. J Anim Ecol 84:665–679. https://doi.org/10.1111/1365-2656.12320</text:p>
        <text:p text:style-name="Bibliography_20_1">Andrades RC (2018) Nicho e endemismo em ambientes entremarés recifais: uma abordagem utilizando isótopos estáveis. Doctoral Thesis, Federal University of Espirito Santo</text:p>
        <text:p text:style-name="Bibliography_20_1">Araújo JN, Martins AS, Bonecker ACT, et al (2017) Modelos Ecopath da plataforma continental e do talude da Bacia de Campos: análise das propriedades ecossistêmicas e do efeito da sazonalidade. In: Modelagem Ecossistêmica para integração e manejo na Bacia de Campos (Atlântico sudoeste). Elsevier Brazil, Rio de janeiro, pp 131–187</text:p>
        <text:p text:style-name="Bibliography_20_1">Barlow J, França F, Gardner TA, et al (2018) The future of hyperdiverse tropical ecosystems. Nature 559:517–526. https://doi.org/10.1038/s41586-018-0301-1</text:p>
        <text:p text:style-name="Bibliography_20_1">Bentley JW, Serpetti N, Heymans JJ (2017) Investigating the potential impacts of ocean warming on the Norwegian and Barents Seas ecosystem using a time-dynamic food-web model. Ecol Model 360:94–107. https://doi.org/10.1016/j.ecolmodel.2017.07.002</text:p>
        <text:p text:style-name="Bibliography_20_1">Betini GS, Avgar T, McCann KS, Fryxell JM (2019) Temperature triggers a non-linear response in resource–consumer interaction strength. Ecosphere 10:e02787. https://doi.org/10.1002/ecs2.2787</text:p>
        <text:p text:style-name="Bibliography_20_1">Bideault A, Loreau M, Gravel D (2019) Temperature Modifies Consumer-Resource Interaction Strength Through Its Effects on Biological Rates and Body Mass. Front Ecol Evol 7:. https://doi.org/10.3389/fevo.2019.00045</text:p>
        <text:p text:style-name="Bibliography_20_1"><text:soft-page-break/>Bryndum‐Buchholz A, Tittensor DP, Blanchard JL, et al (2019) Twenty-first-century climate change impacts on marine animal biomass and ecosystem structure across ocean basins. Glob Change Biol 25:459–472. https://doi.org/10.1111/gcb.14512</text:p>
        <text:p text:style-name="Bibliography_20_1">Cheung WWL, Lam VWY, Sarmiento JL, et al (2009) Projecting global marine biodiversity impacts under climate change scenarios. Fish Fish 10:235–251. https://doi.org/10.1111/j.1467-2979.2008.00315.x</text:p>
        <text:p text:style-name="Bibliography_20_1">Christensen V, Walters CJ (2004) Ecopath with Ecosim: methods, capabilities and limitations. Ecol Model 172:109–139. https://doi.org/10.1016/j.ecolmodel.2003.09.003</text:p>
        <text:p text:style-name="Bibliography_20_1">Comte L, Olden JD (2017) Climatic vulnerability of the world’s freshwater and marine fishes. Nat Clim Change 7:718–722. https://doi.org/10.1038/nclimate3382</text:p>
        <text:p text:style-name="Bibliography_20_1">Corrales X, Coll M, Ofir E, et al (2018) Future scenarios of marine resources and ecosystem conditions in the Eastern Mediterranean under the impacts of fishing, alien species and sea warming. Sci Rep 8:1–16. https://doi.org/10.1038/s41598-018-32666-x</text:p>
        <text:p text:style-name="Bibliography_20_1">Elton, C.S. (1927) Animal Ecology. University of Chicago Press, Chicago</text:p>
        <text:p text:style-name="Bibliography_20_1">Frieler K, Meinshausen M, Golly A, et al (2013) Limiting global warming to 2 °C is unlikely to save most coral reefs. Nat Clim Change 3:165–170. https://doi.org/10.1038/nclimate1674</text:p>
        <text:p text:style-name="Bibliography_20_1">Froese R, Pauly D (2019) FishBase. World Wide Web electronic publication.</text:p>
        <text:p text:style-name="Bibliography_20_1">Gibert JP, Yeakel JD (2019) Eco-Evolutionary Origins of Diverse Abundance, Biomass, and Trophic Structures in Food Webs. Front Ecol Evol 7:. https://doi.org/10.3389/fevo.2019.00015</text:p>
        <text:p text:style-name="Bibliography_20_1">Graham NAJ, McClanahan TR, MacNeil MA, et al (2017) Human Disruption of Coral Reef Trophic Structure. Curr Biol 27:231–236. https://doi.org/10.1016/j.cub.2016.10.062</text:p>
        <text:p text:style-name="Bibliography_20_1">Harvey BJ, Nash KL, Blanchard JL, Edwards DP (2018) Ecosystem-based management of coral reefs under climate change. Ecol Evol 8:6354–6368. https://doi.org/10.1002/ece3.4146</text:p>
        <text:p text:style-name="Bibliography_20_1">Hempson TN, Graham NAJ, MacNeil MA, et al (2018) Ecosystem regime shifts disrupt trophic structure. Ecol Appl 28:191–200. https://doi.org/10.1002/eap.1639</text:p>
        <text:p text:style-name="Bibliography_20_1">Heron SF, van Hooidonk R, Maynard J, et al (2018) Impacts of Climate Change on World Heritage Coral Reefs: Update to the First Global Scientific Assessment. UNESCO World Heritage Centre, Paris</text:p>
        <text:p text:style-name="Bibliography_20_1">Heymans JJ, Coll M, Link JS, et al (2016) Best practice in Ecopath with Ecosim food-web models for ecosystem-based management. Ecol Model 331:173–184. https://doi.org/10.1016/j.ecolmodel.2015.12.007</text:p>
        <text:p text:style-name="Bibliography_20_1">Jablonski D, Roy K, Valentine JW (2006) Out of the Tropics: Evolutionary Dynamics of the Latitudinal Diversity Gradient. Science 314:102–106. https://doi.org/10.1126/science.1130880</text:p>
        <text:p text:style-name="Bibliography_20_1">Kaschner K, Kesner-reyes K, Garilao C, et al (2019) AquaMaps: Predicted range maps for aquatic species. World wide web electronic publication</text:p>
        <text:p text:style-name="Bibliography_20_1">Leão ZMAN, Kikuchi RKP, Ferreira BP, et al (2016) Brazilian coral reefs in a period of global change: A synthesis. Braz J Oceanogr 64:97–116. https://doi.org/10.1590/S1679-875920160916064sp2</text:p>
        <text:p text:style-name="Bibliography_20_1"><text:soft-page-break/>Longo GO, Morais RA, Martins CDL, et al (2015) Between-Habitat Variation of Benthic Cover, Reef Fish Assemblage and Feeding Pressure on the Benthos at the Only Atoll in South Atlantic: Rocas Atoll, NE Brazil. PLOS ONE 10:e0127176. https://doi.org/10.1371/journal.pone.0127176</text:p>
        <text:p text:style-name="Bibliography_20_1">Lotze HK, Tittensor DP, Bryndum-Buchholz A, et al (2019) Global ensemble projections reveal trophic amplification of ocean biomass declines with climate change. Proc Natl Acad Sci 116:12907–12912. https://doi.org/10.1073/pnas.1900194116</text:p>
        <text:p text:style-name="Bibliography_20_1">McCauley DJ, Pinsky ML, Palumbi SR, et al (2015) Marine defaunation: Animal loss in the global ocean. Science 347:. https://doi.org/10.1126/science.1255641</text:p>
        <text:p text:style-name="Bibliography_20_1">Mora C (2015) Perpetual struggle for conservation in a crowded world and the needed paradigm shift for easing ultimate burdens. In: Mora C (ed) Ecology of Fishes on Coral Reefs. Cambridge University Press, United Kindom, pp 289–296</text:p>
        <text:p text:style-name="Bibliography_20_1">Munday PL, McCormick MI, Nilsson GE (2012) Impact of global warming and rising CO2 levels on coral reef fishes: what hope for the future? J Exp Biol 215:3865–3873. https://doi.org/10.1242/jeb.074765</text:p>
        <text:p text:style-name="Bibliography_20_1">Nguyen KDT, Morley SA, Lai C-H, et al (2011) Upper Temperature Limits of Tropical Marine Ectotherms: Global Warming Implications. PLOS ONE 6:e29340. https://doi.org/10.1371/journal.pone.0029340</text:p>
        <text:p text:style-name="Bibliography_20_1">Nogués-Bravo D, Rodríguez-Sánchez F, Orsini L, et al (2018) Cracking the Code of Biodiversity Responses to Past Climate Change. Trends Ecol Evol 33:765–776. https://doi.org/10.1016/j.tree.2018.07.005</text:p>
        <text:p text:style-name="Bibliography_20_1">Odum HT, Odum EP (1955) Trophic Structure and Productivity of a Windward Coral Reef Community on Eniwetok Atoll. Ecol Monogr 25:291–320. https://doi.org/10.2307/1943285</text:p>
        <text:p text:style-name="Bibliography_20_1">Palomares MLD, Pauly D (1998) Predicting food consumption of fish populations as functions of mortality, food type, morphometrics, temperature and salinity. Mar Freshw Res 49:447–453</text:p>
        <text:p text:style-name="Bibliography_20_1">Pandolfi JM (2011) The Paleoecology of Coral Reefs. In: Dubinsky Z, Stambler N (eds) Coral Reefs: An Ecosystem in Transition. Springer Netherlands, Dordrecht, pp 13–24</text:p>
        <text:p text:style-name="Bibliography_20_1">Pauly D (1980) On the interrelationships between natural mortality, growth parameters, and mean environmental temperature in 175 fish stocks. ICES J Mar Sci 39:175–192. https://doi.org/10.1093/icesjms/39.2.175</text:p>
        <text:p text:style-name="Bibliography_20_1">Payne NL, Smith JA, Meulen DE van der, et al (2016) Temperature dependence of fish performance in the wild: links with species biogeography and physiological thermal tolerance. Funct Ecol 30:903–912. https://doi.org/10.1111/1365-2435.12618</text:p>
        <text:p text:style-name="Bibliography_20_1">Polovina JJ (1984) Model of a coral reef ecosystem. Coral Reefs 3:1–11. https://doi.org/10.1007/BF00306135</text:p>
        <text:p text:style-name="Bibliography_20_1">Pörtner H-O, Roberts DC, Masson-Delmotte V, et al (2019) Summary for Policymakers. In: IPCC Special Report on the Ocean and Cryosphere in a Changing Climate</text:p>
        <text:p text:style-name="Bibliography_20_1">R Core Team (2019) R: A Language and Environment for Statistical Computing. Vienna, Austria</text:p>
        <text:p text:style-name="Bibliography_20_1"><text:soft-page-break/>Rühlemann C, Mulitza S, Müller PJ, et al (1999) Warming of the tropical Atlantic Ocean and slowdown of thermohaline circulation during the last deglaciation. Nature 402:511–514. https://doi.org/10.1038/990069</text:p>
        <text:p text:style-name="Bibliography_20_1">Ruppert JLW, Vigliola L, Kulbicki M, et al (2018) Human activities as a driver of spatial variation in the trophic structure of fish communities on Pacific coral reefs. Glob Change Biol 24:e67–e79. https://doi.org/10.1111/gcb.13882</text:p>
        <text:p text:style-name="Bibliography_20_1">Scott E, Serpetti N, Steenbeek J, Heymans JJ (2016) A Stepwise Fitting Procedure for automated fitting of Ecopath with Ecosim models. SoftwareX 5:25–30. https://doi.org/10.1016/j.softx.2016.02.002</text:p>
        <text:p text:style-name="Bibliography_20_1">Serpetti N, Baudron AR, Burrows MT, et al (2017) Impact of ocean warming on sustainable fisheries management informs the Ecosystem Approach to Fisheries. Sci Rep 7:1–15. https://doi.org/10.1038/s41598-017-13220-7</text:p>
        <text:p text:style-name="Bibliography_20_1">Sunday JM, Bates AE, Dulvy NK (2012) Thermal tolerance and the global redistribution of animals. Nat Clim Change 2:686–690. https://doi.org/10.1038/nclimate1539</text:p>
        <text:p text:style-name="Bibliography_20_1">Sydeman WJ, Poloczanska E, Reed TE, Thompson SA (2015) Climate change and marine vertebrates. Science 350:772–777. https://doi.org/10.1126/science.aac9874</text:p>
        <text:p text:style-name="Bibliography_20_1">Uszko W, Diehl S, Englund G, Amarasekare P (2017) Effects of warming on predator–prey interactions – a resource-based approach and a theoretical synthesis. Ecol Lett 20:513–523. https://doi.org/10.1111/ele.12755</text:p>
        <text:p text:style-name="Bibliography_20_1">Walters C, Christensen V (2007) Adding realism to foraging arena predictions of trophic flow rates in Ecosim ecosystem models: Shared foraging arenas and bout feeding. Ecol Model 209:342–350. https://doi.org/10.1016/j.ecolmodel.2007.06.025</text:p>
        <text:p text:style-name="Bibliography_20_1">Ward-Paige C, Flemming JM, Lotze HK (2010) Overestimating Fish Counts by Non-Instantaneous Visual Censuses: Consequences for Population and Community Descriptions. PLOS ONE 5:e11722. https://doi.org/10.1371/journal.pone.0011722</text:p>
      </text:section>
      <text:p text:style-name="P5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dvOT82c4f4c4" svg:font-family="AdvOT82c4f4c4"/>
    <style:font-face style:name="GulliverIT" svg:font-family="GulliverIT"/>
    <style:font-face style:name="Times New Roman1" svg:font-family="'Times New Roman'"/>
    <style:font-face style:name="Lucida Sans1" svg:font-family="'Lucida Sans'" style:font-family-generic="swiss"/>
    <style:font-face style:name="Lucida Grande1" svg:font-family="'Lucida Grande'" style:font-pitch="variable"/>
    <style:font-face style:name="SimSun1" svg:font-family="SimSu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Times Bold" svg:font-family="'Times Bold'"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Roman" svg:font-family="'Times Roman', 'Times New Roman'" style:font-family-generic="roman" style:font-pitch="variable"/>
    <style:font-face style:name="Arial" svg:font-family="Arial"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imes Bold1" svg:font-family="'Times Bold'" style:font-family-generic="system" style:font-pitch="variable"/>
    <style:font-face style:name="Times New Roman3" svg:font-family="'Times New Roman'" style:font-family-generic="system" style:font-pitch="variable"/>
    <style:font-face style:name="Times Roman1" svg:font-family="'Times Roman', '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it" fo:country="IT"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margin-left="0in" fo:margin-right="0in" fo:line-height="150%" fo:text-align="justify" style:justify-single-word="false" fo:orphans="2" fo:widows="2" fo:hyphenation-ladder-count="no-limit" fo:text-indent="0in" style:auto-text-indent="false" style:page-number="auto" style:writing-mode="lr-tb"/>
      <style:text-properties style:use-window-font-color="true" style:font-name="Times New Roman2" fo:font-family="'Times New Roman'" style:font-style-name="Regular" style:font-family-generic="roman" style:font-pitch="variable" fo:font-size="12pt" fo:language="en" fo:country="US" style:font-name-asian="SimSun1" style:font-family-asian="SimSun" style:font-pitch-asian="variable" style:font-size-asian="12pt" style:language-asian="en" style:country-asian="US" style:font-name-complex="Lucida Sans" style:font-family-complex="'Lucida Sans'"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1" style:font-family-asian="SimSun" style:font-pitch-asian="variable" style:font-size-asian="14pt" style:font-name-complex="Lucida Sans2"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Balloon_20_Text" style:display-name="Balloon Text" style:family="paragraph" style:parent-style-name="Standard" style:list-style-name="">
      <style:paragraph-properties fo:margin-left="0in" fo:margin-right="0in" fo:text-indent="0in" style:auto-text-indent="false"/>
      <style:text-properties style:font-name="Lucida Grande" fo:font-family="'Lucida Grande'" style:font-family-generic="roman" style:font-pitch="variable" fo:font-size="9pt" style:font-size-asian="9pt" style:font-name-complex="Lucida Grande1" style:font-family-complex="'Lucida Grande'" style:font-pitch-complex="variable" style:font-size-complex="9pt"/>
    </style:style>
    <style:style style:name="annotation_20_text" style:display-name="annotation text" style:family="paragraph" style:parent-style-name="Standard" style:list-style-name="">
      <style:paragraph-properties fo:margin-left="0in" fo:margin-right="0in" fo:text-indent="0in" style:auto-text-indent="false"/>
    </style:style>
    <style:style style:name="annotation_20_subject" style:display-name="annotation subject" style:family="paragraph" style:parent-style-name="annotation_20_text" style:list-style-name="">
      <style:paragraph-properties fo:margin-left="0in" fo:margin-right="0in" fo:text-indent="0in" style:auto-text-indent="false"/>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ibliography_20_1" style:display-name="Bibliography 1" style:family="paragraph" style:parent-style-name="Index" style:class="index">
      <style:paragraph-properties fo:margin-left="0.5in" fo:margin-right="0in" fo:margin-top="0in" fo:margin-bottom="0.1665in" loext:contextual-spacing="false" style:line-height-at-least="0.1665in" fo:text-indent="-0.5in" style:auto-text-indent="false">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Default_20_Paragraph_20_Font" style:display-name="Default Paragraph Font" style:family="text"/>
    <style:style style:name="Texto_20_de_20_balão_20_Char" style:display-name="Texto de balão Char" style:family="text" style:parent-style-name="Default_20_Paragraph_20_Font">
      <style:text-properties style:font-name="Lucida Grande" fo:font-family="'Lucida Grande'" style:font-family-generic="roman" style:font-pitch="variable" fo:font-size="9pt" fo:language="en" fo:country="US" style:font-size-asian="9pt" style:font-name-complex="Lucida Grande1" style:font-family-complex="'Lucida Grande'" style:font-pitch-complex="variable"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laceholder_20_Text" style:display-name="Placeholder Text" style:family="text" style:parent-style-name="Default_20_Paragraph_20_Font">
      <style:text-properties fo:color="#808080"/>
    </style:style>
    <style:style style:name="annotation_20_reference" style:display-name="annotation reference" style:family="text" style:parent-style-name="Default_20_Paragraph_20_Font">
      <style:text-properties fo:font-size="9pt" style:font-size-asian="9pt" style:font-size-complex="9pt"/>
    </style:style>
    <style:style style:name="Texto_20_de_20_comentário_20_Char" style:display-name="Texto de comentário Char" style:family="text" style:parent-style-name="Default_20_Paragraph_20_Font">
      <style:text-properties fo:language="en" fo:country="US"/>
    </style:style>
    <style:style style:name="Assunto_20_do_20_comentário_20_Char" style:display-name="Assunto do comentário Char" style:family="text" style:parent-style-name="Texto_20_de_20_comentário_20_Char">
      <style:text-properties fo:font-size="10pt" fo:language="en" fo:country="US" fo:font-weight="bold" style:font-size-asian="10pt" style:font-weight-asian="bold" style:font-size-complex="10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fo:color="#4a6ee0" style:text-underline-style="solid" style:text-underline-width="auto" style:text-underline-color="font-color" style:font-name-asian="Times New Roman3" style:font-family-asian="'Times New Roman'" style:font-family-generic-asian="system" style:font-pitch-asian="variable" style:language-asian="pt" style:country-asian="BR" style:font-name-complex="Times New Roman3" style:font-family-complex="'Times New Roman'"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5902in" fo:margin-right="0.5902in" fo:background-color="transparent"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draw:fill="none" draw:fill-color="#fffff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Leonardo  Capitani</meta:initial-creator>
    <meta:creation-date>2019-07-26T20:06:00</meta:creation-date>
    <dc:date>2019-12-09T13:36:27.624960330</dc:date>
    <meta:editing-cycles>261</meta:editing-cycles>
    <meta:editing-duration>P2DT9H10M55S</meta:editing-duration>
    <meta:generator>LibreOffice/6.3.2.2$MacOSX_X86_64 LibreOffice_project/98b30e735bda24bc04ab42594c85f7fd8be07b9c</meta:generator>
    <meta:document-statistic meta:table-count="0" meta:image-count="0" meta:object-count="3" meta:page-count="14" meta:paragraph-count="128" meta:word-count="5857" meta:character-count="39463" meta:non-whitespace-character-count="3372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80"&gt;&lt;session id="y25GmmdO"/&gt;&lt;style id="http://www.zotero.org/styles/springer-basic-author-date" hasBibliography="1" bibliographyStyleHasBeenSet="1"/&gt;&lt;prefs&gt;&lt;pref name="fieldType" value="ReferenceMark"/&gt;&lt;pref name</meta:user-defined>
    <meta:user-defined meta:name="ZOTERO_PREF_2" meta:value-type="string">="automaticJournalAbbreviations" value="true"/&gt;&lt;/prefs&gt;&lt;/data&gt;</meta:user-defined>
  </office:meta>
</office:document-meta>
</file>

<file path=Object 1/content.xml><?xml version="1.0" encoding="utf-8"?>
<math xmlns="http://www.w3.org/1998/Math/MathML" display="block">
  <semantics>
    <mrow>
      <mrow>
        <mrow>
          <mrow>
            <msub>
              <mi>B</mi>
              <mi>i</mi>
            </msub>
            <mo stretchy="false">∗</mo>
            <msub>
              <mrow>
                <mo fence="true" stretchy="true">(</mo>
                <mrow>
                  <mfrac>
                    <mi>P</mi>
                    <mi>B</mi>
                  </mfrac>
                </mrow>
                <mo fence="true" stretchy="true">)</mo>
              </mrow>
              <mi>i</mi>
            </msub>
          </mrow>
          <mo stretchy="false">−</mo>
          <mrow>
            <mrow>
              <munderover>
                <mo stretchy="false">∑</mo>
                <mrow>
                  <mi>j</mi>
                  <mo stretchy="false">=</mo>
                  <mn>1</mn>
                </mrow>
                <mi>n</mi>
              </munderover>
              <msub>
                <mi>B</mi>
                <mi>j</mi>
              </msub>
            </mrow>
            <mo stretchy="false">∗</mo>
            <msub>
              <mrow>
                <mo fence="true" stretchy="true">(</mo>
                <mrow>
                  <mfrac>
                    <mi>Q</mi>
                    <mi>B</mi>
                  </mfrac>
                </mrow>
                <mo fence="true" stretchy="true">)</mo>
              </mrow>
              <mi>j</mi>
            </msub>
            <mo stretchy="false">∗</mo>
            <msub>
              <mrow>
                <mi>D</mi>
                <mi>C</mi>
              </mrow>
              <mrow>
                <mi>j</mi>
                <mi>i</mi>
              </mrow>
            </msub>
          </mrow>
          <mo stretchy="false">−</mo>
          <mrow>
            <msub>
              <mi>B</mi>
              <mi>i</mi>
            </msub>
            <mo stretchy="false">∗</mo>
            <msub>
              <mrow>
                <mo fence="true" stretchy="true">(</mo>
                <mrow>
                  <mfrac>
                    <mi>P</mi>
                    <mi>B</mi>
                  </mfrac>
                </mrow>
                <mo fence="true" stretchy="true">)</mo>
              </mrow>
              <mi>i</mi>
            </msub>
            <mo stretchy="false">∗</mo>
            <mrow>
              <mo fence="true" stretchy="true">(</mo>
              <mrow>
                <mrow>
                  <mn>1</mn>
                  <mo stretchy="false">−</mo>
                  <msub>
                    <mrow>
                      <mi>E</mi>
                      <mi>E</mi>
                    </mrow>
                    <mi>i</mi>
                  </msub>
                </mrow>
              </mrow>
              <mo fence="true" stretchy="true">)</mo>
            </mrow>
          </mrow>
          <mo stretchy="false">−</mo>
          <msub>
            <mi>E</mi>
            <mi>i</mi>
          </msub>
          <mo stretchy="false">−</mo>
          <msub>
            <mrow>
              <mi>B</mi>
              <mi>A</mi>
            </mrow>
            <mi>i</mi>
          </msub>
        </mrow>
        <mo stretchy="false">=</mo>
        <mn>0</mn>
      </mrow>
      <mrow>
        <mo fence="true" stretchy="false">(</mo>
        <mrow>
          <mn>1</mn>
        </mrow>
        <mo fence="true" stretchy="false">)</mo>
      </mrow>
    </mrow>
    <annotation encoding="StarMath 5.0">{B} rsub {i} *  {left ({P} over {B} right )} rsub {i} -  sum from {j = 1} to {n} {{B} rsub {j}} *  {left ({Q} over {B} right )} rsub {j} *  {D C} rsub {j i}  - {B} rsub {i} *  {left ({P} over {B} right )} rsub {i} *  left (1 - {E E} rsub {i} right ) - {E} rsub {i} - {B A} rsub {i} = 0        ( 1 )</annotation>
  </semantics>
</math>
</file>

<file path=Object 2/content.xml><?xml version="1.0" encoding="utf-8"?>
<math xmlns="http://www.w3.org/1998/Math/MathML" display="block">
  <semantics>
    <mrow>
      <mrow>
        <mfrac>
          <msub>
            <mrow>
              <mi>d</mi>
              <mi>B</mi>
            </mrow>
            <mi>i</mi>
          </msub>
          <mrow>
            <mi>d</mi>
            <mi>t</mi>
          </mrow>
        </mfrac>
        <mo stretchy="false">=</mo>
        <mrow>
          <mrow>
            <msub>
              <mi>γ</mi>
              <mi>i</mi>
            </msub>
            <mo stretchy="false">∗</mo>
            <mrow>
              <munderover>
                <mo stretchy="false">∑</mo>
                <mrow>
                  <mi>j</mi>
                  <mo stretchy="false">=</mo>
                  <mn>1</mn>
                </mrow>
                <mi>n</mi>
              </munderover>
              <msub>
                <mi>Q</mi>
                <mrow>
                  <mi>j</mi>
                  <mi>i</mi>
                </mrow>
              </msub>
            </mrow>
          </mrow>
          <mo stretchy="false">−</mo>
          <mrow>
            <munderover>
              <mo stretchy="false">∑</mo>
              <mrow>
                <mi>j</mi>
                <mo stretchy="false">=</mo>
                <mn>1</mn>
              </mrow>
              <mi>n</mi>
            </munderover>
            <msub>
              <mi>Q</mi>
              <mrow>
                <mi>i</mi>
                <mi>j</mi>
              </mrow>
            </msub>
          </mrow>
          <mo stretchy="false">+</mo>
          <msub>
            <mi>I</mi>
            <mi>i</mi>
          </msub>
          <mo stretchy="false">−</mo>
          <mrow>
            <mrow>
              <mo fence="true" stretchy="true">(</mo>
              <mrow>
                <mrow>
                  <msub>
                    <mi>M</mi>
                    <mi>i</mi>
                  </msub>
                  <mo stretchy="false">+</mo>
                  <msub>
                    <mi>e</mi>
                    <mi>i</mi>
                  </msub>
                </mrow>
              </mrow>
              <mo fence="true" stretchy="true">)</mo>
            </mrow>
            <mo stretchy="false">∗</mo>
            <msub>
              <mi>B</mi>
              <mi>i</mi>
            </msub>
          </mrow>
        </mrow>
      </mrow>
      <mrow>
        <mo fence="true" stretchy="false">(</mo>
        <mrow>
          <mn>2</mn>
        </mrow>
        <mo fence="true" stretchy="false">)</mo>
      </mrow>
    </mrow>
    <annotation encoding="StarMath 5.0">{{d B} rsub {i}} over {d t} =  {γ} rsub {i} *  sum from {j = 1} to {n} {{Q} rsub {j i}} -  sum from {j = 1} to {n} {{Q} rsub {i j}} +  {I} rsub {i} - left ({M} rsub {i} + {e} rsub {i} right ) *  {B} rsub {i}                                                       ( 2 )</annotation>
  </semantics>
</math>
</file>

<file path=Object 5/content.xml><?xml version="1.0" encoding="utf-8"?>
<math xmlns="http://www.w3.org/1998/Math/MathML" display="block">
  <semantics>
    <mrow>
      <mrow>
        <msub>
          <mi>Q</mi>
          <mrow>
            <mi>i</mi>
            <mi>j</mi>
          </mrow>
        </msub>
        <mo stretchy="false">=</mo>
        <mrow>
          <mfrac>
            <mrow>
              <msub>
                <mi>a</mi>
                <mrow>
                  <mi>i</mi>
                  <mi>j</mi>
                </mrow>
              </msub>
              <mo stretchy="false">∗</mo>
              <msub>
                <mi>v</mi>
                <mrow>
                  <mi>i</mi>
                  <mi>j</mi>
                </mrow>
              </msub>
              <mo stretchy="false">∗</mo>
              <msub>
                <mi>B</mi>
                <mi>i</mi>
              </msub>
              <mo stretchy="false">∗</mo>
              <msub>
                <mi>P</mi>
                <mi>j</mi>
              </msub>
              <mo stretchy="false">∗</mo>
              <msub>
                <mi>T</mi>
                <mi>i</mi>
              </msub>
              <mo stretchy="false">∗</mo>
              <msub>
                <mi>T</mi>
                <mi>j</mi>
              </msub>
              <mo stretchy="false">∗</mo>
              <msub>
                <mi>M</mi>
                <mrow>
                  <mi>i</mi>
                  <mi>j</mi>
                </mrow>
              </msub>
              <mo stretchy="false">/</mo>
              <msub>
                <mi>D</mi>
                <mi>j</mi>
              </msub>
            </mrow>
            <mrow>
              <msub>
                <mi>v</mi>
                <mrow>
                  <mi>i</mi>
                  <mi>j</mi>
                </mrow>
              </msub>
              <mo stretchy="false">+</mo>
              <mrow>
                <msub>
                  <mi>v</mi>
                  <mrow>
                    <mi>i</mi>
                    <mi>j</mi>
                  </mrow>
                </msub>
                <mo stretchy="false">∗</mo>
                <msub>
                  <mi>T</mi>
                  <mi>i</mi>
                </msub>
                <mo stretchy="false">∗</mo>
                <msub>
                  <mi>M</mi>
                  <mrow>
                    <mi>i</mi>
                    <mi>j</mi>
                  </mrow>
                </msub>
              </mrow>
              <mo stretchy="false">+</mo>
              <mrow>
                <msub>
                  <mi>a</mi>
                  <mrow>
                    <mi>i</mi>
                    <mi>j</mi>
                  </mrow>
                </msub>
                <mo stretchy="false">∗</mo>
                <msub>
                  <mi>M</mi>
                  <mrow>
                    <mi>i</mi>
                    <mi>j</mi>
                  </mrow>
                </msub>
                <mo stretchy="false">∗</mo>
                <msub>
                  <mi>P</mi>
                  <mi>i</mi>
                </msub>
                <mo stretchy="false">∗</mo>
                <msub>
                  <mi>T</mi>
                  <mi>j</mi>
                </msub>
                <mo stretchy="false">/</mo>
                <msub>
                  <mi>D</mi>
                  <mi>j</mi>
                </msub>
              </mrow>
            </mrow>
          </mfrac>
          <mo stretchy="false">∗</mo>
          <mi>∱</mi>
        </mrow>
      </mrow>
      <mrow>
        <mo fence="true" stretchy="true">(</mo>
        <mrow>
          <mrow>
            <msub>
              <mrow>
                <mi>E</mi>
                <mi>n</mi>
                <mi>v</mi>
              </mrow>
              <mrow>
                <mi>f</mi>
                <mi>u</mi>
                <mi>n</mi>
                <mi>c</mi>
                <mi>t</mi>
                <mi>i</mi>
                <mi>o</mi>
                <mi>n</mi>
              </mrow>
            </msub>
            <mi>,</mi>
            <mi>t</mi>
          </mrow>
        </mrow>
        <mo fence="true" stretchy="true">)</mo>
      </mrow>
      <mrow>
        <mo fence="true" stretchy="false">(</mo>
        <mrow>
          <mn>3</mn>
        </mrow>
        <mo fence="true" stretchy="false">)</mo>
      </mrow>
    </mrow>
    <annotation encoding="StarMath 5.0">{Q} rsub {i j} = {{a} rsub {i j} * {v} rsub {i j} * {B} rsub {i} * {P} rsub {j} * {T} rsub {i} * {T} rsub {j} * {{M} rsub {i j}} / {{D} rsub {j}}} over {{v} rsub {i j} + {v} rsub {i j} * {T} rsub {i} * {M} rsub {i j} + {a} rsub {i j} * {M} rsub {i j} * {P} rsub {i} * {{T} rsub {j}} / {{D} rsub {j}}} *  ∱ left ({E n v} rsub {f u n c t i o n}  ,  t right )                    ( 3 )</annotation>
  </semantics>
</math>
</file>